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6.17mm"/>
    </style:style>
    <style:style style:name="co3" style:family="table-column">
      <style:table-column-properties fo:break-before="auto" style:column-width="140.49mm"/>
    </style:style>
    <style:style style:name="co4" style:family="table-column">
      <style:table-column-properties fo:break-before="auto" style:column-width="35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77mm" fo:break-before="auto" style:use-optimal-row-height="true"/>
    </style:style>
    <style:style style:name="ro4" style:family="table-row">
      <style:table-row-properties style:row-height="14.45mm" fo:break-before="auto" style:use-optimal-row-height="true"/>
    </style:style>
    <style:style style:name="ro5" style:family="table-row">
      <style:table-row-properties style:row-height="28.4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8" style:family="table-cell" style:parent-style-name="Default">
      <style:table-cell-properties fo:border="0.06pt solid #000000" style:vertical-align="middle"/>
      <style:text-properties fo:font-size="12pt" style:font-size-asian="12pt" style:font-size-complex="12pt"/>
    </style:style>
    <style:style style:name="ce9" style:family="table-cell" style:parent-style-name="Default">
      <style:table-cell-properties fo:border="none" style:vertical-align="middle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2" style:family="table-cell" style:parent-style-name="Default" style:data-style-name="N36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3" style:family="table-cell" style:parent-style-name="Default">
      <style:table-cell-properties fo:background-color="#99cccc"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6" style:family="table-cell" style:parent-style-name="Default">
      <style:table-cell-properties fo:background-color="#99cccc"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5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5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5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5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5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5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5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5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5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5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6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6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6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6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6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6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6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6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6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6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7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7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7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7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7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7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7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7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7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7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8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8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8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8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8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8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8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8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8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8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9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9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9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9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9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9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9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9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9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9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0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0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0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0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0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0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0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0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0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0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1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1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1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1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1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1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1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1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1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1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2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2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2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2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2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2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2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2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2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2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3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3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3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3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3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3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3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3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3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3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4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4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4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4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4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4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4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4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4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4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5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5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5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5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5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5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5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5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5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5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6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6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6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6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6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6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6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6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6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6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7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7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7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7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7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7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7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7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7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7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8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8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8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8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8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8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8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8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8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8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9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9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9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9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9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9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9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9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9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19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0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0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0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0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0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05" style:family="table-cell" style:parent-style-name="Default">
      <style:table-cell-properties fo:background-color="#99cccc"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0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0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0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0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1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11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12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13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1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1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1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17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18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1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2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21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22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23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2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25" style:family="table-cell" style:parent-style-name="Default">
      <style:table-cell-properties fo:background-color="#99cccc"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2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27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28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2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3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31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32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33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3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3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3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37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3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3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4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4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4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4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4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4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4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4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4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4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5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5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5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5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5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5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5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5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5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5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6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6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6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6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6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6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6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6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6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6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7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7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7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7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7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7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7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7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7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7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8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8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8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8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8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8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8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28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85"/>
      <style:map style:condition="cell-content()=&quot;no pass&quot;" style:apply-style-name="no_20_pass" style:base-cell-address="Carcassone.E185"/>
    </style:style>
    <style:style style:name="ce28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86"/>
      <style:map style:condition="cell-content()=&quot;no pass&quot;" style:apply-style-name="no_20_pass" style:base-cell-address="Carcassone.E186"/>
    </style:style>
    <style:style style:name="ce28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87"/>
      <style:map style:condition="cell-content()=&quot;no pass&quot;" style:apply-style-name="no_20_pass" style:base-cell-address="Carcassone.E187"/>
    </style:style>
    <style:style style:name="ce29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88"/>
      <style:map style:condition="cell-content()=&quot;no pass&quot;" style:apply-style-name="no_20_pass" style:base-cell-address="Carcassone.E188"/>
    </style:style>
    <style:style style:name="ce29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89"/>
      <style:map style:condition="cell-content()=&quot;no pass&quot;" style:apply-style-name="no_20_pass" style:base-cell-address="Carcassone.E189"/>
    </style:style>
    <style:style style:name="ce29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90"/>
      <style:map style:condition="cell-content()=&quot;no pass&quot;" style:apply-style-name="no_20_pass" style:base-cell-address="Carcassone.E190"/>
    </style:style>
    <style:style style:name="ce29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91"/>
      <style:map style:condition="cell-content()=&quot;no pass&quot;" style:apply-style-name="no_20_pass" style:base-cell-address="Carcassone.E191"/>
    </style:style>
    <style:style style:name="ce29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97"/>
      <style:map style:condition="cell-content()=&quot;no pass&quot;" style:apply-style-name="no_20_pass" style:base-cell-address="Carcassone.E197"/>
    </style:style>
    <style:style style:name="ce29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98"/>
      <style:map style:condition="cell-content()=&quot;no pass&quot;" style:apply-style-name="no_20_pass" style:base-cell-address="Carcassone.E198"/>
    </style:style>
    <style:style style:name="ce29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199"/>
      <style:map style:condition="cell-content()=&quot;no pass&quot;" style:apply-style-name="no_20_pass" style:base-cell-address="Carcassone.E199"/>
    </style:style>
    <style:style style:name="ce29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200"/>
      <style:map style:condition="cell-content()=&quot;no pass&quot;" style:apply-style-name="no_20_pass" style:base-cell-address="Carcassone.E200"/>
    </style:style>
    <style:style style:name="ce29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201"/>
      <style:map style:condition="cell-content()=&quot;no pass&quot;" style:apply-style-name="no_20_pass" style:base-cell-address="Carcassone.E201"/>
    </style:style>
    <style:style style:name="ce29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202"/>
      <style:map style:condition="cell-content()=&quot;no pass&quot;" style:apply-style-name="no_20_pass" style:base-cell-address="Carcassone.E202"/>
    </style:style>
    <style:style style:name="ce30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203"/>
      <style:map style:condition="cell-content()=&quot;no pass&quot;" style:apply-style-name="no_20_pass" style:base-cell-address="Carcassone.E203"/>
    </style:style>
    <style:style style:name="ce30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209"/>
      <style:map style:condition="cell-content()=&quot;no pass&quot;" style:apply-style-name="no_20_pass" style:base-cell-address="Carcassone.E209"/>
    </style:style>
    <style:style style:name="ce30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210"/>
      <style:map style:condition="cell-content()=&quot;no pass&quot;" style:apply-style-name="no_20_pass" style:base-cell-address="Carcassone.E210"/>
    </style:style>
    <style:style style:name="ce30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211"/>
      <style:map style:condition="cell-content()=&quot;no pass&quot;" style:apply-style-name="no_20_pass" style:base-cell-address="Carcassone.E211"/>
    </style:style>
    <style:style style:name="ce30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212"/>
      <style:map style:condition="cell-content()=&quot;no pass&quot;" style:apply-style-name="no_20_pass" style:base-cell-address="Carcassone.E212"/>
    </style:style>
    <style:style style:name="ce30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213"/>
      <style:map style:condition="cell-content()=&quot;no pass&quot;" style:apply-style-name="no_20_pass" style:base-cell-address="Carcassone.E213"/>
    </style:style>
    <style:style style:name="ce30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214"/>
      <style:map style:condition="cell-content()=&quot;no pass&quot;" style:apply-style-name="no_20_pass" style:base-cell-address="Carcassone.E214"/>
    </style:style>
    <style:style style:name="ce30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E215"/>
      <style:map style:condition="cell-content()=&quot;no pass&quot;" style:apply-style-name="no_20_pass" style:base-cell-address="Carcassone.E215"/>
    </style:style>
    <style:style style:name="ce30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0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1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1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1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1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1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1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1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1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1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1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2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2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2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2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2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2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2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2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2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2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3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3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3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3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3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3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3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3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3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3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4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4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4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4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4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4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4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4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4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4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5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5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5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5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5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5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5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5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5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5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6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6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6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6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6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6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6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6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6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6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7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7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7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7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7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7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7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7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7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7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8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8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8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8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8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8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8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8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8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8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9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9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9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9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94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95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96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97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98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399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00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01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02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03" style:family="table-cell" style:parent-style-name="Default">
      <style:table-cell-properties style:vertical-align="middle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0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  <style:map style:condition="cell-content()=&quot;pass&quot;" style:apply-style-name="pass" style:base-cell-address="Carcassone.D1"/>
      <style:map style:condition="cell-content()=&quot;no pass&quot;" style:apply-style-name="no_20_pass" style:base-cell-address="Carcassone.D1"/>
    </style:style>
    <style:style style:name="ce40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4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08" style:family="table-cell" style:parent-style-name="Default">
      <style:table-cell-properties fo:background-color="#99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410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11" style:family="table-cell" style:parent-style-name="Default">
      <style:table-cell-properties fo:border="0.06pt solid #000000"/>
    </style:style>
    <style:style style:name="ce412" style:family="table-cell" style:parent-style-name="Default" style:data-style-name="N100">
      <style:map style:condition="cell-content()=y" style:apply-style-name="Bez_20_tytułu3" style:base-cell-address="Arkusz2.I9"/>
    </style:style>
    <style:style style:name="ce413" style:family="table-cell" style:parent-style-name="Default"/>
    <style:style style:name="ce414" style:family="table-cell" style:parent-style-name="Default">
      <style:map style:condition="cell-content()=&quot;tww&quot;" style:apply-style-name="Bez_20_tytułu3" style:base-cell-address="Arkusz2.J10"/>
      <style:map style:condition="cell-content()=10" style:apply-style-name="Bez_20_tytułu4" style:base-cell-address="Arkusz2.J10"/>
    </style:style>
    <style:style style:name="ce415" style:family="table-cell" style:parent-style-name="Default">
      <style:map style:condition="cell-content()=[$Arkusz2.$J$10]" style:apply-style-name="Default" style:base-cell-address="Arkusz2.K1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ontent-validations>
        <table:content-validation table:name="val1" table:condition="of:cell-content-is-in-list(&quot;pass&quot;;&quot;no pass&quot;)" table:allow-empty-cell="true" table:display-list="unsorted" table:base-cell-address="Carcassone.D3">
          <table:error-message table:message-type="stop" table:display="true"/>
        </table:content-validation>
      </table:content-validations>
      <table:table table:name="Carcassone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7"/>
        <table:table-column table:style-name="co3" table:default-cell-style-name="ce7"/>
        <table:table-column table:style-name="co4" table:number-columns-repeated="9" table:default-cell-style-name="ce209"/>
        <table:table-column table:style-name="co4" table:default-cell-style-name="ce7"/>
        <table:table-column table:style-name="co1" table:number-columns-repeated="1009" table:default-cell-style-name="ce7"/>
        <table:table-row table:style-name="ro1">
          <table:table-cell table:style-name="ce1" office:value-type="string" calcext:value-type="string" table:number-columns-spanned="12" table:number-rows-spanned="1">
            <text:p>Carcassonne</text:p>
          </table:table-cell>
          <table:covered-table-cell table:number-columns-repeated="2"/>
          <table:covered-table-cell table:number-columns-repeated="9" table:style-name="ce11"/>
          <table:table-cell table:number-columns-repeated="1010"/>
        </table:table-row>
        <table:table-row table:style-name="ro2">
          <table:table-cell table:style-name="ce2" office:value-type="string" calcext:value-type="string">
            <text:p>TC_1</text:p>
          </table:table-cell>
          <table:table-cell table:style-name="ce2" office:value-type="string" calcext:value-type="string" table:number-columns-spanned="2" table:number-rows-spanned="1">
            <text:p>Uruchomienie gry</text:p>
          </table:table-cell>
          <table:covered-table-cell table:style-name="ce4"/>
          <table:table-cell table:style-name="ce12" office:value-type="date" office:date-value="2018-02-17" calcext:value-type="date">
            <text:p>17.02.2018</text:p>
          </table:table-cell>
          <table:table-cell table:style-name="ce12" office:value-type="date" office:date-value="2018-02-19" calcext:value-type="date">
            <text:p>19.02.2018</text:p>
          </table:table-cell>
          <table:table-cell table:style-name="ce12" office:value-type="date" office:date-value="2018-02-21" calcext:value-type="date">
            <text:p>21.02.2018</text:p>
          </table:table-cell>
          <table:table-cell table:style-name="ce405" table:number-columns-repeated="6"/>
          <table:table-cell table:number-columns-repeated="1010"/>
        </table:table-row>
        <table:table-row table:style-name="ro2">
          <table:table-cell table:style-name="ce3" office:value-type="string" calcext:value-type="string">
            <text:p>krok</text:p>
          </table:table-cell>
          <table:table-cell table:style-name="ce3" office:value-type="string" calcext:value-type="string">
            <text:p>akcja</text:p>
          </table:table-cell>
          <table:table-cell table:style-name="ce3" office:value-type="string" calcext:value-type="string">
            <text:p>oczekiwany wynik</text:p>
          </table:table-cell>
          <table:table-cell table:style-name="ce13" table:content-validation-name="val1" table:number-columns-repeated="9"/>
          <table:table-cell table:number-columns-repeated="10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Uruchomienie gry</text:p>
          </table:table-cell>
          <table:table-cell table:style-name="ce8" office:value-type="string" calcext:value-type="string">
            <text:p>Gra została uruchomiona – widzimy ekran startowy w przeglądarce</text:p>
          </table:table-cell>
          <table:table-cell table:style-name="ce14" table:content-validation-name="val1" office:value-type="string" calcext:value-type="string">
            <text:p>pass</text:p>
          </table:table-cell>
          <table:table-cell table:style-name="ce210" table:content-validation-name="val1" office:value-type="string" calcext:value-type="string">
            <text:p>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 table:number-rows-repeated="3">
          <table:table-cell table:style-name="ce5"/>
          <table:table-cell table:style-name="ce9" table:number-columns-repeated="2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2" office:value-type="string" calcext:value-type="string">
            <text:p>TC_2</text:p>
          </table:table-cell>
          <table:table-cell table:style-name="ce2" office:value-type="string" calcext:value-type="string" table:number-columns-spanned="2" table:number-rows-spanned="1">
            <text:p>Zakończenie gry z poziomu ekranu startowego</text:p>
          </table:table-cell>
          <table:covered-table-cell table:style-name="ce4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krok</text:p>
          </table:table-cell>
          <table:table-cell table:style-name="ce3" office:value-type="string" calcext:value-type="string">
            <text:p>akcja</text:p>
          </table:table-cell>
          <table:table-cell table:style-name="ce3" office:value-type="string" calcext:value-type="string">
            <text:p>oczekiwany wynik</text:p>
          </table:table-cell>
          <table:table-cell table:style-name="ce16" table:content-validation-name="val1" table:number-columns-repeated="9"/>
          <table:table-cell table:number-columns-repeated="10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Uruchomienie gry</text:p>
          </table:table-cell>
          <table:table-cell table:style-name="ce8" office:value-type="string" calcext:value-type="string">
            <text:p>Gra została uruchomiona – widzimy ekran startowy</text:p>
          </table:table-cell>
          <table:table-cell table:style-name="ce15" table:content-validation-name="val1" office:value-type="string" calcext:value-type="string">
            <text:p>pass</text:p>
          </table:table-cell>
          <table:table-cell table:style-name="ce211" table:content-validation-name="val1" office:value-type="string" calcext:value-type="string">
            <text:p>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Zamkniecie grę</text:p>
          </table:table-cell>
          <table:table-cell table:style-name="ce8" office:value-type="string" calcext:value-type="string">
            <text:p>Powrót do systemu operacyjnego</text:p>
          </table:table-cell>
          <table:table-cell table:style-name="ce15" table:content-validation-name="val1" office:value-type="string" calcext:value-type="string">
            <text:p>pass</text:p>
          </table:table-cell>
          <table:table-cell table:style-name="ce212" table:content-validation-name="val1" office:value-type="string" calcext:value-type="string">
            <text:p>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 table:number-rows-repeated="2">
          <table:table-cell table:style-name="ce5"/>
          <table:table-cell table:style-name="ce9" table:number-columns-repeated="2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number-columns-repeated="3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2" office:value-type="string" calcext:value-type="string">
            <text:p>TC_3</text:p>
          </table:table-cell>
          <table:table-cell table:style-name="ce2" office:value-type="string" calcext:value-type="string" table:number-columns-spanned="2" table:number-rows-spanned="1">
            <text:p>Rozpoczęcie nowej rozgrywki dla dwóch graczy</text:p>
          </table:table-cell>
          <table:covered-table-cell table:style-name="ce4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krok</text:p>
          </table:table-cell>
          <table:table-cell table:style-name="ce3" office:value-type="string" calcext:value-type="string">
            <text:p>akcja</text:p>
          </table:table-cell>
          <table:table-cell table:style-name="ce3" office:value-type="string" calcext:value-type="string">
            <text:p>oczekiwany wynik</text:p>
          </table:table-cell>
          <table:table-cell table:style-name="ce16" table:content-validation-name="val1" table:number-columns-repeated="9"/>
          <table:table-cell table:number-columns-repeated="10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Uruchomienie gry</text:p>
          </table:table-cell>
          <table:table-cell table:style-name="ce8" office:value-type="string" calcext:value-type="string">
            <text:p>Gra została uruchomiona – widzimy ekran startowy</text:p>
          </table:table-cell>
          <table:table-cell table:style-name="ce17" table:content-validation-name="val1" office:value-type="string" calcext:value-type="string">
            <text:p>no pass</text:p>
          </table:table-cell>
          <table:table-cell table:style-name="ce213" table:content-validation-name="val1" office:value-type="string" calcext:value-type="string">
            <text:p>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Wciśnięcie przycisku <text:span text:style-name="T1">New Game</text:span></text:p>
          </table:table-cell>
          <table:table-cell table:style-name="ce8" office:value-type="string" calcext:value-type="string">
            <text:p>Widzimy ekran rozpoczęcia gry</text:p>
          </table:table-cell>
          <table:table-cell table:style-name="ce18" table:content-validation-name="val1" office:value-type="string" calcext:value-type="string">
            <text:p>no pass</text:p>
          </table:table-cell>
          <table:table-cell table:style-name="ce214" table:content-validation-name="val1" office:value-type="string" calcext:value-type="string">
            <text:p>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Wybranie liczby graczy: 2</text:p>
          </table:table-cell>
          <table:table-cell table:style-name="ce8" office:value-type="string" calcext:value-type="string">
            <text:p>Gra zostanie ustawiona dla dwóch graczy</text:p>
          </table:table-cell>
          <table:table-cell table:style-name="ce19" table:content-validation-name="val1" office:value-type="string" calcext:value-type="string">
            <text:p>no pass</text:p>
          </table:table-cell>
          <table:table-cell table:style-name="ce215" table:content-validation-name="val1" office:value-type="string" calcext:value-type="string">
            <text:p>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Podanie nazw graczy</text:p>
          </table:table-cell>
          <table:table-cell table:style-name="ce8" office:value-type="string" calcext:value-type="string">
            <text:p>Gra poprosi o nazwy graczy i zapamięta je</text:p>
          </table:table-cell>
          <table:table-cell table:style-name="ce20" table:content-validation-name="val1" office:value-type="string" calcext:value-type="string">
            <text:p>no pass</text:p>
          </table:table-cell>
          <table:table-cell table:style-name="ce216" table:content-validation-name="val1" office:value-type="string" calcext:value-type="string">
            <text:p>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Wybranie koloru graczy</text:p>
          </table:table-cell>
          <table:table-cell table:style-name="ce8" office:value-type="string" calcext:value-type="string">
            <text:p>Gra poprosi o kolory graczy i zapamięta je</text:p>
          </table:table-cell>
          <table:table-cell table:style-name="ce21" table:content-validation-name="val1" office:value-type="string" calcext:value-type="string">
            <text:p>no pass</text:p>
          </table:table-cell>
          <table:table-cell table:style-name="ce217" table:content-validation-name="val1" office:value-type="string" calcext:value-type="string">
            <text:p>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Wciśnięcie przycisku <text:span text:style-name="T1">Play</text:span></text:p>
          </table:table-cell>
          <table:table-cell table:style-name="ce8" office:value-type="string" calcext:value-type="string">
            <text:p>Widzimy ekran rozgrywki – tura pierwszego gracza</text:p>
          </table:table-cell>
          <table:table-cell table:style-name="ce22" table:content-validation-name="val1" office:value-type="string" calcext:value-type="string">
            <text:p>no pass</text:p>
          </table:table-cell>
          <table:table-cell table:style-name="ce218" table:content-validation-name="val1" office:value-type="string" calcext:value-type="string">
            <text:p>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 table:number-rows-repeated="3">
          <table:table-cell table:style-name="ce5"/>
          <table:table-cell table:style-name="ce9" table:number-columns-repeated="2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2" office:value-type="string" calcext:value-type="string">
            <text:p>TC_4</text:p>
          </table:table-cell>
          <table:table-cell table:style-name="ce2" office:value-type="string" calcext:value-type="string" table:number-columns-spanned="2" table:number-rows-spanned="1">
            <text:p>Rozpoczęcie nowej rozgrywki dla trzech graczy</text:p>
          </table:table-cell>
          <table:covered-table-cell table:style-name="ce4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krok</text:p>
          </table:table-cell>
          <table:table-cell table:style-name="ce3" office:value-type="string" calcext:value-type="string">
            <text:p>akcja</text:p>
          </table:table-cell>
          <table:table-cell table:style-name="ce3" office:value-type="string" calcext:value-type="string">
            <text:p>oczekiwany wynik</text:p>
          </table:table-cell>
          <table:table-cell table:style-name="ce16" table:content-validation-name="val1" table:number-columns-repeated="9"/>
          <table:table-cell table:number-columns-repeated="10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Uruchomienie gry</text:p>
          </table:table-cell>
          <table:table-cell table:style-name="ce8" office:value-type="string" calcext:value-type="string">
            <text:p>Gra została uruchomiona – widzimy ekran startowy</text:p>
          </table:table-cell>
          <table:table-cell table:style-name="ce23" table:content-validation-name="val1" office:value-type="string" calcext:value-type="string">
            <text:p>no pass</text:p>
          </table:table-cell>
          <table:table-cell table:style-name="ce219" table:content-validation-name="val1" office:value-type="string" calcext:value-type="string">
            <text:p>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Wciśnięcie przycisku <text:span text:style-name="T1">New Game</text:span></text:p>
          </table:table-cell>
          <table:table-cell table:style-name="ce8" office:value-type="string" calcext:value-type="string">
            <text:p>Widzimy ekran rozpoczęcia gry</text:p>
          </table:table-cell>
          <table:table-cell table:style-name="ce24" table:content-validation-name="val1" office:value-type="string" calcext:value-type="string">
            <text:p>no pass</text:p>
          </table:table-cell>
          <table:table-cell table:style-name="ce220" table:content-validation-name="val1" office:value-type="string" calcext:value-type="string">
            <text:p>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Wybranie liczby graczy: 3</text:p>
          </table:table-cell>
          <table:table-cell table:style-name="ce8" office:value-type="string" calcext:value-type="string">
            <text:p>Gra zostanie ustawiona dla trzech graczy</text:p>
          </table:table-cell>
          <table:table-cell table:style-name="ce25" table:content-validation-name="val1" office:value-type="string" calcext:value-type="string">
            <text:p>no pass</text:p>
          </table:table-cell>
          <table:table-cell table:style-name="ce221" table:content-validation-name="val1" office:value-type="string" calcext:value-type="string">
            <text:p>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Podanie nazw graczy</text:p>
          </table:table-cell>
          <table:table-cell table:style-name="ce8" office:value-type="string" calcext:value-type="string">
            <text:p>Gra poprosi o nazwy graczy i zapamięta je</text:p>
          </table:table-cell>
          <table:table-cell table:style-name="ce26" table:content-validation-name="val1" office:value-type="string" calcext:value-type="string">
            <text:p>no pass</text:p>
          </table:table-cell>
          <table:table-cell table:style-name="ce222" table:content-validation-name="val1" office:value-type="string" calcext:value-type="string">
            <text:p>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Wybranie koloru graczy</text:p>
          </table:table-cell>
          <table:table-cell table:style-name="ce8" office:value-type="string" calcext:value-type="string">
            <text:p>Gra poprosi o kolory graczy i zapamięta je</text:p>
          </table:table-cell>
          <table:table-cell table:style-name="ce27" table:content-validation-name="val1" office:value-type="string" calcext:value-type="string">
            <text:p>no pass</text:p>
          </table:table-cell>
          <table:table-cell table:style-name="ce223" table:content-validation-name="val1" office:value-type="string" calcext:value-type="string">
            <text:p>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Wciśnięcie przycisku <text:span text:style-name="T1">Play</text:span></text:p>
          </table:table-cell>
          <table:table-cell table:style-name="ce8" office:value-type="string" calcext:value-type="string">
            <text:p>Widzimy ekran rozgrywki – tura pierwszego gracza</text:p>
          </table:table-cell>
          <table:table-cell table:style-name="ce28" table:content-validation-name="val1" office:value-type="string" calcext:value-type="string">
            <text:p>no pass</text:p>
          </table:table-cell>
          <table:table-cell table:style-name="ce224" table:content-validation-name="val1" office:value-type="string" calcext:value-type="string">
            <text:p>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2" office:value-type="string" calcext:value-type="string">
            <text:p>TC_5</text:p>
          </table:table-cell>
          <table:table-cell table:style-name="ce2" office:value-type="string" calcext:value-type="string" table:number-columns-spanned="2" table:number-rows-spanned="1">
            <text:p>Rozpoczęcie nowej rozgrywki dla czterech graczy</text:p>
          </table:table-cell>
          <table:covered-table-cell table:style-name="ce4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krok</text:p>
          </table:table-cell>
          <table:table-cell table:style-name="ce3" office:value-type="string" calcext:value-type="string">
            <text:p>akcja</text:p>
          </table:table-cell>
          <table:table-cell table:style-name="ce3" office:value-type="string" calcext:value-type="string">
            <text:p>oczekiwany wynik</text:p>
          </table:table-cell>
          <table:table-cell table:style-name="ce16" table:content-validation-name="val1"/>
          <table:table-cell table:style-name="ce225" table:content-validation-name="val1"/>
          <table:table-cell table:style-name="ce16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Uruchomienie gry</text:p>
          </table:table-cell>
          <table:table-cell table:style-name="ce8" office:value-type="string" calcext:value-type="string">
            <text:p>Gra została uruchomiona – widzimy ekran startowy</text:p>
          </table:table-cell>
          <table:table-cell table:style-name="ce29" table:content-validation-name="val1" office:value-type="string" calcext:value-type="string">
            <text:p>no pass</text:p>
          </table:table-cell>
          <table:table-cell table:style-name="ce226" table:content-validation-name="val1" office:value-type="string" calcext:value-type="string">
            <text:p>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Wciśnięcie przycisku <text:span text:style-name="T1">New Game</text:span></text:p>
          </table:table-cell>
          <table:table-cell table:style-name="ce8" office:value-type="string" calcext:value-type="string">
            <text:p>Widzimy ekran rozpoczęcia gry</text:p>
          </table:table-cell>
          <table:table-cell table:style-name="ce30" table:content-validation-name="val1" office:value-type="string" calcext:value-type="string">
            <text:p>no pass</text:p>
          </table:table-cell>
          <table:table-cell table:style-name="ce227" table:content-validation-name="val1" office:value-type="string" calcext:value-type="string">
            <text:p>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Wybranie liczby graczy: 4</text:p>
          </table:table-cell>
          <table:table-cell table:style-name="ce8" office:value-type="string" calcext:value-type="string">
            <text:p>Gra zostanie ustawiona dla czterech graczy</text:p>
          </table:table-cell>
          <table:table-cell table:style-name="ce31" table:content-validation-name="val1" office:value-type="string" calcext:value-type="string">
            <text:p>no pass</text:p>
          </table:table-cell>
          <table:table-cell table:style-name="ce228" table:content-validation-name="val1" office:value-type="string" calcext:value-type="string">
            <text:p>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Podanie nazw graczy</text:p>
          </table:table-cell>
          <table:table-cell table:style-name="ce8" office:value-type="string" calcext:value-type="string">
            <text:p>Gra poprosi o nazwy graczy i zapamięta je</text:p>
          </table:table-cell>
          <table:table-cell table:style-name="ce32" table:content-validation-name="val1" office:value-type="string" calcext:value-type="string">
            <text:p>no pass</text:p>
          </table:table-cell>
          <table:table-cell table:style-name="ce229" table:content-validation-name="val1" office:value-type="string" calcext:value-type="string">
            <text:p>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Wybranie koloru graczy</text:p>
          </table:table-cell>
          <table:table-cell table:style-name="ce8" office:value-type="string" calcext:value-type="string">
            <text:p>Gra poprosi o kolory graczy i zapamięta je</text:p>
          </table:table-cell>
          <table:table-cell table:style-name="ce33" table:content-validation-name="val1" office:value-type="string" calcext:value-type="string">
            <text:p>no pass</text:p>
          </table:table-cell>
          <table:table-cell table:style-name="ce230" table:content-validation-name="val1" office:value-type="string" calcext:value-type="string">
            <text:p>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Wciśnięcie przycisku <text:span text:style-name="T1">Play</text:span></text:p>
          </table:table-cell>
          <table:table-cell table:style-name="ce8" office:value-type="string" calcext:value-type="string">
            <text:p>Widzimy ekran rozgrywki – tura pierwszego gracza</text:p>
          </table:table-cell>
          <table:table-cell table:style-name="ce34" table:content-validation-name="val1" office:value-type="string" calcext:value-type="string">
            <text:p>no pass</text:p>
          </table:table-cell>
          <table:table-cell table:style-name="ce231" table:content-validation-name="val1" office:value-type="string" calcext:value-type="string">
            <text:p>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2" office:value-type="string" calcext:value-type="string">
            <text:p>TC_6</text:p>
          </table:table-cell>
          <table:table-cell table:style-name="ce2" office:value-type="string" calcext:value-type="string" table:number-columns-spanned="2" table:number-rows-spanned="1">
            <text:p>Rozpoczęcie nowej rozgrywki dla pięciu graczy</text:p>
          </table:table-cell>
          <table:covered-table-cell table:style-name="ce4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krok</text:p>
          </table:table-cell>
          <table:table-cell table:style-name="ce3" office:value-type="string" calcext:value-type="string">
            <text:p>akcja</text:p>
          </table:table-cell>
          <table:table-cell table:style-name="ce3" office:value-type="string" calcext:value-type="string">
            <text:p>oczekiwany wynik</text:p>
          </table:table-cell>
          <table:table-cell table:style-name="ce16" table:content-validation-name="val1" table:number-columns-repeated="9"/>
          <table:table-cell table:number-columns-repeated="10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Uruchomienie gry</text:p>
          </table:table-cell>
          <table:table-cell table:style-name="ce8" office:value-type="string" calcext:value-type="string">
            <text:p>Gra została uruchomiona – widzimy ekran startowy</text:p>
          </table:table-cell>
          <table:table-cell table:style-name="ce35" table:content-validation-name="val1" office:value-type="string" calcext:value-type="string">
            <text:p>no pass</text:p>
          </table:table-cell>
          <table:table-cell table:style-name="ce232" table:content-validation-name="val1" office:value-type="string" calcext:value-type="string">
            <text:p>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Wciśnięcie przycisku <text:span text:style-name="T1">New Game</text:span></text:p>
          </table:table-cell>
          <table:table-cell table:style-name="ce8" office:value-type="string" calcext:value-type="string">
            <text:p>Widzimy ekran rozpoczęcia gry</text:p>
          </table:table-cell>
          <table:table-cell table:style-name="ce36" table:content-validation-name="val1" office:value-type="string" calcext:value-type="string">
            <text:p>no pass</text:p>
          </table:table-cell>
          <table:table-cell table:style-name="ce233" table:content-validation-name="val1" office:value-type="string" calcext:value-type="string">
            <text:p>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Wybranie liczby graczy: 5</text:p>
          </table:table-cell>
          <table:table-cell table:style-name="ce8" office:value-type="string" calcext:value-type="string">
            <text:p>Gra zostanie ustawiona dla pięciu graczy</text:p>
          </table:table-cell>
          <table:table-cell table:style-name="ce37" table:content-validation-name="val1" office:value-type="string" calcext:value-type="string">
            <text:p>no pass</text:p>
          </table:table-cell>
          <table:table-cell table:style-name="ce234" table:content-validation-name="val1" office:value-type="string" calcext:value-type="string">
            <text:p>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Podanie nazw graczy</text:p>
          </table:table-cell>
          <table:table-cell table:style-name="ce8" office:value-type="string" calcext:value-type="string">
            <text:p>Gra poprosi o nazwy graczy i zapamięta je</text:p>
          </table:table-cell>
          <table:table-cell table:style-name="ce38" table:content-validation-name="val1" office:value-type="string" calcext:value-type="string">
            <text:p>no pass</text:p>
          </table:table-cell>
          <table:table-cell table:style-name="ce235" table:content-validation-name="val1" office:value-type="string" calcext:value-type="string">
            <text:p>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Wybranie koloru graczy</text:p>
          </table:table-cell>
          <table:table-cell table:style-name="ce8" office:value-type="string" calcext:value-type="string">
            <text:p>Gra poprosi o kolory graczy i zapamięta je</text:p>
          </table:table-cell>
          <table:table-cell table:style-name="ce39" table:content-validation-name="val1" office:value-type="string" calcext:value-type="string">
            <text:p>no pass</text:p>
          </table:table-cell>
          <table:table-cell table:style-name="ce236" table:content-validation-name="val1" office:value-type="string" calcext:value-type="string">
            <text:p>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Wciśnięcie przycisku <text:span text:style-name="T1">Play</text:span></text:p>
          </table:table-cell>
          <table:table-cell table:style-name="ce8" office:value-type="string" calcext:value-type="string">
            <text:p>Widzimy ekran rozgrywki – tura pierwszego gracza</text:p>
          </table:table-cell>
          <table:table-cell table:style-name="ce40" table:content-validation-name="val1" office:value-type="string" calcext:value-type="string">
            <text:p>no pass</text:p>
          </table:table-cell>
          <table:table-cell table:style-name="ce237" table:content-validation-name="val1" office:value-type="string" calcext:value-type="string">
            <text:p>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2" office:value-type="string" calcext:value-type="string">
            <text:p>TC_7</text:p>
          </table:table-cell>
          <table:table-cell table:style-name="ce2" office:value-type="string" calcext:value-type="string" table:number-columns-spanned="2" table:number-rows-spanned="1">
            <text:p>Wyświetlenie menu rozgrywki – klawisz escape</text:p>
          </table:table-cell>
          <table:covered-table-cell table:style-name="ce4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krok</text:p>
          </table:table-cell>
          <table:table-cell table:style-name="ce3" office:value-type="string" calcext:value-type="string">
            <text:p>akcja</text:p>
          </table:table-cell>
          <table:table-cell table:style-name="ce3" office:value-type="string" calcext:value-type="string">
            <text:p>oczekiwany wynik</text:p>
          </table:table-cell>
          <table:table-cell table:style-name="ce16" table:content-validation-name="val1" table:number-columns-repeated="9"/>
          <table:table-cell table:number-columns-repeated="10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Wykonanie testu <text:span text:style-name="T2">TC_3</text:span></text:p>
          </table:table-cell>
          <table:table-cell table:style-name="ce8" office:value-type="string" calcext:value-type="string">
            <text:p>Widzimy ekran rozgrywki – tura pierwszego gracza</text:p>
          </table:table-cell>
          <table:table-cell table:style-name="ce41" table:content-validation-name="val1" office:value-type="string" calcext:value-type="string">
            <text:p>no pass</text:p>
          </table:table-cell>
          <table:table-cell table:style-name="ce238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Wciśniecie klawisza escape</text:p>
          </table:table-cell>
          <table:table-cell table:style-name="ce8" office:value-type="string" calcext:value-type="string">
            <text:p>Widzimy menu rozgrywki</text:p>
          </table:table-cell>
          <table:table-cell table:style-name="ce42" table:content-validation-name="val1" office:value-type="string" calcext:value-type="string">
            <text:p>no pass</text:p>
          </table:table-cell>
          <table:table-cell table:style-name="ce239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 table:number-rows-repeated="3">
          <table:table-cell table:style-name="ce5"/>
          <table:table-cell table:style-name="ce9" table:number-columns-repeated="2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2" office:value-type="string" calcext:value-type="string">
            <text:p>TC_8</text:p>
          </table:table-cell>
          <table:table-cell table:style-name="ce2" office:value-type="string" calcext:value-type="string" table:number-columns-spanned="2" table:number-rows-spanned="1">
            <text:p>Wyświetlenie menu rozgrywki – GUI</text:p>
          </table:table-cell>
          <table:covered-table-cell table:style-name="ce4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krok</text:p>
          </table:table-cell>
          <table:table-cell table:style-name="ce3" office:value-type="string" calcext:value-type="string">
            <text:p>akcja</text:p>
          </table:table-cell>
          <table:table-cell table:style-name="ce3" office:value-type="string" calcext:value-type="string">
            <text:p>oczekiwany wynik</text:p>
          </table:table-cell>
          <table:table-cell table:style-name="ce16" table:content-validation-name="val1" table:number-columns-repeated="9"/>
          <table:table-cell table:number-columns-repeated="10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Wykonanie testu <text:span text:style-name="T2">TC_3</text:span></text:p>
          </table:table-cell>
          <table:table-cell table:style-name="ce8" office:value-type="string" calcext:value-type="string">
            <text:p>Widzimy ekran rozgrywki – tura pierwszego gracza</text:p>
          </table:table-cell>
          <table:table-cell table:style-name="ce43" table:content-validation-name="val1" office:value-type="string" calcext:value-type="string">
            <text:p>no pass</text:p>
          </table:table-cell>
          <table:table-cell table:style-name="ce240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Wciśnięcie przycisku <text:span text:style-name="T1">Options</text:span></text:p>
          </table:table-cell>
          <table:table-cell table:style-name="ce8" office:value-type="string" calcext:value-type="string">
            <text:p>Widzimy menu rozgrywki</text:p>
          </table:table-cell>
          <table:table-cell table:style-name="ce44" table:content-validation-name="val1" office:value-type="string" calcext:value-type="string">
            <text:p>no pass</text:p>
          </table:table-cell>
          <table:table-cell table:style-name="ce241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2" office:value-type="string" calcext:value-type="string">
            <text:p>TC_9</text:p>
          </table:table-cell>
          <table:table-cell table:style-name="ce2" office:value-type="string" calcext:value-type="string" table:number-columns-spanned="2" table:number-rows-spanned="1">
            <text:p>Zakończenie rozgrywki</text:p>
          </table:table-cell>
          <table:covered-table-cell table:style-name="ce4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krok</text:p>
          </table:table-cell>
          <table:table-cell table:style-name="ce3" office:value-type="string" calcext:value-type="string">
            <text:p>akcja</text:p>
          </table:table-cell>
          <table:table-cell table:style-name="ce3" office:value-type="string" calcext:value-type="string">
            <text:p>oczekiwany wynik</text:p>
          </table:table-cell>
          <table:table-cell table:style-name="ce16" table:content-validation-name="val1" table:number-columns-repeated="9"/>
          <table:table-cell table:number-columns-repeated="10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Wykonanie testu <text:span text:style-name="T2">TC_7</text:span></text:p>
          </table:table-cell>
          <table:table-cell table:style-name="ce8" office:value-type="string" calcext:value-type="string">
            <text:p>Widzimy menu rozgrywki</text:p>
          </table:table-cell>
          <table:table-cell table:style-name="ce45" table:content-validation-name="val1" office:value-type="string" calcext:value-type="string">
            <text:p>no pass</text:p>
          </table:table-cell>
          <table:table-cell table:style-name="ce242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Wciśniecie przycisku <text:span text:style-name="T1">End Game</text:span></text:p>
          </table:table-cell>
          <table:table-cell table:style-name="ce8" office:value-type="string" calcext:value-type="string">
            <text:p>Widzimy okno dialogowe YES/NO</text:p>
          </table:table-cell>
          <table:table-cell table:style-name="ce46" table:content-validation-name="val1" office:value-type="string" calcext:value-type="string">
            <text:p>no pass</text:p>
          </table:table-cell>
          <table:table-cell table:style-name="ce243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Wciśnięcie przycisku YES</text:p>
          </table:table-cell>
          <table:table-cell table:style-name="ce8" office:value-type="string" calcext:value-type="string">
            <text:p>Widzimy ekran startowy</text:p>
          </table:table-cell>
          <table:table-cell table:style-name="ce47" table:content-validation-name="val1" office:value-type="string" calcext:value-type="string">
            <text:p>no pass</text:p>
          </table:table-cell>
          <table:table-cell table:style-name="ce244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 table:number-rows-repeated="3">
          <table:table-cell table:style-name="ce5"/>
          <table:table-cell table:style-name="ce9" table:number-columns-repeated="2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2" office:value-type="string" calcext:value-type="string">
            <text:p>TC_10</text:p>
          </table:table-cell>
          <table:table-cell table:style-name="ce2" office:value-type="string" calcext:value-type="string" table:number-columns-spanned="2" table:number-rows-spanned="1">
            <text:p>Zakończenie gry z poziomu rozgrywki</text:p>
          </table:table-cell>
          <table:covered-table-cell table:style-name="ce4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krok</text:p>
          </table:table-cell>
          <table:table-cell table:style-name="ce3" office:value-type="string" calcext:value-type="string">
            <text:p>akcja</text:p>
          </table:table-cell>
          <table:table-cell table:style-name="ce3" office:value-type="string" calcext:value-type="string">
            <text:p>oczekiwany wynik</text:p>
          </table:table-cell>
          <table:table-cell table:style-name="ce16" table:content-validation-name="val1" table:number-columns-repeated="9"/>
          <table:table-cell table:number-columns-repeated="10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Wykonanie testu <text:span text:style-name="T2">TC_9</text:span></text:p>
          </table:table-cell>
          <table:table-cell table:style-name="ce8" office:value-type="string" calcext:value-type="string">
            <text:p>Widzimy ekran startowy</text:p>
          </table:table-cell>
          <table:table-cell table:style-name="ce48" table:content-validation-name="val1" office:value-type="string" calcext:value-type="string">
            <text:p>no pass</text:p>
          </table:table-cell>
          <table:table-cell table:style-name="ce245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Wciśnięcie przycisku <text:span text:style-name="T1">Exit</text:span></text:p>
          </table:table-cell>
          <table:table-cell table:style-name="ce8" office:value-type="string" calcext:value-type="string">
            <text:p>Powrót do systemu operacyjnego</text:p>
          </table:table-cell>
          <table:table-cell table:style-name="ce49" table:content-validation-name="val1" office:value-type="string" calcext:value-type="string">
            <text:p>no pass</text:p>
          </table:table-cell>
          <table:table-cell table:style-name="ce246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5"/>
          <table:table-cell table:style-name="ce9" table:number-columns-repeated="2"/>
          <table:table-cell table:style-name="ce15" table:content-validation-name="val1" table:number-columns-repeated="9"/>
          <table:table-cell table:number-columns-repeated="1010"/>
        </table:table-row>
        <table:table-row table:style-name="ro2" table:number-rows-repeated="2">
          <table:table-cell table:number-columns-repeated="3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2" office:value-type="string" calcext:value-type="string">
            <text:p>TC_11</text:p>
          </table:table-cell>
          <table:table-cell table:style-name="ce2" office:value-type="string" calcext:value-type="string" table:number-columns-spanned="2" table:number-rows-spanned="1">
            <text:p>Rezygnacja z zakończenia rozgrywki</text:p>
          </table:table-cell>
          <table:covered-table-cell table:style-name="ce4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krok</text:p>
          </table:table-cell>
          <table:table-cell table:style-name="ce3" office:value-type="string" calcext:value-type="string">
            <text:p>akcja</text:p>
          </table:table-cell>
          <table:table-cell table:style-name="ce3" office:value-type="string" calcext:value-type="string">
            <text:p>oczekiwany wynik</text:p>
          </table:table-cell>
          <table:table-cell table:style-name="ce16" table:content-validation-name="val1" table:number-columns-repeated="9"/>
          <table:table-cell table:number-columns-repeated="10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Wykonanie testu <text:span text:style-name="T2">TC_7</text:span></text:p>
          </table:table-cell>
          <table:table-cell table:style-name="ce8" office:value-type="string" calcext:value-type="string">
            <text:p>Widzimy menu rozgrywki</text:p>
          </table:table-cell>
          <table:table-cell table:style-name="ce50" table:content-validation-name="val1" office:value-type="string" calcext:value-type="string">
            <text:p>no pass</text:p>
          </table:table-cell>
          <table:table-cell table:style-name="ce247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Wciśniecie przycisku <text:span text:style-name="T1">End Game</text:span></text:p>
          </table:table-cell>
          <table:table-cell table:style-name="ce8" office:value-type="string" calcext:value-type="string">
            <text:p>Widzimy okno dialogowe YES/NO</text:p>
          </table:table-cell>
          <table:table-cell table:style-name="ce51" table:content-validation-name="val1" office:value-type="string" calcext:value-type="string">
            <text:p>no pass</text:p>
          </table:table-cell>
          <table:table-cell table:style-name="ce248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Wciśnięcie przycisku NO</text:p>
          </table:table-cell>
          <table:table-cell table:style-name="ce8" office:value-type="string" calcext:value-type="string">
            <text:p>Wracamy do rozgrywki</text:p>
          </table:table-cell>
          <table:table-cell table:style-name="ce52" table:content-validation-name="val1" office:value-type="string" calcext:value-type="string">
            <text:p>no pass</text:p>
          </table:table-cell>
          <table:table-cell table:style-name="ce249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2" office:value-type="string" calcext:value-type="string">
            <text:p>TC_12</text:p>
          </table:table-cell>
          <table:table-cell table:style-name="ce2" office:value-type="string" calcext:value-type="string" table:number-columns-spanned="2" table:number-rows-spanned="1">
            <text:p>Szybkie zapisanie stanu gry z poziomu rozgrywki</text:p>
          </table:table-cell>
          <table:covered-table-cell table:style-name="ce4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krok</text:p>
          </table:table-cell>
          <table:table-cell table:style-name="ce3" office:value-type="string" calcext:value-type="string">
            <text:p>akcja</text:p>
          </table:table-cell>
          <table:table-cell table:style-name="ce3" office:value-type="string" calcext:value-type="string">
            <text:p>oczekiwany wynik</text:p>
          </table:table-cell>
          <table:table-cell table:style-name="ce16" table:content-validation-name="val1" table:number-columns-repeated="9"/>
          <table:table-cell table:number-columns-repeated="10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Wykonanie testu <text:span text:style-name="T2">TC_3</text:span></text:p>
          </table:table-cell>
          <table:table-cell table:style-name="ce8" office:value-type="string" calcext:value-type="string">
            <text:p>Widzimy ekran rozgrywki – tura pierwszego gracza</text:p>
          </table:table-cell>
          <table:table-cell table:style-name="ce53" table:content-validation-name="val1" office:value-type="string" calcext:value-type="string">
            <text:p>no pass</text:p>
          </table:table-cell>
          <table:table-cell table:style-name="ce250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Wciśniecie klawisza F5</text:p>
          </table:table-cell>
          <table:table-cell table:style-name="ce8" office:value-type="string" calcext:value-type="string">
            <text:p>Widzimy informację, że gra została zapisana</text:p>
          </table:table-cell>
          <table:table-cell table:style-name="ce54" table:content-validation-name="val1" office:value-type="string" calcext:value-type="string">
            <text:p>no pass</text:p>
          </table:table-cell>
          <table:table-cell table:style-name="ce251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5"/>
          <table:table-cell table:style-name="ce9" table:number-columns-repeated="2"/>
          <table:table-cell table:style-name="ce15" table:content-validation-name="val1" table:number-columns-repeated="9"/>
          <table:table-cell table:number-columns-repeated="1010"/>
        </table:table-row>
        <table:table-row table:style-name="ro2" table:number-rows-repeated="2">
          <table:table-cell table:number-columns-repeated="3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2" office:value-type="string" calcext:value-type="string">
            <text:p>TC_13</text:p>
          </table:table-cell>
          <table:table-cell table:style-name="ce2" office:value-type="string" calcext:value-type="string" table:number-columns-spanned="2" table:number-rows-spanned="1">
            <text:p>Szybkie wczytanie stanu gry z poziomu rozgrywki</text:p>
          </table:table-cell>
          <table:covered-table-cell table:style-name="ce4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krok</text:p>
          </table:table-cell>
          <table:table-cell table:style-name="ce3" office:value-type="string" calcext:value-type="string">
            <text:p>akcja</text:p>
          </table:table-cell>
          <table:table-cell table:style-name="ce3" office:value-type="string" calcext:value-type="string">
            <text:p>oczekiwany wynik</text:p>
          </table:table-cell>
          <table:table-cell table:style-name="ce16" table:content-validation-name="val1" table:number-columns-repeated="9"/>
          <table:table-cell table:number-columns-repeated="10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Wykonanie testu <text:span text:style-name="T2">TC_12</text:span></text:p>
          </table:table-cell>
          <table:table-cell table:style-name="ce8" office:value-type="string" calcext:value-type="string">
            <text:p>Widzimy informację, że gra została zapisana</text:p>
          </table:table-cell>
          <table:table-cell table:style-name="ce55" table:content-validation-name="val1" office:value-type="string" calcext:value-type="string">
            <text:p>no pass</text:p>
          </table:table-cell>
          <table:table-cell table:style-name="ce252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Gracz pierwszy kończy turę</text:p>
          </table:table-cell>
          <table:table-cell table:style-name="ce8" office:value-type="string" calcext:value-type="string">
            <text:p>Rozpoczyna się tura drugiego gracza</text:p>
          </table:table-cell>
          <table:table-cell table:style-name="ce56" table:content-validation-name="val1" office:value-type="string" calcext:value-type="string">
            <text:p>no pass</text:p>
          </table:table-cell>
          <table:table-cell table:style-name="ce253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Wciśniecie klawisza F7</text:p>
          </table:table-cell>
          <table:table-cell table:style-name="ce8" office:value-type="string" calcext:value-type="string">
            <text:p>Widzimy stan gry z momentu jej zapisania (tura pierwszego gracza).</text:p>
          </table:table-cell>
          <table:table-cell table:style-name="ce57" table:content-validation-name="val1" office:value-type="string" calcext:value-type="string">
            <text:p>no pass</text:p>
          </table:table-cell>
          <table:table-cell table:style-name="ce254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2" office:value-type="string" calcext:value-type="string">
            <text:p>TC_14</text:p>
          </table:table-cell>
          <table:table-cell table:style-name="ce2" office:value-type="string" calcext:value-type="string" table:number-columns-spanned="2" table:number-rows-spanned="1">
            <text:p>Zapisanie stanu gry z poziomu rozgrywki</text:p>
          </table:table-cell>
          <table:covered-table-cell table:style-name="ce4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krok</text:p>
          </table:table-cell>
          <table:table-cell table:style-name="ce3" office:value-type="string" calcext:value-type="string">
            <text:p>akcja</text:p>
          </table:table-cell>
          <table:table-cell table:style-name="ce3" office:value-type="string" calcext:value-type="string">
            <text:p>oczekiwany wynik</text:p>
          </table:table-cell>
          <table:table-cell table:style-name="ce16" table:content-validation-name="val1" table:number-columns-repeated="9"/>
          <table:table-cell table:number-columns-repeated="10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Wykonanie testu <text:span text:style-name="T2">TC_7</text:span></text:p>
          </table:table-cell>
          <table:table-cell table:style-name="ce8" office:value-type="string" calcext:value-type="string">
            <text:p>Widzimy menu rozgrywki</text:p>
          </table:table-cell>
          <table:table-cell table:style-name="ce58" table:content-validation-name="val1" office:value-type="string" calcext:value-type="string">
            <text:p>no pass</text:p>
          </table:table-cell>
          <table:table-cell table:style-name="ce255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Wciśniecie przycisku <text:span text:style-name="T1">Save</text:span></text:p>
          </table:table-cell>
          <table:table-cell table:style-name="ce8" office:value-type="string" calcext:value-type="string">
            <text:p>Widzimy okno dialogowe z możliwością wprowadzenia nazwy zapisu gry</text:p>
          </table:table-cell>
          <table:table-cell table:style-name="ce59" table:content-validation-name="val1" office:value-type="string" calcext:value-type="string">
            <text:p>no pass</text:p>
          </table:table-cell>
          <table:table-cell table:style-name="ce256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Wprowadzenie nazwy zapisu gry</text:p>
          </table:table-cell>
          <table:table-cell table:style-name="ce8" office:value-type="string" calcext:value-type="string">
            <text:p>Widzimy podaną nazwę</text:p>
          </table:table-cell>
          <table:table-cell table:style-name="ce60" table:content-validation-name="val1" office:value-type="string" calcext:value-type="string">
            <text:p>no pass</text:p>
          </table:table-cell>
          <table:table-cell table:style-name="ce257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Wciśniecie przycisku <text:span text:style-name="T1">Save</text:span></text:p>
          </table:table-cell>
          <table:table-cell table:style-name="ce8" office:value-type="string" calcext:value-type="string">
            <text:p>Widzimy menu rozgrywki</text:p>
          </table:table-cell>
          <table:table-cell table:style-name="ce61" table:content-validation-name="val1" office:value-type="string" calcext:value-type="string">
            <text:p>no pass</text:p>
          </table:table-cell>
          <table:table-cell table:style-name="ce258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2" office:value-type="string" calcext:value-type="string">
            <text:p>TC_15</text:p>
          </table:table-cell>
          <table:table-cell table:style-name="ce2" office:value-type="string" calcext:value-type="string" table:number-columns-spanned="2" table:number-rows-spanned="1">
            <text:p>Rezygnacja z zapisania stanu gry z poziomu rozgrywki</text:p>
          </table:table-cell>
          <table:covered-table-cell table:style-name="ce4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krok</text:p>
          </table:table-cell>
          <table:table-cell table:style-name="ce3" office:value-type="string" calcext:value-type="string">
            <text:p>akcja</text:p>
          </table:table-cell>
          <table:table-cell table:style-name="ce3" office:value-type="string" calcext:value-type="string">
            <text:p>oczekiwany wynik</text:p>
          </table:table-cell>
          <table:table-cell table:style-name="ce16" table:content-validation-name="val1" table:number-columns-repeated="9"/>
          <table:table-cell table:number-columns-repeated="10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Wykonanie testu <text:span text:style-name="T2">TC_7</text:span></text:p>
          </table:table-cell>
          <table:table-cell table:style-name="ce8" office:value-type="string" calcext:value-type="string">
            <text:p>Widzimy menu rozgrywki</text:p>
          </table:table-cell>
          <table:table-cell table:style-name="ce62" table:content-validation-name="val1" office:value-type="string" calcext:value-type="string">
            <text:p>no pass</text:p>
          </table:table-cell>
          <table:table-cell table:style-name="ce259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Wciśniecie przycisku <text:span text:style-name="T1">Save</text:span></text:p>
          </table:table-cell>
          <table:table-cell table:style-name="ce8" office:value-type="string" calcext:value-type="string">
            <text:p>Widzimy okno dialogowe z możliwością nazwy zapisu gry</text:p>
          </table:table-cell>
          <table:table-cell table:style-name="ce63" table:content-validation-name="val1" office:value-type="string" calcext:value-type="string">
            <text:p>no pass</text:p>
          </table:table-cell>
          <table:table-cell table:style-name="ce260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Wciśnięcie przycisku <text:span text:style-name="T1">Cancel</text:span></text:p>
          </table:table-cell>
          <table:table-cell table:style-name="ce8" office:value-type="string" calcext:value-type="string">
            <text:p>Widzimy menu rozgrywki</text:p>
          </table:table-cell>
          <table:table-cell table:style-name="ce64" table:content-validation-name="val1" office:value-type="string" calcext:value-type="string">
            <text:p>no pass</text:p>
          </table:table-cell>
          <table:table-cell table:style-name="ce261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5"/>
          <table:table-cell table:style-name="ce9" table:number-columns-repeated="2"/>
          <table:table-cell table:style-name="ce15" table:content-validation-name="val1" table:number-columns-repeated="9"/>
          <table:table-cell table:number-columns-repeated="1010"/>
        </table:table-row>
        <table:table-row table:style-name="ro2" table:number-rows-repeated="2">
          <table:table-cell table:number-columns-repeated="3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2" office:value-type="string" calcext:value-type="string">
            <text:p>TC_16</text:p>
          </table:table-cell>
          <table:table-cell table:style-name="ce2" office:value-type="string" calcext:value-type="string" table:number-columns-spanned="2" table:number-rows-spanned="1">
            <text:p>Wczytanie stanu gry z poziomu rozgrywki</text:p>
          </table:table-cell>
          <table:covered-table-cell table:style-name="ce4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krok</text:p>
          </table:table-cell>
          <table:table-cell table:style-name="ce3" office:value-type="string" calcext:value-type="string">
            <text:p>akcja</text:p>
          </table:table-cell>
          <table:table-cell table:style-name="ce3" office:value-type="string" calcext:value-type="string">
            <text:p>oczekiwany wynik</text:p>
          </table:table-cell>
          <table:table-cell table:style-name="ce16" table:content-validation-name="val1" table:number-columns-repeated="9"/>
          <table:table-cell table:number-columns-repeated="10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Wykonanie testu <text:span text:style-name="T2">TC_7</text:span></text:p>
          </table:table-cell>
          <table:table-cell table:style-name="ce8" office:value-type="string" calcext:value-type="string">
            <text:p>Widzimy menu rozgrywki</text:p>
          </table:table-cell>
          <table:table-cell table:style-name="ce65" table:content-validation-name="val1" office:value-type="string" calcext:value-type="string">
            <text:p>no pass</text:p>
          </table:table-cell>
          <table:table-cell table:style-name="ce262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Wciśniecie przycisku Load</text:p>
          </table:table-cell>
          <table:table-cell table:style-name="ce8" office:value-type="string" calcext:value-type="string">
            <text:p>Widzimy okno dialogowe z możliwością wczytania stanu gry</text:p>
          </table:table-cell>
          <table:table-cell table:style-name="ce66" table:content-validation-name="val1" office:value-type="string" calcext:value-type="string">
            <text:p>no pass</text:p>
          </table:table-cell>
          <table:table-cell table:style-name="ce263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Wybranie właściwego zapisu</text:p>
          </table:table-cell>
          <table:table-cell table:style-name="ce8" office:value-type="string" calcext:value-type="string">
            <text:p>Widzimy okno dialogowe YES/NO</text:p>
          </table:table-cell>
          <table:table-cell table:style-name="ce67" table:content-validation-name="val1" office:value-type="string" calcext:value-type="string">
            <text:p>no pass</text:p>
          </table:table-cell>
          <table:table-cell table:style-name="ce264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Wciśniecie przycisku YES</text:p>
          </table:table-cell>
          <table:table-cell table:style-name="ce8" office:value-type="string" calcext:value-type="string">
            <text:p>Wczytanie wybranego stanu gry</text:p>
          </table:table-cell>
          <table:table-cell table:style-name="ce68" table:content-validation-name="val1" office:value-type="string" calcext:value-type="string">
            <text:p>no pass</text:p>
          </table:table-cell>
          <table:table-cell table:style-name="ce265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2" office:value-type="string" calcext:value-type="string">
            <text:p>TC_17</text:p>
          </table:table-cell>
          <table:table-cell table:style-name="ce2" office:value-type="string" calcext:value-type="string" table:number-columns-spanned="2" table:number-rows-spanned="1">
            <text:p>Wczytanie stanu gry z poziomu ekranu startowego</text:p>
          </table:table-cell>
          <table:covered-table-cell table:style-name="ce4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krok</text:p>
          </table:table-cell>
          <table:table-cell table:style-name="ce3" office:value-type="string" calcext:value-type="string">
            <text:p>akcja</text:p>
          </table:table-cell>
          <table:table-cell table:style-name="ce3" office:value-type="string" calcext:value-type="string">
            <text:p>oczekiwany wynik</text:p>
          </table:table-cell>
          <table:table-cell table:style-name="ce16" table:content-validation-name="val1" table:number-columns-repeated="9"/>
          <table:table-cell table:number-columns-repeated="10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Uruchomienie gry</text:p>
          </table:table-cell>
          <table:table-cell table:style-name="ce8" office:value-type="string" calcext:value-type="string">
            <text:p>Gra została uruchomiona – widzimy ekran startowy</text:p>
          </table:table-cell>
          <table:table-cell table:style-name="ce69" table:content-validation-name="val1" office:value-type="string" calcext:value-type="string">
            <text:p>no pass</text:p>
          </table:table-cell>
          <table:table-cell table:style-name="ce266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Wciśniecie przycisku Load</text:p>
          </table:table-cell>
          <table:table-cell table:style-name="ce8" office:value-type="string" calcext:value-type="string">
            <text:p>Widzimy okno dialogowe z możliwością wczytania stanu gry</text:p>
          </table:table-cell>
          <table:table-cell table:style-name="ce70" table:content-validation-name="val1" office:value-type="string" calcext:value-type="string">
            <text:p>no pass</text:p>
          </table:table-cell>
          <table:table-cell table:style-name="ce267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Wybranie właściwego zapisu</text:p>
          </table:table-cell>
          <table:table-cell table:style-name="ce8" office:value-type="string" calcext:value-type="string">
            <text:p>Widzimy okno dialogowe YES/NO</text:p>
          </table:table-cell>
          <table:table-cell table:style-name="ce71" table:content-validation-name="val1" office:value-type="string" calcext:value-type="string">
            <text:p>no pass</text:p>
          </table:table-cell>
          <table:table-cell table:style-name="ce268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Wciśniecie przycisku YES</text:p>
          </table:table-cell>
          <table:table-cell table:style-name="ce8" office:value-type="string" calcext:value-type="string">
            <text:p>Wczytanie wybranego stanu gry</text:p>
          </table:table-cell>
          <table:table-cell table:style-name="ce72" table:content-validation-name="val1" office:value-type="string" calcext:value-type="string">
            <text:p>no pass</text:p>
          </table:table-cell>
          <table:table-cell table:style-name="ce269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2" office:value-type="string" calcext:value-type="string">
            <text:p>TC_18</text:p>
          </table:table-cell>
          <table:table-cell table:style-name="ce2" office:value-type="string" calcext:value-type="string" table:number-columns-spanned="2" table:number-rows-spanned="1">
            <text:p>Rezygnacja z wczytywania stanu gry z poziomu ekranu startowego</text:p>
          </table:table-cell>
          <table:covered-table-cell table:style-name="ce4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krok</text:p>
          </table:table-cell>
          <table:table-cell table:style-name="ce3" office:value-type="string" calcext:value-type="string">
            <text:p>akcja</text:p>
          </table:table-cell>
          <table:table-cell table:style-name="ce3" office:value-type="string" calcext:value-type="string">
            <text:p>oczekiwany wynik</text:p>
          </table:table-cell>
          <table:table-cell table:style-name="ce16" table:content-validation-name="val1" table:number-columns-repeated="9"/>
          <table:table-cell table:number-columns-repeated="10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Uruchomienie gry</text:p>
          </table:table-cell>
          <table:table-cell table:style-name="ce8" office:value-type="string" calcext:value-type="string">
            <text:p>Gra została uruchomiona – widzimy ekran startowy</text:p>
          </table:table-cell>
          <table:table-cell table:style-name="ce73" table:content-validation-name="val1" office:value-type="string" calcext:value-type="string">
            <text:p>no pass</text:p>
          </table:table-cell>
          <table:table-cell table:style-name="ce270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Wciśniecie przycisku Load</text:p>
          </table:table-cell>
          <table:table-cell table:style-name="ce8" office:value-type="string" calcext:value-type="string">
            <text:p>Widzimy okno dialogowe z możliwością wczytania stanu gry</text:p>
          </table:table-cell>
          <table:table-cell table:style-name="ce74" table:content-validation-name="val1" office:value-type="string" calcext:value-type="string">
            <text:p>no pass</text:p>
          </table:table-cell>
          <table:table-cell table:style-name="ce271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Wybranie właściwego zapisu</text:p>
          </table:table-cell>
          <table:table-cell table:style-name="ce8" office:value-type="string" calcext:value-type="string">
            <text:p>Widzimy okno dialogowe YES/NO</text:p>
          </table:table-cell>
          <table:table-cell table:style-name="ce75" table:content-validation-name="val1" office:value-type="string" calcext:value-type="string">
            <text:p>no pass</text:p>
          </table:table-cell>
          <table:table-cell table:style-name="ce272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Wciśniecie przycisku NO</text:p>
          </table:table-cell>
          <table:table-cell table:style-name="ce8" office:value-type="string" calcext:value-type="string">
            <text:p>Widzimy ekran startowy</text:p>
          </table:table-cell>
          <table:table-cell table:style-name="ce76" table:content-validation-name="val1" office:value-type="string" calcext:value-type="string">
            <text:p>no pass</text:p>
          </table:table-cell>
          <table:table-cell table:style-name="ce273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2" office:value-type="string" calcext:value-type="string">
            <text:p>TC_19</text:p>
          </table:table-cell>
          <table:table-cell table:style-name="ce2" office:value-type="string" calcext:value-type="string" table:number-columns-spanned="2" table:number-rows-spanned="1">
            <text:p>Rezygnacja z wczytywania stanu gry z poziomu rozgrywki</text:p>
          </table:table-cell>
          <table:covered-table-cell table:style-name="ce4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krok</text:p>
          </table:table-cell>
          <table:table-cell table:style-name="ce3" office:value-type="string" calcext:value-type="string">
            <text:p>akcja</text:p>
          </table:table-cell>
          <table:table-cell table:style-name="ce3" office:value-type="string" calcext:value-type="string">
            <text:p>oczekiwany wynik</text:p>
          </table:table-cell>
          <table:table-cell table:style-name="ce16" table:content-validation-name="val1" table:number-columns-repeated="9"/>
          <table:table-cell table:number-columns-repeated="10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Wykonanie testu <text:span text:style-name="T2">TC_7</text:span></text:p>
          </table:table-cell>
          <table:table-cell table:style-name="ce8" office:value-type="string" calcext:value-type="string">
            <text:p>Widzimy menu rozgrywki</text:p>
          </table:table-cell>
          <table:table-cell table:style-name="ce77" table:content-validation-name="val1" office:value-type="string" calcext:value-type="string">
            <text:p>no pass</text:p>
          </table:table-cell>
          <table:table-cell table:style-name="ce274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Wciśniecie przycisku Load</text:p>
          </table:table-cell>
          <table:table-cell table:style-name="ce8" office:value-type="string" calcext:value-type="string">
            <text:p>Widzimy okno dialogowe z możliwością wczytania stanu gry</text:p>
          </table:table-cell>
          <table:table-cell table:style-name="ce78" table:content-validation-name="val1" office:value-type="string" calcext:value-type="string">
            <text:p>no pass</text:p>
          </table:table-cell>
          <table:table-cell table:style-name="ce275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Wybranie właściwego zapisu</text:p>
          </table:table-cell>
          <table:table-cell table:style-name="ce8" office:value-type="string" calcext:value-type="string">
            <text:p>Widzimy okno dialogowe YES/NO</text:p>
          </table:table-cell>
          <table:table-cell table:style-name="ce79" table:content-validation-name="val1" office:value-type="string" calcext:value-type="string">
            <text:p>no pass</text:p>
          </table:table-cell>
          <table:table-cell table:style-name="ce276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Wciśniecie przycisku NO</text:p>
          </table:table-cell>
          <table:table-cell table:style-name="ce8" office:value-type="string" calcext:value-type="string">
            <text:p>Widzimy menu rozgrywki</text:p>
          </table:table-cell>
          <table:table-cell table:style-name="ce80" table:content-validation-name="val1" office:value-type="string" calcext:value-type="string">
            <text:p>no pass</text:p>
          </table:table-cell>
          <table:table-cell table:style-name="ce277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2" office:value-type="string" calcext:value-type="string">
            <text:p>TC_20</text:p>
          </table:table-cell>
          <table:table-cell table:style-name="ce2" office:value-type="string" calcext:value-type="string" table:number-columns-spanned="2" table:number-rows-spanned="1">
            <text:p>Wyjście z menu rozgrywki</text:p>
          </table:table-cell>
          <table:covered-table-cell table:style-name="ce4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krok</text:p>
          </table:table-cell>
          <table:table-cell table:style-name="ce3" office:value-type="string" calcext:value-type="string">
            <text:p>akcja</text:p>
          </table:table-cell>
          <table:table-cell table:style-name="ce3" office:value-type="string" calcext:value-type="string">
            <text:p>oczekiwany wynik</text:p>
          </table:table-cell>
          <table:table-cell table:style-name="ce16" table:content-validation-name="val1" table:number-columns-repeated="9"/>
          <table:table-cell table:number-columns-repeated="10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Wykonanie testu <text:span text:style-name="T2">TC_8</text:span></text:p>
          </table:table-cell>
          <table:table-cell table:style-name="ce8" office:value-type="string" calcext:value-type="string">
            <text:p>Widzimy menu rozgrywki</text:p>
          </table:table-cell>
          <table:table-cell table:style-name="ce81" table:content-validation-name="val1" office:value-type="string" calcext:value-type="string">
            <text:p>no pass</text:p>
          </table:table-cell>
          <table:table-cell table:style-name="ce278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Wciśnięcie przycisku <text:span text:style-name="T1">Return</text:span></text:p>
          </table:table-cell>
          <table:table-cell table:style-name="ce8" office:value-type="string" calcext:value-type="string">
            <text:p>Wracamy do rozgrywki</text:p>
          </table:table-cell>
          <table:table-cell table:style-name="ce82" table:content-validation-name="val1" office:value-type="string" calcext:value-type="string">
            <text:p>no pass</text:p>
          </table:table-cell>
          <table:table-cell table:style-name="ce279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 table:number-rows-repeated="2">
          <table:table-cell table:style-name="ce5"/>
          <table:table-cell table:style-name="ce9" table:number-columns-repeated="2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number-columns-repeated="3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2" office:value-type="string" calcext:value-type="string">
            <text:p>TC_21</text:p>
          </table:table-cell>
          <table:table-cell table:style-name="ce2" office:value-type="string" calcext:value-type="string" table:number-columns-spanned="2" table:number-rows-spanned="1">
            <text:p>Kontrola elementów GUI – dwóch graczy</text:p>
          </table:table-cell>
          <table:covered-table-cell table:style-name="ce4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krok</text:p>
          </table:table-cell>
          <table:table-cell table:style-name="ce3" office:value-type="string" calcext:value-type="string">
            <text:p>akcja</text:p>
          </table:table-cell>
          <table:table-cell table:style-name="ce3" office:value-type="string" calcext:value-type="string">
            <text:p>oczekiwany wynik</text:p>
          </table:table-cell>
          <table:table-cell table:style-name="ce16" table:content-validation-name="val1" table:number-columns-repeated="9"/>
          <table:table-cell table:number-columns-repeated="10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Wykonanie testu <text:span text:style-name="T2">TC_3</text:span></text:p>
          </table:table-cell>
          <table:table-cell table:style-name="ce8" office:value-type="string" calcext:value-type="string">
            <text:p>Widzimy ekran rozgrywki – tura pierwszego gracza</text:p>
          </table:table-cell>
          <table:table-cell table:style-name="ce83" table:content-validation-name="val1" office:value-type="string" calcext:value-type="string">
            <text:p>no pass</text:p>
          </table:table-cell>
          <table:table-cell table:style-name="ce280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Weryfikacja nazw graczy</text:p>
          </table:table-cell>
          <table:table-cell table:style-name="ce8" office:value-type="string" calcext:value-type="string">
            <text:p>Poprawne nazwy graczy</text:p>
          </table:table-cell>
          <table:table-cell table:style-name="ce84" table:content-validation-name="val1" office:value-type="string" calcext:value-type="string">
            <text:p>no pass</text:p>
          </table:table-cell>
          <table:table-cell table:style-name="ce281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Weryfikacja kolorów graczy</text:p>
          </table:table-cell>
          <table:table-cell table:style-name="ce8" office:value-type="string" calcext:value-type="string">
            <text:p>Poprawne kolory graczy</text:p>
          </table:table-cell>
          <table:table-cell table:style-name="ce85" table:content-validation-name="val1" office:value-type="string" calcext:value-type="string">
            <text:p>no pass</text:p>
          </table:table-cell>
          <table:table-cell table:style-name="ce282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Weryfikacja punktacji</text:p>
          </table:table-cell>
          <table:table-cell table:style-name="ce8" office:value-type="string" calcext:value-type="string">
            <text:p>Poprawna punktacja – wszyscy gracze posiadają 0 punktów</text:p>
          </table:table-cell>
          <table:table-cell table:style-name="ce86" table:content-validation-name="val1" office:value-type="string" calcext:value-type="string">
            <text:p>no pass</text:p>
          </table:table-cell>
          <table:table-cell table:style-name="ce283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Weryfikacja początkowego stanu</text:p>
          </table:table-cell>
          <table:table-cell table:style-name="ce8" office:value-type="string" calcext:value-type="string">
            <text:p>Płytka startowa na środku planszy</text:p>
          </table:table-cell>
          <table:table-cell table:style-name="ce87" table:content-validation-name="val1" office:value-type="string" calcext:value-type="string">
            <text:p>no pass</text:p>
          </table:table-cell>
          <table:table-cell table:style-name="ce284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Weryfikacja wylosowanej płytki</text:p>
          </table:table-cell>
          <table:table-cell table:style-name="ce8" office:value-type="string" calcext:value-type="string">
            <text:p>Widzimy losową płytkę w GUI gracza</text:p>
          </table:table-cell>
          <table:table-cell table:style-name="ce88" table:content-validation-name="val1" office:value-type="string" calcext:value-type="string">
            <text:p>no pass</text:p>
          </table:table-cell>
          <table:table-cell table:style-name="ce285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Weryfikacja przycisku <text:span text:style-name="T1">End Turn</text:span></text:p>
          </table:table-cell>
          <table:table-cell table:style-name="ce8" office:value-type="string" calcext:value-type="string">
            <text:p>Przycisk<text:span text:style-name="T1"> End Turn</text:span> nieaktywny</text:p>
          </table:table-cell>
          <table:table-cell table:style-name="ce89" table:content-validation-name="val1" office:value-type="string" calcext:value-type="string">
            <text:p>no pass</text:p>
          </table:table-cell>
          <table:table-cell table:style-name="ce286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2" office:value-type="string" calcext:value-type="string">
            <text:p>TC_22</text:p>
          </table:table-cell>
          <table:table-cell table:style-name="ce2" office:value-type="string" calcext:value-type="string" table:number-columns-spanned="2" table:number-rows-spanned="1">
            <text:p>Kontrola elementów GUI – trzech graczy</text:p>
          </table:table-cell>
          <table:covered-table-cell table:style-name="ce4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krok</text:p>
          </table:table-cell>
          <table:table-cell table:style-name="ce3" office:value-type="string" calcext:value-type="string">
            <text:p>akcja</text:p>
          </table:table-cell>
          <table:table-cell table:style-name="ce3" office:value-type="string" calcext:value-type="string">
            <text:p>oczekiwany wynik</text:p>
          </table:table-cell>
          <table:table-cell table:style-name="ce16" table:content-validation-name="val1" table:number-columns-repeated="9"/>
          <table:table-cell table:number-columns-repeated="10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Wykonanie testu <text:span text:style-name="T2">TC_3</text:span></text:p>
          </table:table-cell>
          <table:table-cell table:style-name="ce8" office:value-type="string" calcext:value-type="string">
            <text:p>Widzimy ekran rozgrywki – tura pierwszego gracza</text:p>
          </table:table-cell>
          <table:table-cell table:style-name="ce90" table:content-validation-name="val1" office:value-type="string" calcext:value-type="string">
            <text:p>no pass</text:p>
          </table:table-cell>
          <table:table-cell table:style-name="ce287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Weryfikacja nazw graczy</text:p>
          </table:table-cell>
          <table:table-cell table:style-name="ce8" office:value-type="string" calcext:value-type="string">
            <text:p>Poprawne nazwy graczy</text:p>
          </table:table-cell>
          <table:table-cell table:style-name="ce91" table:content-validation-name="val1" office:value-type="string" calcext:value-type="string">
            <text:p>no pass</text:p>
          </table:table-cell>
          <table:table-cell table:style-name="ce288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Weryfikacja kolorów graczy</text:p>
          </table:table-cell>
          <table:table-cell table:style-name="ce8" office:value-type="string" calcext:value-type="string">
            <text:p>Poprawne kolory graczy</text:p>
          </table:table-cell>
          <table:table-cell table:style-name="ce92" table:content-validation-name="val1" office:value-type="string" calcext:value-type="string">
            <text:p>no pass</text:p>
          </table:table-cell>
          <table:table-cell table:style-name="ce289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Weryfikacja punktacji</text:p>
          </table:table-cell>
          <table:table-cell table:style-name="ce8" office:value-type="string" calcext:value-type="string">
            <text:p>Poprawna punktacja – wszyscy gracze posiadają 0 punktów</text:p>
          </table:table-cell>
          <table:table-cell table:style-name="ce93" table:content-validation-name="val1" office:value-type="string" calcext:value-type="string">
            <text:p>no pass</text:p>
          </table:table-cell>
          <table:table-cell table:style-name="ce290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Weryfikacja początkowego stanu</text:p>
          </table:table-cell>
          <table:table-cell table:style-name="ce8" office:value-type="string" calcext:value-type="string">
            <text:p>Płytka startowa na środku planszy</text:p>
          </table:table-cell>
          <table:table-cell table:style-name="ce94" table:content-validation-name="val1" office:value-type="string" calcext:value-type="string">
            <text:p>no pass</text:p>
          </table:table-cell>
          <table:table-cell table:style-name="ce291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Weryfikacja wylosowanej płytki</text:p>
          </table:table-cell>
          <table:table-cell table:style-name="ce8" office:value-type="string" calcext:value-type="string">
            <text:p>Widzimy losową płytkę w GUI gracza</text:p>
          </table:table-cell>
          <table:table-cell table:style-name="ce95" table:content-validation-name="val1" office:value-type="string" calcext:value-type="string">
            <text:p>no pass</text:p>
          </table:table-cell>
          <table:table-cell table:style-name="ce292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Weryfikacja przycisku <text:span text:style-name="T1">End Turn</text:span></text:p>
          </table:table-cell>
          <table:table-cell table:style-name="ce8" office:value-type="string" calcext:value-type="string">
            <text:p>Przycisk<text:span text:style-name="T1"> End Turn</text:span> nieaktywny</text:p>
          </table:table-cell>
          <table:table-cell table:style-name="ce96" table:content-validation-name="val1" office:value-type="string" calcext:value-type="string">
            <text:p>no pass</text:p>
          </table:table-cell>
          <table:table-cell table:style-name="ce293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2" office:value-type="string" calcext:value-type="string">
            <text:p>TC_23</text:p>
          </table:table-cell>
          <table:table-cell table:style-name="ce2" office:value-type="string" calcext:value-type="string" table:number-columns-spanned="2" table:number-rows-spanned="1">
            <text:p>Kontrola elementów GUI – czterech graczy</text:p>
          </table:table-cell>
          <table:covered-table-cell table:style-name="ce4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krok</text:p>
          </table:table-cell>
          <table:table-cell table:style-name="ce3" office:value-type="string" calcext:value-type="string">
            <text:p>akcja</text:p>
          </table:table-cell>
          <table:table-cell table:style-name="ce3" office:value-type="string" calcext:value-type="string">
            <text:p>oczekiwany wynik</text:p>
          </table:table-cell>
          <table:table-cell table:style-name="ce16" table:content-validation-name="val1" table:number-columns-repeated="9"/>
          <table:table-cell table:number-columns-repeated="10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Wykonanie testu <text:span text:style-name="T2">TC_3</text:span></text:p>
          </table:table-cell>
          <table:table-cell table:style-name="ce8" office:value-type="string" calcext:value-type="string">
            <text:p>Widzimy ekran rozgrywki – tura pierwszego gracza</text:p>
          </table:table-cell>
          <table:table-cell table:style-name="ce97" table:content-validation-name="val1" office:value-type="string" calcext:value-type="string">
            <text:p>no pass</text:p>
          </table:table-cell>
          <table:table-cell table:style-name="ce294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Weryfikacja nazw graczy</text:p>
          </table:table-cell>
          <table:table-cell table:style-name="ce8" office:value-type="string" calcext:value-type="string">
            <text:p>Poprawne nazwy graczy</text:p>
          </table:table-cell>
          <table:table-cell table:style-name="ce98" table:content-validation-name="val1" office:value-type="string" calcext:value-type="string">
            <text:p>no pass</text:p>
          </table:table-cell>
          <table:table-cell table:style-name="ce295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Weryfikacja kolorów graczy</text:p>
          </table:table-cell>
          <table:table-cell table:style-name="ce8" office:value-type="string" calcext:value-type="string">
            <text:p>Poprawne kolory graczy</text:p>
          </table:table-cell>
          <table:table-cell table:style-name="ce99" table:content-validation-name="val1" office:value-type="string" calcext:value-type="string">
            <text:p>no pass</text:p>
          </table:table-cell>
          <table:table-cell table:style-name="ce296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Weryfikacja punktacji</text:p>
          </table:table-cell>
          <table:table-cell table:style-name="ce8" office:value-type="string" calcext:value-type="string">
            <text:p>Poprawna punktacja – wszyscy gracze posiadają 0 punktów</text:p>
          </table:table-cell>
          <table:table-cell table:style-name="ce100" table:content-validation-name="val1" office:value-type="string" calcext:value-type="string">
            <text:p>no pass</text:p>
          </table:table-cell>
          <table:table-cell table:style-name="ce297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Weryfikacja początkowego stanu</text:p>
          </table:table-cell>
          <table:table-cell table:style-name="ce8" office:value-type="string" calcext:value-type="string">
            <text:p>Płytka startowa na środku planszy</text:p>
          </table:table-cell>
          <table:table-cell table:style-name="ce101" table:content-validation-name="val1" office:value-type="string" calcext:value-type="string">
            <text:p>no pass</text:p>
          </table:table-cell>
          <table:table-cell table:style-name="ce298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Weryfikacja wylosowanej płytki</text:p>
          </table:table-cell>
          <table:table-cell table:style-name="ce8" office:value-type="string" calcext:value-type="string">
            <text:p>Widzimy losową płytkę w GUI gracza</text:p>
          </table:table-cell>
          <table:table-cell table:style-name="ce102" table:content-validation-name="val1" office:value-type="string" calcext:value-type="string">
            <text:p>no pass</text:p>
          </table:table-cell>
          <table:table-cell table:style-name="ce299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Weryfikacja przycisku <text:span text:style-name="T1">End Turn</text:span></text:p>
          </table:table-cell>
          <table:table-cell table:style-name="ce8" office:value-type="string" calcext:value-type="string">
            <text:p>Przycisk<text:span text:style-name="T1"> End Turn</text:span> nieaktywny</text:p>
          </table:table-cell>
          <table:table-cell table:style-name="ce103" table:content-validation-name="val1" office:value-type="string" calcext:value-type="string">
            <text:p>no pass</text:p>
          </table:table-cell>
          <table:table-cell table:style-name="ce300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2" office:value-type="string" calcext:value-type="string">
            <text:p>TC_24</text:p>
          </table:table-cell>
          <table:table-cell table:style-name="ce2" office:value-type="string" calcext:value-type="string" table:number-columns-spanned="2" table:number-rows-spanned="1">
            <text:p>Kontrola elementów GUI – pięciu graczy</text:p>
          </table:table-cell>
          <table:covered-table-cell table:style-name="ce4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krok</text:p>
          </table:table-cell>
          <table:table-cell table:style-name="ce3" office:value-type="string" calcext:value-type="string">
            <text:p>akcja</text:p>
          </table:table-cell>
          <table:table-cell table:style-name="ce3" office:value-type="string" calcext:value-type="string">
            <text:p>oczekiwany wynik</text:p>
          </table:table-cell>
          <table:table-cell table:style-name="ce16" table:content-validation-name="val1" table:number-columns-repeated="9"/>
          <table:table-cell table:number-columns-repeated="10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Wykonanie testu <text:span text:style-name="T2">TC_3</text:span></text:p>
          </table:table-cell>
          <table:table-cell table:style-name="ce8" office:value-type="string" calcext:value-type="string">
            <text:p>Widzimy ekran rozgrywki – tura pierwszego gracza</text:p>
          </table:table-cell>
          <table:table-cell table:style-name="ce104" table:content-validation-name="val1" office:value-type="string" calcext:value-type="string">
            <text:p>no pass</text:p>
          </table:table-cell>
          <table:table-cell table:style-name="ce301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Weryfikacja nazw graczy</text:p>
          </table:table-cell>
          <table:table-cell table:style-name="ce8" office:value-type="string" calcext:value-type="string">
            <text:p>Poprawne nazwy graczy</text:p>
          </table:table-cell>
          <table:table-cell table:style-name="ce105" table:content-validation-name="val1" office:value-type="string" calcext:value-type="string">
            <text:p>no pass</text:p>
          </table:table-cell>
          <table:table-cell table:style-name="ce302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Weryfikacja kolorów graczy</text:p>
          </table:table-cell>
          <table:table-cell table:style-name="ce8" office:value-type="string" calcext:value-type="string">
            <text:p>Poprawne kolory graczy</text:p>
          </table:table-cell>
          <table:table-cell table:style-name="ce106" table:content-validation-name="val1" office:value-type="string" calcext:value-type="string">
            <text:p>no pass</text:p>
          </table:table-cell>
          <table:table-cell table:style-name="ce303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Weryfikacja punktacji</text:p>
          </table:table-cell>
          <table:table-cell table:style-name="ce8" office:value-type="string" calcext:value-type="string">
            <text:p>Poprawna punktacja – wszyscy gracze posiadają 0 punktów</text:p>
          </table:table-cell>
          <table:table-cell table:style-name="ce107" table:content-validation-name="val1" office:value-type="string" calcext:value-type="string">
            <text:p>no pass</text:p>
          </table:table-cell>
          <table:table-cell table:style-name="ce304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Weryfikacja początkowego stanu</text:p>
          </table:table-cell>
          <table:table-cell table:style-name="ce8" office:value-type="string" calcext:value-type="string">
            <text:p>Płytka startowa na środku planszy</text:p>
          </table:table-cell>
          <table:table-cell table:style-name="ce108" table:content-validation-name="val1" office:value-type="string" calcext:value-type="string">
            <text:p>no pass</text:p>
          </table:table-cell>
          <table:table-cell table:style-name="ce305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Weryfikacja wylosowanej płytki</text:p>
          </table:table-cell>
          <table:table-cell table:style-name="ce8" office:value-type="string" calcext:value-type="string">
            <text:p>Widzimy losową płytkę w GUI gracza</text:p>
          </table:table-cell>
          <table:table-cell table:style-name="ce109" table:content-validation-name="val1" office:value-type="string" calcext:value-type="string">
            <text:p>no pass</text:p>
          </table:table-cell>
          <table:table-cell table:style-name="ce306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Weryfikacja przycisku <text:span text:style-name="T1">End Turn</text:span></text:p>
          </table:table-cell>
          <table:table-cell table:style-name="ce8" office:value-type="string" calcext:value-type="string">
            <text:p>Przycisk<text:span text:style-name="T1"> End Turn</text:span> nieaktywny</text:p>
          </table:table-cell>
          <table:table-cell table:style-name="ce110" table:content-validation-name="val1" office:value-type="string" calcext:value-type="string">
            <text:p>no pass</text:p>
          </table:table-cell>
          <table:table-cell table:style-name="ce307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2" office:value-type="string" calcext:value-type="string">
            <text:p>TC_25</text:p>
          </table:table-cell>
          <table:table-cell table:style-name="ce2" office:value-type="string" calcext:value-type="string" table:number-columns-spanned="2" table:number-rows-spanned="1">
            <text:p>Wykonanie podstawowego poprawnego ruchu pierwszego gracza</text:p>
          </table:table-cell>
          <table:covered-table-cell table:style-name="ce4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krok</text:p>
          </table:table-cell>
          <table:table-cell table:style-name="ce3" office:value-type="string" calcext:value-type="string">
            <text:p>akcja</text:p>
          </table:table-cell>
          <table:table-cell table:style-name="ce3" office:value-type="string" calcext:value-type="string">
            <text:p>oczekiwany wynik</text:p>
          </table:table-cell>
          <table:table-cell table:style-name="ce16" table:content-validation-name="val1" table:number-columns-repeated="9"/>
          <table:table-cell table:number-columns-repeated="10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Wykonanie testu <text:span text:style-name="T2">TC_24</text:span></text:p>
          </table:table-cell>
          <table:table-cell table:style-name="ce8" office:value-type="string" calcext:value-type="string">
            <text:p>Przycisk<text:span text:style-name="T1"> End Turn</text:span> nieaktywny</text:p>
          </table:table-cell>
          <table:table-cell table:style-name="ce111" table:content-validation-name="val1" office:value-type="string" calcext:value-type="string">
            <text:p>no pass</text:p>
          </table:table-cell>
          <table:table-cell table:style-name="ce308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Umieszczenie płytki na planszy przez pierwszego gracza</text:p>
          </table:table-cell>
          <table:table-cell table:style-name="ce8" office:value-type="string" calcext:value-type="string">
            <text:p>Widzimy umieszczoną płytkę pierwszego gracza zgodnie z regułami gry</text:p>
          </table:table-cell>
          <table:table-cell table:style-name="ce112" table:content-validation-name="val1" office:value-type="string" calcext:value-type="string">
            <text:p>no pass</text:p>
          </table:table-cell>
          <table:table-cell table:style-name="ce309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Wciśniecie przycisku <text:span text:style-name="T1">End Turn</text:span></text:p>
          </table:table-cell>
          <table:table-cell table:style-name="ce8" office:value-type="string" calcext:value-type="string">
            <text:p>Widzimy ekran rozgrywki – tura drugiego gracza</text:p>
          </table:table-cell>
          <table:table-cell table:style-name="ce113" table:content-validation-name="val1" office:value-type="string" calcext:value-type="string">
            <text:p>no pass</text:p>
          </table:table-cell>
          <table:table-cell table:style-name="ce310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 table:number-rows-repeated="2">
          <table:table-cell table:style-name="ce5"/>
          <table:table-cell table:style-name="ce9" table:number-columns-repeated="2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number-columns-repeated="3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2" office:value-type="string" calcext:value-type="string">
            <text:p>TC_26</text:p>
          </table:table-cell>
          <table:table-cell table:style-name="ce2" office:value-type="string" calcext:value-type="string" table:number-columns-spanned="2" table:number-rows-spanned="1">
            <text:p>Próba wykonania niepoprawnego ruchu pierwszego gracza</text:p>
          </table:table-cell>
          <table:covered-table-cell table:style-name="ce4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krok</text:p>
          </table:table-cell>
          <table:table-cell table:style-name="ce3" office:value-type="string" calcext:value-type="string">
            <text:p>akcja</text:p>
          </table:table-cell>
          <table:table-cell table:style-name="ce3" office:value-type="string" calcext:value-type="string">
            <text:p>oczekiwany wynik</text:p>
          </table:table-cell>
          <table:table-cell table:style-name="ce16" table:content-validation-name="val1" table:number-columns-repeated="9"/>
          <table:table-cell table:number-columns-repeated="10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Wykonanie testu <text:span text:style-name="T2">TC_24</text:span></text:p>
          </table:table-cell>
          <table:table-cell table:style-name="ce8" office:value-type="string" calcext:value-type="string">
            <text:p>Przycisk<text:span text:style-name="T1"> End Turn</text:span> nieaktywny</text:p>
          </table:table-cell>
          <table:table-cell table:style-name="ce114" table:content-validation-name="val1" office:value-type="string" calcext:value-type="string">
            <text:p>no pass</text:p>
          </table:table-cell>
          <table:table-cell table:style-name="ce311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Próba umieszczenia płytki na planszy przez pierwszego</text:p>
            <text:p>Gracza wbrew zasadom gry</text:p>
          </table:table-cell>
          <table:table-cell table:style-name="ce8" office:value-type="string" calcext:value-type="string">
            <text:p>Widzimy informację, że ruch jest niedozwolony</text:p>
          </table:table-cell>
          <table:table-cell table:style-name="ce115" table:content-validation-name="val1" office:value-type="string" calcext:value-type="string">
            <text:p>no pass</text:p>
          </table:table-cell>
          <table:table-cell table:style-name="ce312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Weryfikacja przycisku <text:span text:style-name="T1">End Turn</text:span></text:p>
          </table:table-cell>
          <table:table-cell table:style-name="ce8" office:value-type="string" calcext:value-type="string">
            <text:p>Przycisk<text:span text:style-name="T1"> End Turn</text:span> nieaktywny</text:p>
          </table:table-cell>
          <table:table-cell table:style-name="ce116" table:content-validation-name="val1" office:value-type="string" calcext:value-type="string">
            <text:p>no pass</text:p>
          </table:table-cell>
          <table:table-cell table:style-name="ce313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2" office:value-type="string" calcext:value-type="string">
            <text:p>TC_27</text:p>
          </table:table-cell>
          <table:table-cell table:style-name="ce2" office:value-type="string" calcext:value-type="string" table:number-columns-spanned="2" table:number-rows-spanned="1">
            <text:p>Umieszczenie pionka na planszy przez pierwszego gracza</text:p>
          </table:table-cell>
          <table:covered-table-cell table:style-name="ce4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krok</text:p>
          </table:table-cell>
          <table:table-cell table:style-name="ce3" office:value-type="string" calcext:value-type="string">
            <text:p>akcja</text:p>
          </table:table-cell>
          <table:table-cell table:style-name="ce3" office:value-type="string" calcext:value-type="string">
            <text:p>oczekiwany wynik</text:p>
          </table:table-cell>
          <table:table-cell table:style-name="ce16" table:content-validation-name="val1" table:number-columns-repeated="9"/>
          <table:table-cell table:number-columns-repeated="10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Wykonanie testu <text:span text:style-name="T2">TC_24</text:span></text:p>
          </table:table-cell>
          <table:table-cell table:style-name="ce8" office:value-type="string" calcext:value-type="string">
            <text:p>Przycisk<text:span text:style-name="T1"> End Turn</text:span> nieaktywny</text:p>
          </table:table-cell>
          <table:table-cell table:style-name="ce117" table:content-validation-name="val1" office:value-type="string" calcext:value-type="string">
            <text:p>no pass</text:p>
          </table:table-cell>
          <table:table-cell table:style-name="ce314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Umieszczenie płytki na planszy przez pierwszego gracza</text:p>
          </table:table-cell>
          <table:table-cell table:style-name="ce8" office:value-type="string" calcext:value-type="string">
            <text:p>Widzimy umieszczoną płytkę pierwszego gracza zgodnie z regułami gry</text:p>
          </table:table-cell>
          <table:table-cell table:style-name="ce118" table:content-validation-name="val1" office:value-type="string" calcext:value-type="string">
            <text:p>no pass</text:p>
          </table:table-cell>
          <table:table-cell table:style-name="ce315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Umieszczenie pionka pierwszego gracza</text:p>
            <text:p>Zgodnie z zasadami gry</text:p>
          </table:table-cell>
          <table:table-cell table:style-name="ce10" office:value-type="string" calcext:value-type="string">
            <text:p>Widzimy umieszczony pionek na dodanej płytce, </text:p>
            <text:p>Liczba pionków pierwszego gracza została zmniejszona o 1</text:p>
          </table:table-cell>
          <table:table-cell table:style-name="ce119" table:content-validation-name="val1" office:value-type="string" calcext:value-type="string">
            <text:p>no pass</text:p>
          </table:table-cell>
          <table:table-cell table:style-name="ce316" table:content-validation-name="val1" office:value-type="string" calcext:value-type="string">
            <text:p>no pass</text:p>
          </table:table-cell>
          <table:table-cell table:style-name="ce404" table:content-validation-name="val1" table:number-columns-repeated="7"/>
          <table:table-cell table:style-name="ce406" table:number-columns-repeated="101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Wciśniecie przycisku <text:span text:style-name="T1">End Turn</text:span></text:p>
          </table:table-cell>
          <table:table-cell table:style-name="ce8" office:value-type="string" calcext:value-type="string">
            <text:p>Widzimy ekran rozgrywki – tura drugiego gracza</text:p>
          </table:table-cell>
          <table:table-cell table:style-name="ce120" table:content-validation-name="val1" office:value-type="string" calcext:value-type="string">
            <text:p>no pass</text:p>
          </table:table-cell>
          <table:table-cell table:style-name="ce317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2" office:value-type="string" calcext:value-type="string">
            <text:p>TC_28</text:p>
          </table:table-cell>
          <table:table-cell table:style-name="ce2" office:value-type="string" calcext:value-type="string" table:number-columns-spanned="2" table:number-rows-spanned="1">
            <text:p>Próba umieszczenia pionka wbrew zasadom gry przez pierwszego gracza</text:p>
          </table:table-cell>
          <table:covered-table-cell table:style-name="ce4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krok</text:p>
          </table:table-cell>
          <table:table-cell table:style-name="ce3" office:value-type="string" calcext:value-type="string">
            <text:p>akcja</text:p>
          </table:table-cell>
          <table:table-cell table:style-name="ce3" office:value-type="string" calcext:value-type="string">
            <text:p>oczekiwany wynik</text:p>
          </table:table-cell>
          <table:table-cell table:style-name="ce16" table:content-validation-name="val1" table:number-columns-repeated="9"/>
          <table:table-cell table:number-columns-repeated="10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Wykonanie testu <text:span text:style-name="T2">TC_24</text:span></text:p>
          </table:table-cell>
          <table:table-cell table:style-name="ce8" office:value-type="string" calcext:value-type="string">
            <text:p>Przycisk<text:span text:style-name="T1"> End Turn</text:span> nieaktywny</text:p>
          </table:table-cell>
          <table:table-cell table:style-name="ce121" table:content-validation-name="val1" office:value-type="string" calcext:value-type="string">
            <text:p>no pass</text:p>
          </table:table-cell>
          <table:table-cell table:style-name="ce318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Umieszczenie płytki na planszy przez pierwszego gracza</text:p>
          </table:table-cell>
          <table:table-cell table:style-name="ce8" office:value-type="string" calcext:value-type="string">
            <text:p>Widzimy umieszczoną płytkę pierwszego gracza zgodnie z regułami gry</text:p>
          </table:table-cell>
          <table:table-cell table:style-name="ce122" table:content-validation-name="val1" office:value-type="string" calcext:value-type="string">
            <text:p>no pass</text:p>
          </table:table-cell>
          <table:table-cell table:style-name="ce319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Próba umieszczenia pionka pierwszego gracza wbrew</text:p>
            <text:p>zasadom gry</text:p>
          </table:table-cell>
          <table:table-cell table:style-name="ce8" office:value-type="string" calcext:value-type="string">
            <text:p>Widzimy informację, że ruch jest niedozwolony</text:p>
          </table:table-cell>
          <table:table-cell table:style-name="ce123" table:content-validation-name="val1" office:value-type="string" calcext:value-type="string">
            <text:p>no pass</text:p>
          </table:table-cell>
          <table:table-cell table:style-name="ce320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5"/>
          <table:table-cell table:style-name="ce9" table:number-columns-repeated="2"/>
          <table:table-cell table:style-name="ce15" table:content-validation-name="val1" table:number-columns-repeated="9"/>
          <table:table-cell table:number-columns-repeated="1010"/>
        </table:table-row>
        <table:table-row table:style-name="ro2" table:number-rows-repeated="2">
          <table:table-cell table:number-columns-repeated="3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2" office:value-type="string" calcext:value-type="string">
            <text:p>TC_29</text:p>
          </table:table-cell>
          <table:table-cell table:style-name="ce2" office:value-type="string" calcext:value-type="string" table:number-columns-spanned="2" table:number-rows-spanned="1">
            <text:p>Wykonanie podstawowego poprawnego ruchu drugiego gracza</text:p>
          </table:table-cell>
          <table:covered-table-cell table:style-name="ce4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krok</text:p>
          </table:table-cell>
          <table:table-cell table:style-name="ce3" office:value-type="string" calcext:value-type="string">
            <text:p>akcja</text:p>
          </table:table-cell>
          <table:table-cell table:style-name="ce3" office:value-type="string" calcext:value-type="string">
            <text:p>oczekiwany wynik</text:p>
          </table:table-cell>
          <table:table-cell table:style-name="ce16" table:content-validation-name="val1" table:number-columns-repeated="9"/>
          <table:table-cell table:number-columns-repeated="10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Wykonanie testu <text:span text:style-name="T2">TC_25</text:span></text:p>
          </table:table-cell>
          <table:table-cell table:style-name="ce8" office:value-type="string" calcext:value-type="string">
            <text:p>Widzimy ekran rozgrywki – tura drugiego gracza</text:p>
          </table:table-cell>
          <table:table-cell table:style-name="ce124" table:content-validation-name="val1" office:value-type="string" calcext:value-type="string">
            <text:p>no pass</text:p>
          </table:table-cell>
          <table:table-cell table:style-name="ce321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Umieszczenie płytki na planszy przez drugiego gracza</text:p>
          </table:table-cell>
          <table:table-cell table:style-name="ce8" office:value-type="string" calcext:value-type="string">
            <text:p>Widzimy umieszczoną płytkę drugiego gracza zgodnie z regułami gry</text:p>
          </table:table-cell>
          <table:table-cell table:style-name="ce125" table:content-validation-name="val1" office:value-type="string" calcext:value-type="string">
            <text:p>no pass</text:p>
          </table:table-cell>
          <table:table-cell table:style-name="ce322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Wciśniecie przycisku <text:span text:style-name="T1">End Turn</text:span></text:p>
          </table:table-cell>
          <table:table-cell table:style-name="ce8" office:value-type="string" calcext:value-type="string">
            <text:p>Widzimy ekran rozgrywki – tura trzeciego gracza</text:p>
          </table:table-cell>
          <table:table-cell table:style-name="ce126" table:content-validation-name="val1" office:value-type="string" calcext:value-type="string">
            <text:p>no pass</text:p>
          </table:table-cell>
          <table:table-cell table:style-name="ce323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2" office:value-type="string" calcext:value-type="string">
            <text:p>TC_30</text:p>
          </table:table-cell>
          <table:table-cell table:style-name="ce2" office:value-type="string" calcext:value-type="string" table:number-columns-spanned="2" table:number-rows-spanned="1">
            <text:p>Próba wykonania niepoprawnego ruchu drugiego gracza</text:p>
          </table:table-cell>
          <table:covered-table-cell table:style-name="ce4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krok</text:p>
          </table:table-cell>
          <table:table-cell table:style-name="ce3" office:value-type="string" calcext:value-type="string">
            <text:p>akcja</text:p>
          </table:table-cell>
          <table:table-cell table:style-name="ce3" office:value-type="string" calcext:value-type="string">
            <text:p>oczekiwany wynik</text:p>
          </table:table-cell>
          <table:table-cell table:style-name="ce16" table:content-validation-name="val1" table:number-columns-repeated="9"/>
          <table:table-cell table:number-columns-repeated="10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Wykonanie testu <text:span text:style-name="T2">TC_25</text:span></text:p>
          </table:table-cell>
          <table:table-cell table:style-name="ce8" office:value-type="string" calcext:value-type="string">
            <text:p>Przycisk<text:span text:style-name="T1"> End Turn</text:span> nieaktywny</text:p>
          </table:table-cell>
          <table:table-cell table:style-name="ce127" table:content-validation-name="val1" office:value-type="string" calcext:value-type="string">
            <text:p>no pass</text:p>
          </table:table-cell>
          <table:table-cell table:style-name="ce324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Próba umieszczenia płytki na planszy przez drugiego</text:p>
            <text:p>Gracza wbrew zasadom gry</text:p>
          </table:table-cell>
          <table:table-cell table:style-name="ce8" office:value-type="string" calcext:value-type="string">
            <text:p>Widzimy informację, że ruch jest niedozwolony</text:p>
          </table:table-cell>
          <table:table-cell table:style-name="ce128" table:content-validation-name="val1" office:value-type="string" calcext:value-type="string">
            <text:p>no pass</text:p>
          </table:table-cell>
          <table:table-cell table:style-name="ce325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Weryfikacja przycisku <text:span text:style-name="T1">End Turn</text:span></text:p>
          </table:table-cell>
          <table:table-cell table:style-name="ce8" office:value-type="string" calcext:value-type="string">
            <text:p>Przycisk<text:span text:style-name="T1"> End Turn</text:span> nieaktywny</text:p>
          </table:table-cell>
          <table:table-cell table:style-name="ce129" table:content-validation-name="val1" office:value-type="string" calcext:value-type="string">
            <text:p>no pass</text:p>
          </table:table-cell>
          <table:table-cell table:style-name="ce326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2" office:value-type="string" calcext:value-type="string">
            <text:p>TC_31</text:p>
          </table:table-cell>
          <table:table-cell table:style-name="ce2" office:value-type="string" calcext:value-type="string" table:number-columns-spanned="2" table:number-rows-spanned="1">
            <text:p>Umieszczenie pionka na planszy przez drugiego gracza</text:p>
          </table:table-cell>
          <table:covered-table-cell table:style-name="ce4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krok</text:p>
          </table:table-cell>
          <table:table-cell table:style-name="ce3" office:value-type="string" calcext:value-type="string">
            <text:p>akcja</text:p>
          </table:table-cell>
          <table:table-cell table:style-name="ce3" office:value-type="string" calcext:value-type="string">
            <text:p>oczekiwany wynik</text:p>
          </table:table-cell>
          <table:table-cell table:style-name="ce16" table:content-validation-name="val1" table:number-columns-repeated="9"/>
          <table:table-cell table:number-columns-repeated="10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Wykonanie testu <text:span text:style-name="T2">TC_25</text:span></text:p>
          </table:table-cell>
          <table:table-cell table:style-name="ce8" office:value-type="string" calcext:value-type="string">
            <text:p>Przycisk<text:span text:style-name="T1"> End Turn</text:span> nieaktywny</text:p>
          </table:table-cell>
          <table:table-cell table:style-name="ce130" table:content-validation-name="val1" office:value-type="string" calcext:value-type="string">
            <text:p>no pass</text:p>
          </table:table-cell>
          <table:table-cell table:style-name="ce327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Umieszczenie płytki na planszy przez drugiego gracza</text:p>
          </table:table-cell>
          <table:table-cell table:style-name="ce8" office:value-type="string" calcext:value-type="string">
            <text:p>Widzimy umieszczoną płytkę drugiego gracza zgodnie z regułami gry</text:p>
          </table:table-cell>
          <table:table-cell table:style-name="ce131" table:content-validation-name="val1" office:value-type="string" calcext:value-type="string">
            <text:p>no pass</text:p>
          </table:table-cell>
          <table:table-cell table:style-name="ce328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Umieszczenie pionka drugiego gracza</text:p>
            <text:p>Zgodnie z zasadami gry</text:p>
          </table:table-cell>
          <table:table-cell table:style-name="ce10" office:value-type="string" calcext:value-type="string">
            <text:p>Widzimy umieszczony pionek na dodanej płytce, </text:p>
            <text:p>Liczba pionków drugiego gracza została zmniejszona o 1</text:p>
          </table:table-cell>
          <table:table-cell table:style-name="ce132" table:content-validation-name="val1" office:value-type="string" calcext:value-type="string">
            <text:p>no pass</text:p>
          </table:table-cell>
          <table:table-cell table:style-name="ce329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Wciśniecie przycisku <text:span text:style-name="T1">End Turn</text:span></text:p>
          </table:table-cell>
          <table:table-cell table:style-name="ce8" office:value-type="string" calcext:value-type="string">
            <text:p>Widzimy ekran rozgrywki – tura trzeciego gracza</text:p>
          </table:table-cell>
          <table:table-cell table:style-name="ce133" table:content-validation-name="val1" office:value-type="string" calcext:value-type="string">
            <text:p>no pass</text:p>
          </table:table-cell>
          <table:table-cell table:style-name="ce330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2" office:value-type="string" calcext:value-type="string">
            <text:p>TC_32</text:p>
          </table:table-cell>
          <table:table-cell table:style-name="ce2" office:value-type="string" calcext:value-type="string" table:number-columns-spanned="2" table:number-rows-spanned="1">
            <text:p>Próba umieszczenia pionka wbrew zasadom gry przez drugiego gracza</text:p>
          </table:table-cell>
          <table:covered-table-cell table:style-name="ce4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krok</text:p>
          </table:table-cell>
          <table:table-cell table:style-name="ce3" office:value-type="string" calcext:value-type="string">
            <text:p>akcja</text:p>
          </table:table-cell>
          <table:table-cell table:style-name="ce3" office:value-type="string" calcext:value-type="string">
            <text:p>oczekiwany wynik</text:p>
          </table:table-cell>
          <table:table-cell table:style-name="ce16" table:content-validation-name="val1" table:number-columns-repeated="9"/>
          <table:table-cell table:number-columns-repeated="10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Wykonanie testu <text:span text:style-name="T2">TC_25</text:span></text:p>
          </table:table-cell>
          <table:table-cell table:style-name="ce8" office:value-type="string" calcext:value-type="string">
            <text:p>Przycisk<text:span text:style-name="T1"> End Turn</text:span> nieaktywny</text:p>
          </table:table-cell>
          <table:table-cell table:style-name="ce134" table:content-validation-name="val1" office:value-type="string" calcext:value-type="string">
            <text:p>no pass</text:p>
          </table:table-cell>
          <table:table-cell table:style-name="ce331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Umieszczenie płytki na planszy przez drugiego gracza</text:p>
          </table:table-cell>
          <table:table-cell table:style-name="ce8" office:value-type="string" calcext:value-type="string">
            <text:p>Widzimy umieszczoną płytkę drugiego gracza zgodnie z regułami gry</text:p>
          </table:table-cell>
          <table:table-cell table:style-name="ce135" table:content-validation-name="val1" office:value-type="string" calcext:value-type="string">
            <text:p>no pass</text:p>
          </table:table-cell>
          <table:table-cell table:style-name="ce332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Próba umieszczenia pionka drugiego gracza wbrew</text:p>
            <text:p>zasadom gry</text:p>
          </table:table-cell>
          <table:table-cell table:style-name="ce8" office:value-type="string" calcext:value-type="string">
            <text:p>Widzimy informację, że ruch jest niedozwolony</text:p>
          </table:table-cell>
          <table:table-cell table:style-name="ce136" table:content-validation-name="val1" office:value-type="string" calcext:value-type="string">
            <text:p>no pass</text:p>
          </table:table-cell>
          <table:table-cell table:style-name="ce333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2" office:value-type="string" calcext:value-type="string">
            <text:p>TC_33</text:p>
          </table:table-cell>
          <table:table-cell table:style-name="ce2" office:value-type="string" calcext:value-type="string" table:number-columns-spanned="2" table:number-rows-spanned="1">
            <text:p>Wykonanie podstawowego poprawnego ruchu trzeciego gracza</text:p>
          </table:table-cell>
          <table:covered-table-cell table:style-name="ce4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krok</text:p>
          </table:table-cell>
          <table:table-cell table:style-name="ce3" office:value-type="string" calcext:value-type="string">
            <text:p>akcja</text:p>
          </table:table-cell>
          <table:table-cell table:style-name="ce3" office:value-type="string" calcext:value-type="string">
            <text:p>oczekiwany wynik</text:p>
          </table:table-cell>
          <table:table-cell table:style-name="ce16" table:content-validation-name="val1" table:number-columns-repeated="9"/>
          <table:table-cell table:number-columns-repeated="10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Wykonanie testu <text:span text:style-name="T2">TC_29</text:span></text:p>
          </table:table-cell>
          <table:table-cell table:style-name="ce8" office:value-type="string" calcext:value-type="string">
            <text:p>Widzimy ekran rozgrywki – tura trzeciego gracza</text:p>
          </table:table-cell>
          <table:table-cell table:style-name="ce137" table:content-validation-name="val1" office:value-type="string" calcext:value-type="string">
            <text:p>no pass</text:p>
          </table:table-cell>
          <table:table-cell table:style-name="ce334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Umieszczenie płytki na planszy przez trzeciego gracza</text:p>
          </table:table-cell>
          <table:table-cell table:style-name="ce8" office:value-type="string" calcext:value-type="string">
            <text:p>Widzimy umieszczoną płytkę trzeciego gracza zgodnie z regułami gry</text:p>
          </table:table-cell>
          <table:table-cell table:style-name="ce138" table:content-validation-name="val1" office:value-type="string" calcext:value-type="string">
            <text:p>no pass</text:p>
          </table:table-cell>
          <table:table-cell table:style-name="ce335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Wciśniecie przycisku <text:span text:style-name="T1">End Turn</text:span></text:p>
          </table:table-cell>
          <table:table-cell table:style-name="ce8" office:value-type="string" calcext:value-type="string">
            <text:p>Widzimy ekran rozgrywki – tura czwartego gracza</text:p>
          </table:table-cell>
          <table:table-cell table:style-name="ce139" table:content-validation-name="val1" office:value-type="string" calcext:value-type="string">
            <text:p>no pass</text:p>
          </table:table-cell>
          <table:table-cell table:style-name="ce336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2" office:value-type="string" calcext:value-type="string">
            <text:p>TC_34</text:p>
          </table:table-cell>
          <table:table-cell table:style-name="ce2" office:value-type="string" calcext:value-type="string" table:number-columns-spanned="2" table:number-rows-spanned="1">
            <text:p>Próba wykonania niepoprawnego ruchu trzeciego gracza</text:p>
          </table:table-cell>
          <table:covered-table-cell table:style-name="ce4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krok</text:p>
          </table:table-cell>
          <table:table-cell table:style-name="ce3" office:value-type="string" calcext:value-type="string">
            <text:p>akcja</text:p>
          </table:table-cell>
          <table:table-cell table:style-name="ce3" office:value-type="string" calcext:value-type="string">
            <text:p>oczekiwany wynik</text:p>
          </table:table-cell>
          <table:table-cell table:style-name="ce16" table:content-validation-name="val1" table:number-columns-repeated="9"/>
          <table:table-cell table:number-columns-repeated="10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Wykonanie testu <text:span text:style-name="T2">TC_29</text:span></text:p>
          </table:table-cell>
          <table:table-cell table:style-name="ce8" office:value-type="string" calcext:value-type="string">
            <text:p>Przycisk<text:span text:style-name="T1"> End Turn</text:span> nieaktywny</text:p>
          </table:table-cell>
          <table:table-cell table:style-name="ce140" table:content-validation-name="val1" office:value-type="string" calcext:value-type="string">
            <text:p>no pass</text:p>
          </table:table-cell>
          <table:table-cell table:style-name="ce337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Próba umieszczenia płytki na planszy przez trzeciego</text:p>
            <text:p>Gracza wbrew zasadom gry</text:p>
          </table:table-cell>
          <table:table-cell table:style-name="ce8" office:value-type="string" calcext:value-type="string">
            <text:p>Widzimy informację, że ruch jest niedozwolony</text:p>
          </table:table-cell>
          <table:table-cell table:style-name="ce141" table:content-validation-name="val1" office:value-type="string" calcext:value-type="string">
            <text:p>no pass</text:p>
          </table:table-cell>
          <table:table-cell table:style-name="ce338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Weryfikacja przycisku <text:span text:style-name="T1">End Turn</text:span></text:p>
          </table:table-cell>
          <table:table-cell table:style-name="ce8" office:value-type="string" calcext:value-type="string">
            <text:p>Przycisk<text:span text:style-name="T1"> End Turn</text:span> nieaktywny</text:p>
          </table:table-cell>
          <table:table-cell table:style-name="ce142" table:content-validation-name="val1" office:value-type="string" calcext:value-type="string">
            <text:p>no pass</text:p>
          </table:table-cell>
          <table:table-cell table:style-name="ce339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2" office:value-type="string" calcext:value-type="string">
            <text:p>TC_35</text:p>
          </table:table-cell>
          <table:table-cell table:style-name="ce2" office:value-type="string" calcext:value-type="string" table:number-columns-spanned="2" table:number-rows-spanned="1">
            <text:p>Umieszczenie pionka na planszy przez trzeciego gracza</text:p>
          </table:table-cell>
          <table:covered-table-cell table:style-name="ce4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krok</text:p>
          </table:table-cell>
          <table:table-cell table:style-name="ce3" office:value-type="string" calcext:value-type="string">
            <text:p>akcja</text:p>
          </table:table-cell>
          <table:table-cell table:style-name="ce3" office:value-type="string" calcext:value-type="string">
            <text:p>oczekiwany wynik</text:p>
          </table:table-cell>
          <table:table-cell table:style-name="ce16" table:content-validation-name="val1" table:number-columns-repeated="9"/>
          <table:table-cell table:number-columns-repeated="10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Wykonanie testu <text:span text:style-name="T2">TC_29</text:span></text:p>
          </table:table-cell>
          <table:table-cell table:style-name="ce8" office:value-type="string" calcext:value-type="string">
            <text:p>Przycisk<text:span text:style-name="T1"> End Turn</text:span> nieaktywny</text:p>
          </table:table-cell>
          <table:table-cell table:style-name="ce143" table:content-validation-name="val1" office:value-type="string" calcext:value-type="string">
            <text:p>no pass</text:p>
          </table:table-cell>
          <table:table-cell table:style-name="ce340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Umieszczenie płytki na planszy przez <text:span text:style-name="T3">trzeciego</text:span> gracza</text:p>
          </table:table-cell>
          <table:table-cell table:style-name="ce8" office:value-type="string" calcext:value-type="string">
            <text:p>Widzimy umieszczoną płytkę <text:span text:style-name="T3">trzeciego</text:span> gracza zgodnie z regułami gry</text:p>
          </table:table-cell>
          <table:table-cell table:style-name="ce144" table:content-validation-name="val1" office:value-type="string" calcext:value-type="string">
            <text:p>no pass</text:p>
          </table:table-cell>
          <table:table-cell table:style-name="ce341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Umieszczenie pionka trzeciego gracza</text:p>
            <text:p>Zgodnie z zasadami gry</text:p>
          </table:table-cell>
          <table:table-cell table:style-name="ce10" office:value-type="string" calcext:value-type="string">
            <text:p>Widzimy umieszczony pionek na dodanej płytce, </text:p>
            <text:p>Liczba pionków trzeciego gracza została zmniejszona o 1</text:p>
          </table:table-cell>
          <table:table-cell table:style-name="ce145" table:content-validation-name="val1" office:value-type="string" calcext:value-type="string">
            <text:p>no pass</text:p>
          </table:table-cell>
          <table:table-cell table:style-name="ce342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Wciśniecie przycisku <text:span text:style-name="T1">End Turn</text:span></text:p>
          </table:table-cell>
          <table:table-cell table:style-name="ce8" office:value-type="string" calcext:value-type="string">
            <text:p>Widzimy ekran rozgrywki – tura czwartego gracza</text:p>
          </table:table-cell>
          <table:table-cell table:style-name="ce146" table:content-validation-name="val1" office:value-type="string" calcext:value-type="string">
            <text:p>no pass</text:p>
          </table:table-cell>
          <table:table-cell table:style-name="ce343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2" office:value-type="string" calcext:value-type="string">
            <text:p>TC_36</text:p>
          </table:table-cell>
          <table:table-cell table:style-name="ce2" office:value-type="string" calcext:value-type="string" table:number-columns-spanned="2" table:number-rows-spanned="1">
            <text:p>Próba umieszczenia pionka wbrew zasadom gry przez trzeciego gracza</text:p>
          </table:table-cell>
          <table:covered-table-cell table:style-name="ce4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krok</text:p>
          </table:table-cell>
          <table:table-cell table:style-name="ce3" office:value-type="string" calcext:value-type="string">
            <text:p>akcja</text:p>
          </table:table-cell>
          <table:table-cell table:style-name="ce3" office:value-type="string" calcext:value-type="string">
            <text:p>oczekiwany wynik</text:p>
          </table:table-cell>
          <table:table-cell table:style-name="ce16" table:content-validation-name="val1" table:number-columns-repeated="9"/>
          <table:table-cell table:number-columns-repeated="10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Wykonanie testu <text:span text:style-name="T2">TC_29</text:span></text:p>
          </table:table-cell>
          <table:table-cell table:style-name="ce8" office:value-type="string" calcext:value-type="string">
            <text:p>Przycisk<text:span text:style-name="T1"> End Turn</text:span> nieaktywny</text:p>
          </table:table-cell>
          <table:table-cell table:style-name="ce147" table:content-validation-name="val1" office:value-type="string" calcext:value-type="string">
            <text:p>no pass</text:p>
          </table:table-cell>
          <table:table-cell table:style-name="ce344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Umieszczenie płytki na planszy przez trzeciego gracza</text:p>
          </table:table-cell>
          <table:table-cell table:style-name="ce8" office:value-type="string" calcext:value-type="string">
            <text:p>Widzimy umieszczoną płytkę trzeciego gracza zgodnie z regułami gry</text:p>
          </table:table-cell>
          <table:table-cell table:style-name="ce148" table:content-validation-name="val1" office:value-type="string" calcext:value-type="string">
            <text:p>no pass</text:p>
          </table:table-cell>
          <table:table-cell table:style-name="ce345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Próba umieszczenia pionka trzeciego gracza wbrew</text:p>
            <text:p>zasadom gry</text:p>
          </table:table-cell>
          <table:table-cell table:style-name="ce8" office:value-type="string" calcext:value-type="string">
            <text:p>Widzimy informację, że ruch jest niedozwolony</text:p>
          </table:table-cell>
          <table:table-cell table:style-name="ce149" table:content-validation-name="val1" office:value-type="string" calcext:value-type="string">
            <text:p>no pass</text:p>
          </table:table-cell>
          <table:table-cell table:style-name="ce346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2" office:value-type="string" calcext:value-type="string">
            <text:p>TC_37</text:p>
          </table:table-cell>
          <table:table-cell table:style-name="ce2" office:value-type="string" calcext:value-type="string" table:number-columns-spanned="2" table:number-rows-spanned="1">
            <text:p>Wykonanie podstawowego poprawnego ruchu czwartego gracza</text:p>
          </table:table-cell>
          <table:covered-table-cell table:style-name="ce4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krok</text:p>
          </table:table-cell>
          <table:table-cell table:style-name="ce3" office:value-type="string" calcext:value-type="string">
            <text:p>akcja</text:p>
          </table:table-cell>
          <table:table-cell table:style-name="ce3" office:value-type="string" calcext:value-type="string">
            <text:p>oczekiwany wynik</text:p>
          </table:table-cell>
          <table:table-cell table:style-name="ce16" table:content-validation-name="val1" table:number-columns-repeated="9"/>
          <table:table-cell table:number-columns-repeated="10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Wykonanie testu <text:span text:style-name="T2">TC_33</text:span></text:p>
          </table:table-cell>
          <table:table-cell table:style-name="ce8" office:value-type="string" calcext:value-type="string">
            <text:p>Widzimy ekran rozgrywki – tura czwartego gracza</text:p>
          </table:table-cell>
          <table:table-cell table:style-name="ce150" table:content-validation-name="val1" office:value-type="string" calcext:value-type="string">
            <text:p>no pass</text:p>
          </table:table-cell>
          <table:table-cell table:style-name="ce347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Umieszczenie płytki na planszy przez czwartego gracza</text:p>
          </table:table-cell>
          <table:table-cell table:style-name="ce8" office:value-type="string" calcext:value-type="string">
            <text:p>Widzimy umieszczoną płytkę czwartego gracza zgodnie z regułami gry</text:p>
          </table:table-cell>
          <table:table-cell table:style-name="ce151" table:content-validation-name="val1" office:value-type="string" calcext:value-type="string">
            <text:p>no pass</text:p>
          </table:table-cell>
          <table:table-cell table:style-name="ce348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Wciśniecie przycisku <text:span text:style-name="T1">End Turn</text:span></text:p>
          </table:table-cell>
          <table:table-cell table:style-name="ce8" office:value-type="string" calcext:value-type="string">
            <text:p>Widzimy ekran rozgrywki – tura piątego gracza</text:p>
          </table:table-cell>
          <table:table-cell table:style-name="ce152" table:content-validation-name="val1" office:value-type="string" calcext:value-type="string">
            <text:p>no pass</text:p>
          </table:table-cell>
          <table:table-cell table:style-name="ce349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2" office:value-type="string" calcext:value-type="string">
            <text:p>TC_38</text:p>
          </table:table-cell>
          <table:table-cell table:style-name="ce2" office:value-type="string" calcext:value-type="string" table:number-columns-spanned="2" table:number-rows-spanned="1">
            <text:p>Próba wykonania niepoprawnego ruchu czwartego gracza</text:p>
          </table:table-cell>
          <table:covered-table-cell table:style-name="ce4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krok</text:p>
          </table:table-cell>
          <table:table-cell table:style-name="ce3" office:value-type="string" calcext:value-type="string">
            <text:p>akcja</text:p>
          </table:table-cell>
          <table:table-cell table:style-name="ce3" office:value-type="string" calcext:value-type="string">
            <text:p>oczekiwany wynik</text:p>
          </table:table-cell>
          <table:table-cell table:style-name="ce16" table:content-validation-name="val1" table:number-columns-repeated="9"/>
          <table:table-cell table:number-columns-repeated="10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Wykonanie testu <text:span text:style-name="T2">TC_33</text:span></text:p>
          </table:table-cell>
          <table:table-cell table:style-name="ce8" office:value-type="string" calcext:value-type="string">
            <text:p>Przycisk<text:span text:style-name="T1"> End Turn</text:span> nieaktywny</text:p>
          </table:table-cell>
          <table:table-cell table:style-name="ce153" table:content-validation-name="val1" office:value-type="string" calcext:value-type="string">
            <text:p>no pass</text:p>
          </table:table-cell>
          <table:table-cell table:style-name="ce350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Próba umieszczenia płytki na planszy przez czwartego</text:p>
            <text:p>Gracza wbrew zasadom gry</text:p>
          </table:table-cell>
          <table:table-cell table:style-name="ce8" office:value-type="string" calcext:value-type="string">
            <text:p>Widzimy informację, że ruch jest niedozwolony</text:p>
          </table:table-cell>
          <table:table-cell table:style-name="ce154" table:content-validation-name="val1" office:value-type="string" calcext:value-type="string">
            <text:p>no pass</text:p>
          </table:table-cell>
          <table:table-cell table:style-name="ce351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Weryfikacja przycisku <text:span text:style-name="T1">End Turn</text:span></text:p>
          </table:table-cell>
          <table:table-cell table:style-name="ce8" office:value-type="string" calcext:value-type="string">
            <text:p>Przycisk<text:span text:style-name="T1"> End Turn</text:span> nieaktywny</text:p>
          </table:table-cell>
          <table:table-cell table:style-name="ce155" table:content-validation-name="val1" office:value-type="string" calcext:value-type="string">
            <text:p>no pass</text:p>
          </table:table-cell>
          <table:table-cell table:style-name="ce352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2" office:value-type="string" calcext:value-type="string">
            <text:p>TC_39</text:p>
          </table:table-cell>
          <table:table-cell table:style-name="ce2" office:value-type="string" calcext:value-type="string" table:number-columns-spanned="2" table:number-rows-spanned="1">
            <text:p>Umieszczenie pionka na planszy przez czwartego gracza</text:p>
          </table:table-cell>
          <table:covered-table-cell table:style-name="ce4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krok</text:p>
          </table:table-cell>
          <table:table-cell table:style-name="ce3" office:value-type="string" calcext:value-type="string">
            <text:p>akcja</text:p>
          </table:table-cell>
          <table:table-cell table:style-name="ce3" office:value-type="string" calcext:value-type="string">
            <text:p>oczekiwany wynik</text:p>
          </table:table-cell>
          <table:table-cell table:style-name="ce16" table:content-validation-name="val1" table:number-columns-repeated="9"/>
          <table:table-cell table:number-columns-repeated="10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Wykonanie testu <text:span text:style-name="T2">TC_33</text:span></text:p>
          </table:table-cell>
          <table:table-cell table:style-name="ce8" office:value-type="string" calcext:value-type="string">
            <text:p>Przycisk<text:span text:style-name="T1"> End Turn</text:span> nieaktywny</text:p>
          </table:table-cell>
          <table:table-cell table:style-name="ce156" table:content-validation-name="val1" office:value-type="string" calcext:value-type="string">
            <text:p>no pass</text:p>
          </table:table-cell>
          <table:table-cell table:style-name="ce353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Umieszczenie płytki na planszy przez <text:span text:style-name="T3">czwartego</text:span> gracza</text:p>
          </table:table-cell>
          <table:table-cell table:style-name="ce8" office:value-type="string" calcext:value-type="string">
            <text:p>Widzimy umieszczoną płytkę <text:span text:style-name="T3">czwartego</text:span> gracza zgodnie z regułami gry</text:p>
          </table:table-cell>
          <table:table-cell table:style-name="ce157" table:content-validation-name="val1" office:value-type="string" calcext:value-type="string">
            <text:p>no pass</text:p>
          </table:table-cell>
          <table:table-cell table:style-name="ce354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Umieszczenie pionka czwartego gracza</text:p>
            <text:p>Zgodnie z zasadami gry</text:p>
          </table:table-cell>
          <table:table-cell table:style-name="ce10" office:value-type="string" calcext:value-type="string">
            <text:p>Widzimy umieszczony pionek na dodanej płytce, </text:p>
            <text:p>Liczba pionków czwartego gracza została zmniejszona o 1</text:p>
          </table:table-cell>
          <table:table-cell table:style-name="ce158" table:content-validation-name="val1" office:value-type="string" calcext:value-type="string">
            <text:p>no pass</text:p>
          </table:table-cell>
          <table:table-cell table:style-name="ce355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Wciśniecie przycisku <text:span text:style-name="T1">End Turn</text:span></text:p>
          </table:table-cell>
          <table:table-cell table:style-name="ce8" office:value-type="string" calcext:value-type="string">
            <text:p>Widzimy ekran rozgrywki – tura piątego gracza</text:p>
          </table:table-cell>
          <table:table-cell table:style-name="ce159" table:content-validation-name="val1" office:value-type="string" calcext:value-type="string">
            <text:p>no pass</text:p>
          </table:table-cell>
          <table:table-cell table:style-name="ce356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2" office:value-type="string" calcext:value-type="string">
            <text:p>TC_40</text:p>
          </table:table-cell>
          <table:table-cell table:style-name="ce2" office:value-type="string" calcext:value-type="string" table:number-columns-spanned="2" table:number-rows-spanned="1">
            <text:p>Próba umieszczenia pionka wbrew zasadom gry przez czwartego gracza</text:p>
          </table:table-cell>
          <table:covered-table-cell table:style-name="ce4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krok</text:p>
          </table:table-cell>
          <table:table-cell table:style-name="ce3" office:value-type="string" calcext:value-type="string">
            <text:p>akcja</text:p>
          </table:table-cell>
          <table:table-cell table:style-name="ce3" office:value-type="string" calcext:value-type="string">
            <text:p>oczekiwany wynik</text:p>
          </table:table-cell>
          <table:table-cell table:style-name="ce16" table:content-validation-name="val1" table:number-columns-repeated="9"/>
          <table:table-cell table:number-columns-repeated="10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Wykonanie testu <text:span text:style-name="T2">TC_33</text:span></text:p>
          </table:table-cell>
          <table:table-cell table:style-name="ce8" office:value-type="string" calcext:value-type="string">
            <text:p>Przycisk<text:span text:style-name="T1"> End Turn</text:span> nieaktywny</text:p>
          </table:table-cell>
          <table:table-cell table:style-name="ce160" table:content-validation-name="val1" office:value-type="string" calcext:value-type="string">
            <text:p>no pass</text:p>
          </table:table-cell>
          <table:table-cell table:style-name="ce357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Umieszczenie płytki na planszy przez czwartego gracza</text:p>
          </table:table-cell>
          <table:table-cell table:style-name="ce8" office:value-type="string" calcext:value-type="string">
            <text:p>Widzimy umieszczoną płytkę czwartego gracza zgodnie z regułami gry</text:p>
          </table:table-cell>
          <table:table-cell table:style-name="ce161" table:content-validation-name="val1" office:value-type="string" calcext:value-type="string">
            <text:p>no pass</text:p>
          </table:table-cell>
          <table:table-cell table:style-name="ce358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Próba umieszczenia pionka czwartego gracza wbrew</text:p>
            <text:p>zasadom gry</text:p>
          </table:table-cell>
          <table:table-cell table:style-name="ce8" office:value-type="string" calcext:value-type="string">
            <text:p>Widzimy informację, że ruch jest niedozwolony</text:p>
          </table:table-cell>
          <table:table-cell table:style-name="ce162" table:content-validation-name="val1" office:value-type="string" calcext:value-type="string">
            <text:p>no pass</text:p>
          </table:table-cell>
          <table:table-cell table:style-name="ce359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2" office:value-type="string" calcext:value-type="string">
            <text:p>TC_41</text:p>
          </table:table-cell>
          <table:table-cell table:style-name="ce2" office:value-type="string" calcext:value-type="string" table:number-columns-spanned="2" table:number-rows-spanned="1">
            <text:p>Wykonanie podstawowego poprawnego ruchu piątego gracza</text:p>
          </table:table-cell>
          <table:covered-table-cell table:style-name="ce4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krok</text:p>
          </table:table-cell>
          <table:table-cell table:style-name="ce3" office:value-type="string" calcext:value-type="string">
            <text:p>akcja</text:p>
          </table:table-cell>
          <table:table-cell table:style-name="ce3" office:value-type="string" calcext:value-type="string">
            <text:p>oczekiwany wynik</text:p>
          </table:table-cell>
          <table:table-cell table:style-name="ce16" table:content-validation-name="val1" table:number-columns-repeated="9"/>
          <table:table-cell table:number-columns-repeated="10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Wykonanie testu <text:span text:style-name="T2">TC_37</text:span></text:p>
          </table:table-cell>
          <table:table-cell table:style-name="ce8" office:value-type="string" calcext:value-type="string">
            <text:p>Widzimy ekran rozgrywki – tura piątego gracza</text:p>
          </table:table-cell>
          <table:table-cell table:style-name="ce163" table:content-validation-name="val1" office:value-type="string" calcext:value-type="string">
            <text:p>no pass</text:p>
          </table:table-cell>
          <table:table-cell table:style-name="ce360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Umieszczenie płytki na planszy przez <text:span text:style-name="T3">piątego</text:span> gracza</text:p>
          </table:table-cell>
          <table:table-cell table:style-name="ce8" office:value-type="string" calcext:value-type="string">
            <text:p>Widzimy umieszczoną płytkę piątego gracza zgodnie z regułami gry</text:p>
          </table:table-cell>
          <table:table-cell table:style-name="ce164" table:content-validation-name="val1" office:value-type="string" calcext:value-type="string">
            <text:p>no pass</text:p>
          </table:table-cell>
          <table:table-cell table:style-name="ce361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Wciśniecie przycisku <text:span text:style-name="T1">End Turn</text:span></text:p>
          </table:table-cell>
          <table:table-cell table:style-name="ce8" office:value-type="string" calcext:value-type="string">
            <text:p>Widzimy ekran rozgrywki – tura pierwszego gracza</text:p>
          </table:table-cell>
          <table:table-cell table:style-name="ce165" table:content-validation-name="val1" office:value-type="string" calcext:value-type="string">
            <text:p>no pass</text:p>
          </table:table-cell>
          <table:table-cell table:style-name="ce362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2" office:value-type="string" calcext:value-type="string">
            <text:p>TC_42</text:p>
          </table:table-cell>
          <table:table-cell table:style-name="ce2" office:value-type="string" calcext:value-type="string" table:number-columns-spanned="2" table:number-rows-spanned="1">
            <text:p>Próba wykonania niepoprawnego ruchu piątego gracza</text:p>
          </table:table-cell>
          <table:covered-table-cell table:style-name="ce4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krok</text:p>
          </table:table-cell>
          <table:table-cell table:style-name="ce3" office:value-type="string" calcext:value-type="string">
            <text:p>akcja</text:p>
          </table:table-cell>
          <table:table-cell table:style-name="ce3" office:value-type="string" calcext:value-type="string">
            <text:p>oczekiwany wynik</text:p>
          </table:table-cell>
          <table:table-cell table:style-name="ce16" table:content-validation-name="val1" table:number-columns-repeated="9"/>
          <table:table-cell table:number-columns-repeated="10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Wykonanie testu <text:span text:style-name="T2">TC_37</text:span></text:p>
          </table:table-cell>
          <table:table-cell table:style-name="ce8" office:value-type="string" calcext:value-type="string">
            <text:p>Przycisk<text:span text:style-name="T1"> End Turn</text:span> nieaktywny</text:p>
          </table:table-cell>
          <table:table-cell table:style-name="ce166" table:content-validation-name="val1" office:value-type="string" calcext:value-type="string">
            <text:p>no pass</text:p>
          </table:table-cell>
          <table:table-cell table:style-name="ce363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Próba umieszczenia płytki na planszy przez piątego</text:p>
            <text:p>Gracza wbrew zasadom gry</text:p>
          </table:table-cell>
          <table:table-cell table:style-name="ce8" office:value-type="string" calcext:value-type="string">
            <text:p>Widzimy informację, że ruch jest niedozwolony</text:p>
          </table:table-cell>
          <table:table-cell table:style-name="ce167" table:content-validation-name="val1" office:value-type="string" calcext:value-type="string">
            <text:p>no pass</text:p>
          </table:table-cell>
          <table:table-cell table:style-name="ce364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Weryfikacja przycisku <text:span text:style-name="T1">End Turn</text:span></text:p>
          </table:table-cell>
          <table:table-cell table:style-name="ce8" office:value-type="string" calcext:value-type="string">
            <text:p>Przycisk<text:span text:style-name="T1"> End Turn</text:span> nieaktywny</text:p>
          </table:table-cell>
          <table:table-cell table:style-name="ce168" table:content-validation-name="val1" office:value-type="string" calcext:value-type="string">
            <text:p>no pass</text:p>
          </table:table-cell>
          <table:table-cell table:style-name="ce365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2" office:value-type="string" calcext:value-type="string">
            <text:p>TC_43</text:p>
          </table:table-cell>
          <table:table-cell table:style-name="ce2" office:value-type="string" calcext:value-type="string" table:number-columns-spanned="2" table:number-rows-spanned="1">
            <text:p>Umieszczenie pionka na planszy przez piątego gracza</text:p>
          </table:table-cell>
          <table:covered-table-cell table:style-name="ce4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krok</text:p>
          </table:table-cell>
          <table:table-cell table:style-name="ce3" office:value-type="string" calcext:value-type="string">
            <text:p>akcja</text:p>
          </table:table-cell>
          <table:table-cell table:style-name="ce3" office:value-type="string" calcext:value-type="string">
            <text:p>oczekiwany wynik</text:p>
          </table:table-cell>
          <table:table-cell table:style-name="ce16" table:content-validation-name="val1" table:number-columns-repeated="9"/>
          <table:table-cell table:number-columns-repeated="10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Wykonanie testu <text:span text:style-name="T2">TC_37</text:span></text:p>
          </table:table-cell>
          <table:table-cell table:style-name="ce8" office:value-type="string" calcext:value-type="string">
            <text:p>Przycisk<text:span text:style-name="T1"> End Turn</text:span> nieaktywny</text:p>
          </table:table-cell>
          <table:table-cell table:style-name="ce169" table:content-validation-name="val1" office:value-type="string" calcext:value-type="string">
            <text:p>no pass</text:p>
          </table:table-cell>
          <table:table-cell table:style-name="ce366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Umieszczenie płytki na planszy przez <text:span text:style-name="T3">piątego</text:span> gracza</text:p>
          </table:table-cell>
          <table:table-cell table:style-name="ce8" office:value-type="string" calcext:value-type="string">
            <text:p>Widzimy umieszczoną płytkę <text:span text:style-name="T3">piątego</text:span> gracza zgodnie z regułami gry</text:p>
          </table:table-cell>
          <table:table-cell table:style-name="ce170" table:content-validation-name="val1" office:value-type="string" calcext:value-type="string">
            <text:p>no pass</text:p>
          </table:table-cell>
          <table:table-cell table:style-name="ce367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Umieszczenie pionka piątego gracza</text:p>
            <text:p>Zgodnie z zasadami gry</text:p>
          </table:table-cell>
          <table:table-cell table:style-name="ce10" office:value-type="string" calcext:value-type="string">
            <text:p>Widzimy umieszczony pionek na dodanej płytce, </text:p>
            <text:p>Liczba pionków piątego gracza została zmniejszona o 1</text:p>
          </table:table-cell>
          <table:table-cell table:style-name="ce171" table:content-validation-name="val1" office:value-type="string" calcext:value-type="string">
            <text:p>no pass</text:p>
          </table:table-cell>
          <table:table-cell table:style-name="ce368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Wciśniecie przycisku <text:span text:style-name="T1">End Turn</text:span></text:p>
          </table:table-cell>
          <table:table-cell table:style-name="ce8" office:value-type="string" calcext:value-type="string">
            <text:p>Widzimy ekran rozgrywki – tura pierwszego gracza</text:p>
          </table:table-cell>
          <table:table-cell table:style-name="ce172" table:content-validation-name="val1" office:value-type="string" calcext:value-type="string">
            <text:p>no pass</text:p>
          </table:table-cell>
          <table:table-cell table:style-name="ce369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2" office:value-type="string" calcext:value-type="string">
            <text:p>TC_44</text:p>
          </table:table-cell>
          <table:table-cell table:style-name="ce2" office:value-type="string" calcext:value-type="string" table:number-columns-spanned="2" table:number-rows-spanned="1">
            <text:p>Próba umieszczenia pionka wbrew zasadom gry przez piątego gracza</text:p>
          </table:table-cell>
          <table:covered-table-cell table:style-name="ce4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krok</text:p>
          </table:table-cell>
          <table:table-cell table:style-name="ce3" office:value-type="string" calcext:value-type="string">
            <text:p>akcja</text:p>
          </table:table-cell>
          <table:table-cell table:style-name="ce3" office:value-type="string" calcext:value-type="string">
            <text:p>oczekiwany wynik</text:p>
          </table:table-cell>
          <table:table-cell table:style-name="ce16" table:content-validation-name="val1" table:number-columns-repeated="9"/>
          <table:table-cell table:number-columns-repeated="10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Wykonanie testu <text:span text:style-name="T2">TC_37</text:span></text:p>
          </table:table-cell>
          <table:table-cell table:style-name="ce8" office:value-type="string" calcext:value-type="string">
            <text:p>Przycisk<text:span text:style-name="T1"> End Turn</text:span> nieaktywny</text:p>
          </table:table-cell>
          <table:table-cell table:style-name="ce173" table:content-validation-name="val1" office:value-type="string" calcext:value-type="string">
            <text:p>no pass</text:p>
          </table:table-cell>
          <table:table-cell table:style-name="ce370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Umieszczenie płytki na planszy przez piątego gracza</text:p>
          </table:table-cell>
          <table:table-cell table:style-name="ce8" office:value-type="string" calcext:value-type="string">
            <text:p>Widzimy umieszczoną płytkę piątego gracza zgodnie z regułami gry</text:p>
          </table:table-cell>
          <table:table-cell table:style-name="ce174" table:content-validation-name="val1" office:value-type="string" calcext:value-type="string">
            <text:p>no pass</text:p>
          </table:table-cell>
          <table:table-cell table:style-name="ce371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Próba umieszczenia pionka piątego gracza wbrew</text:p>
            <text:p>zasadom gry</text:p>
          </table:table-cell>
          <table:table-cell table:style-name="ce8" office:value-type="string" calcext:value-type="string">
            <text:p>Widzimy informację, że ruch jest niedozwolony</text:p>
          </table:table-cell>
          <table:table-cell table:style-name="ce175" table:content-validation-name="val1" office:value-type="string" calcext:value-type="string">
            <text:p>no pass</text:p>
          </table:table-cell>
          <table:table-cell table:style-name="ce372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2" office:value-type="string" calcext:value-type="string">
            <text:p>TC_45</text:p>
          </table:table-cell>
          <table:table-cell table:style-name="ce2" office:value-type="string" calcext:value-type="string" table:number-columns-spanned="2" table:number-rows-spanned="1">
            <text:p>Wykonanie pełnej kolejki ruchów w rozgrywce dla dwóch graczy bez umieszczania pionków na planszy</text:p>
          </table:table-cell>
          <table:covered-table-cell table:style-name="ce4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krok</text:p>
          </table:table-cell>
          <table:table-cell table:style-name="ce3" office:value-type="string" calcext:value-type="string">
            <text:p>akcja</text:p>
          </table:table-cell>
          <table:table-cell table:style-name="ce3" office:value-type="string" calcext:value-type="string">
            <text:p>oczekiwany wynik</text:p>
          </table:table-cell>
          <table:table-cell table:style-name="ce16" table:content-validation-name="val1" table:number-columns-repeated="9"/>
          <table:table-cell table:number-columns-repeated="10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Wykonanie testu <text:span text:style-name="T2">TC_03</text:span></text:p>
          </table:table-cell>
          <table:table-cell table:style-name="ce8" office:value-type="string" calcext:value-type="string">
            <text:p>Widzimy ekran rozgrywki – tura pierwszego gracza</text:p>
          </table:table-cell>
          <table:table-cell table:style-name="ce176" table:content-validation-name="val1" office:value-type="string" calcext:value-type="string">
            <text:p>no pass</text:p>
          </table:table-cell>
          <table:table-cell table:style-name="ce373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Umieszczenie płytki na planszy przez pierwszego gracza</text:p>
          </table:table-cell>
          <table:table-cell table:style-name="ce8" office:value-type="string" calcext:value-type="string">
            <text:p>Widzimy umieszczoną płytkę pierwszego gracza zgodnie z regułami gry</text:p>
          </table:table-cell>
          <table:table-cell table:style-name="ce177" table:content-validation-name="val1" office:value-type="string" calcext:value-type="string">
            <text:p>no pass</text:p>
          </table:table-cell>
          <table:table-cell table:style-name="ce374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Wciśniecie przycisku <text:span text:style-name="T1">End Turn</text:span></text:p>
          </table:table-cell>
          <table:table-cell table:style-name="ce8" office:value-type="string" calcext:value-type="string">
            <text:p>Widzimy ekran rozgrywki – tura drugiego gracza</text:p>
          </table:table-cell>
          <table:table-cell table:style-name="ce178" table:content-validation-name="val1" office:value-type="string" calcext:value-type="string">
            <text:p>no pass</text:p>
          </table:table-cell>
          <table:table-cell table:style-name="ce375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Umieszczenie płytki na planszy przez drugiego gracza</text:p>
          </table:table-cell>
          <table:table-cell table:style-name="ce8" office:value-type="string" calcext:value-type="string">
            <text:p>Widzimy umieszczoną płytkę drugiego gracza zgodnie z regułami gry</text:p>
          </table:table-cell>
          <table:table-cell table:style-name="ce179" table:content-validation-name="val1" office:value-type="string" calcext:value-type="string">
            <text:p>no pass</text:p>
          </table:table-cell>
          <table:table-cell table:style-name="ce376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Wciśniecie przycisku <text:span text:style-name="T1">End Turn</text:span></text:p>
          </table:table-cell>
          <table:table-cell table:style-name="ce8" office:value-type="string" calcext:value-type="string">
            <text:p>Widzimy ekran rozgrywki – tura pierwszego gracza</text:p>
          </table:table-cell>
          <table:table-cell table:style-name="ce180" table:content-validation-name="val1" office:value-type="string" calcext:value-type="string">
            <text:p>no pass</text:p>
          </table:table-cell>
          <table:table-cell table:style-name="ce377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 table:number-rows-repeated="3">
          <table:table-cell table:style-name="Default" table:number-columns-repeated="3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2" office:value-type="string" calcext:value-type="string">
            <text:p>TC_46</text:p>
          </table:table-cell>
          <table:table-cell table:style-name="ce2" office:value-type="string" calcext:value-type="string" table:number-columns-spanned="2" table:number-rows-spanned="1">
            <text:p>Wykonanie pełnej kolejki ruchów w rozgrywce dla dwóch graczy umieszczając pionki na planszy</text:p>
          </table:table-cell>
          <table:covered-table-cell table:style-name="ce4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krok</text:p>
          </table:table-cell>
          <table:table-cell table:style-name="ce3" office:value-type="string" calcext:value-type="string">
            <text:p>akcja</text:p>
          </table:table-cell>
          <table:table-cell table:style-name="ce3" office:value-type="string" calcext:value-type="string">
            <text:p>oczekiwany wynik</text:p>
          </table:table-cell>
          <table:table-cell table:style-name="ce16" table:content-validation-name="val1" table:number-columns-repeated="9"/>
          <table:table-cell table:number-columns-repeated="10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Wykonanie testu <text:span text:style-name="T2">TC_03</text:span></text:p>
          </table:table-cell>
          <table:table-cell table:style-name="ce8" office:value-type="string" calcext:value-type="string">
            <text:p>Widzimy ekran rozgrywki – tura pierwszego gracza</text:p>
          </table:table-cell>
          <table:table-cell table:style-name="ce181" table:content-validation-name="val1" office:value-type="string" calcext:value-type="string">
            <text:p>no pass</text:p>
          </table:table-cell>
          <table:table-cell table:style-name="ce378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Umieszczenie płytki na planszy przez pierwszego gracza</text:p>
          </table:table-cell>
          <table:table-cell table:style-name="ce8" office:value-type="string" calcext:value-type="string">
            <text:p>Widzimy umieszczoną płytkę pierwszego gracza zgodnie z regułami gry</text:p>
          </table:table-cell>
          <table:table-cell table:style-name="ce182" table:content-validation-name="val1" office:value-type="string" calcext:value-type="string">
            <text:p>no pass</text:p>
          </table:table-cell>
          <table:table-cell table:style-name="ce379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Umieszczenie pionka pierwszego gracza</text:p>
            <text:p>Zgodnie z zasadami gry</text:p>
          </table:table-cell>
          <table:table-cell table:style-name="ce10" office:value-type="string" calcext:value-type="string">
            <text:p>Widzimy umieszczony pionek na dodanej płytce, </text:p>
            <text:p>Liczba pionków pierwszego gracza została zmniejszona o 1</text:p>
          </table:table-cell>
          <table:table-cell table:style-name="ce183" table:content-validation-name="val1" office:value-type="string" calcext:value-type="string">
            <text:p>no pass</text:p>
          </table:table-cell>
          <table:table-cell table:style-name="ce380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Wciśniecie przycisku <text:span text:style-name="T1">End Turn</text:span></text:p>
          </table:table-cell>
          <table:table-cell table:style-name="ce8" office:value-type="string" calcext:value-type="string">
            <text:p>Widzimy ekran rozgrywki – tura drugiego gracza</text:p>
          </table:table-cell>
          <table:table-cell table:style-name="ce184" table:content-validation-name="val1" office:value-type="string" calcext:value-type="string">
            <text:p>no pass</text:p>
          </table:table-cell>
          <table:table-cell table:style-name="ce381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Umieszczenie płytki na planszy przez drugiego gracza</text:p>
          </table:table-cell>
          <table:table-cell table:style-name="ce8" office:value-type="string" calcext:value-type="string">
            <text:p>Widzimy umieszczoną płytkę drugiego gracza zgodnie z regułami gry</text:p>
          </table:table-cell>
          <table:table-cell table:style-name="ce185" table:content-validation-name="val1" office:value-type="string" calcext:value-type="string">
            <text:p>no pass</text:p>
          </table:table-cell>
          <table:table-cell table:style-name="ce382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Umieszczenie pionka drugiego gracza</text:p>
            <text:p>Zgodnie z zasadami gry</text:p>
          </table:table-cell>
          <table:table-cell table:style-name="ce10" office:value-type="string" calcext:value-type="string">
            <text:p>Widzimy umieszczony pionek na dodanej płytce, </text:p>
            <text:p>Liczba pionków drugiego gracza została zmniejszona o 1</text:p>
          </table:table-cell>
          <table:table-cell table:style-name="ce186" table:content-validation-name="val1" office:value-type="string" calcext:value-type="string">
            <text:p>no pass</text:p>
          </table:table-cell>
          <table:table-cell table:style-name="ce383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Wciśniecie przycisku <text:span text:style-name="T1">End Turn</text:span></text:p>
          </table:table-cell>
          <table:table-cell table:style-name="ce8" office:value-type="string" calcext:value-type="string">
            <text:p>Widzimy ekran rozgrywki – tura pierwszego gracza</text:p>
          </table:table-cell>
          <table:table-cell table:style-name="ce187" table:content-validation-name="val1" office:value-type="string" calcext:value-type="string">
            <text:p>no pass</text:p>
          </table:table-cell>
          <table:table-cell table:style-name="ce384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Default" table:number-columns-repeated="3"/>
          <table:table-cell table:style-name="ce15" table:content-validation-name="val1" table:number-columns-repeated="9"/>
          <table:table-cell table:number-columns-repeated="1010"/>
        </table:table-row>
        <table:table-row table:style-name="ro2" table:number-rows-repeated="2">
          <table:table-cell table:number-columns-repeated="3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2" office:value-type="string" calcext:value-type="string">
            <text:p>TC_47</text:p>
          </table:table-cell>
          <table:table-cell table:style-name="ce2" office:value-type="string" calcext:value-type="string" table:number-columns-spanned="2" table:number-rows-spanned="1">
            <text:p>Weryfikacja przekroczenia maksymalnej liczby siedmiu pionków</text:p>
          </table:table-cell>
          <table:covered-table-cell table:style-name="ce4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krok</text:p>
          </table:table-cell>
          <table:table-cell table:style-name="ce3" office:value-type="string" calcext:value-type="string">
            <text:p>akcja</text:p>
          </table:table-cell>
          <table:table-cell table:style-name="ce3" office:value-type="string" calcext:value-type="string">
            <text:p>oczekiwany wynik</text:p>
          </table:table-cell>
          <table:table-cell table:style-name="ce16" table:content-validation-name="val1" table:number-columns-repeated="9"/>
          <table:table-cell table:number-columns-repeated="1010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Wykonanie testu <text:span text:style-name="T2">TC_46</text:span></text:p>
          </table:table-cell>
          <table:table-cell table:style-name="ce8" office:value-type="string" calcext:value-type="string">
            <text:p>Liczba pionków pierwszego i drugiego gracza zmniejszona do 6</text:p>
            <text:p>Widzimy ekran rozgrywki – tura drugiego gracza</text:p>
          </table:table-cell>
          <table:table-cell table:style-name="ce188" table:content-validation-name="val1" office:value-type="string" calcext:value-type="string">
            <text:p>no pass</text:p>
          </table:table-cell>
          <table:table-cell table:style-name="ce385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Wykonanie testu <text:span text:style-name="T2">TC_46</text:span></text:p>
          </table:table-cell>
          <table:table-cell table:style-name="ce8" office:value-type="string" calcext:value-type="string">
            <text:p>Liczba pionków pierwszego i drugiego gracza zmniejszona do 5</text:p>
            <text:p>Widzimy ekran rozgrywki – tura drugiego gracza</text:p>
          </table:table-cell>
          <table:table-cell table:style-name="ce189" table:content-validation-name="val1" office:value-type="string" calcext:value-type="string">
            <text:p>no pass</text:p>
          </table:table-cell>
          <table:table-cell table:style-name="ce386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Wykonanie testu <text:span text:style-name="T2">TC_46</text:span></text:p>
          </table:table-cell>
          <table:table-cell table:style-name="ce8" office:value-type="string" calcext:value-type="string">
            <text:p>Liczba pionków pierwszego i drugiego gracza zmniejszona do 4</text:p>
            <text:p>Widzimy ekran rozgrywki – tura drugiego gracza</text:p>
          </table:table-cell>
          <table:table-cell table:style-name="ce190" table:content-validation-name="val1" office:value-type="string" calcext:value-type="string">
            <text:p>no pass</text:p>
          </table:table-cell>
          <table:table-cell table:style-name="ce387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Wykonanie testu <text:span text:style-name="T2">TC_46</text:span></text:p>
          </table:table-cell>
          <table:table-cell table:style-name="ce8" office:value-type="string" calcext:value-type="string">
            <text:p>Liczba pionków pierwszego i drugiego gracza zmniejszona do 3</text:p>
            <text:p>Widzimy ekran rozgrywki – tura drugiego gracza</text:p>
          </table:table-cell>
          <table:table-cell table:style-name="ce191" table:content-validation-name="val1" office:value-type="string" calcext:value-type="string">
            <text:p>no pass</text:p>
          </table:table-cell>
          <table:table-cell table:style-name="ce388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Wykonanie testu <text:span text:style-name="T2">TC_46</text:span></text:p>
          </table:table-cell>
          <table:table-cell table:style-name="ce8" office:value-type="string" calcext:value-type="string">
            <text:p>Liczba pionków pierwszego i drugiego gracza zmniejszona do 2</text:p>
            <text:p>Widzimy ekran rozgrywki – tura drugiego gracza</text:p>
          </table:table-cell>
          <table:table-cell table:style-name="ce192" table:content-validation-name="val1" office:value-type="string" calcext:value-type="string">
            <text:p>no pass</text:p>
          </table:table-cell>
          <table:table-cell table:style-name="ce389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Wykonanie testu <text:span text:style-name="T2">TC_46</text:span></text:p>
          </table:table-cell>
          <table:table-cell table:style-name="ce8" office:value-type="string" calcext:value-type="string">
            <text:p>Liczba pionków pierwszego i drugiego gracza zmniejszona do 1</text:p>
            <text:p>Widzimy ekran rozgrywki – tura drugiego gracza</text:p>
          </table:table-cell>
          <table:table-cell table:style-name="ce193" table:content-validation-name="val1" office:value-type="string" calcext:value-type="string">
            <text:p>no pass</text:p>
          </table:table-cell>
          <table:table-cell table:style-name="ce390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Wykonanie testu <text:span text:style-name="T2">TC_46</text:span></text:p>
          </table:table-cell>
          <table:table-cell table:style-name="ce8" office:value-type="string" calcext:value-type="string">
            <text:p>Liczba pionków pierwszego i drugiego gracza zmniejszona do 0</text:p>
            <text:p>Widzimy ekran rozgrywki – tura drugiego gracza</text:p>
          </table:table-cell>
          <table:table-cell table:style-name="ce194" table:content-validation-name="val1" office:value-type="string" calcext:value-type="string">
            <text:p>no pass</text:p>
          </table:table-cell>
          <table:table-cell table:style-name="ce391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Umieszczenie płytki na planszy przez pierwszego gracza</text:p>
          </table:table-cell>
          <table:table-cell table:style-name="ce8" office:value-type="string" calcext:value-type="string">
            <text:p>Widzimy umieszczoną płytkę pierwszego gracza zgodnie z regułami gry</text:p>
            <text:p>Brak możliwości umieszczenia kolejnego pionka</text:p>
          </table:table-cell>
          <table:table-cell table:style-name="ce195" table:content-validation-name="val1" office:value-type="string" calcext:value-type="string">
            <text:p>no pass</text:p>
          </table:table-cell>
          <table:table-cell table:style-name="ce392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Wciśniecie przycisku <text:span text:style-name="T1">End Turn</text:span></text:p>
          </table:table-cell>
          <table:table-cell table:style-name="ce8" office:value-type="string" calcext:value-type="string">
            <text:p>Widzimy ekran rozgrywki – tura drugiego gracza</text:p>
          </table:table-cell>
          <table:table-cell table:style-name="ce196" table:content-validation-name="val1" office:value-type="string" calcext:value-type="string">
            <text:p>no pass</text:p>
          </table:table-cell>
          <table:table-cell table:style-name="ce393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2" office:value-type="string" calcext:value-type="string">
            <text:p>TC_48</text:p>
          </table:table-cell>
          <table:table-cell table:style-name="ce2" office:value-type="string" calcext:value-type="string" table:number-columns-spanned="2" table:number-rows-spanned="1">
            <text:p>Weryfikacja kontroli punktów w trakcie rozgrywki</text:p>
          </table:table-cell>
          <table:covered-table-cell table:style-name="ce4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krok</text:p>
          </table:table-cell>
          <table:table-cell table:style-name="ce3" office:value-type="string" calcext:value-type="string">
            <text:p>akcja</text:p>
          </table:table-cell>
          <table:table-cell table:style-name="ce3" office:value-type="string" calcext:value-type="string">
            <text:p>oczekiwany wynik</text:p>
          </table:table-cell>
          <table:table-cell table:style-name="ce16" table:content-validation-name="val1" table:number-columns-repeated="9"/>
          <table:table-cell table:number-columns-repeated="10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Wykonanie testu <text:span text:style-name="T2">TC_45 </text:span><text:span text:style-name="T3">lub </text:span><text:span text:style-name="T2">TC_46</text:span></text:p>
          </table:table-cell>
          <table:table-cell table:style-name="ce8" office:value-type="string" calcext:value-type="string">
            <text:p>Widzimy ekran rozgrywki – tura pierwszego gracza</text:p>
          </table:table-cell>
          <table:table-cell table:style-name="ce197" table:content-validation-name="val1" office:value-type="string" calcext:value-type="string">
            <text:p>no pass</text:p>
          </table:table-cell>
          <table:table-cell table:style-name="ce394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Wykonanie <text:span text:style-name="T3">35 razy</text:span> testu <text:span text:style-name="T2">TC_44(kroki 2-5)</text:span><text:span text:style-name="T3"> lub </text:span><text:span text:style-name="T2">TC_45(kroki 2-7)</text:span></text:p>
            <text:p><text:span text:style-name="T3">W zależności od liczby pionków poszczególnych graczy</text:span></text:p>
          </table:table-cell>
          <table:table-cell table:style-name="ce8" office:value-type="string" calcext:value-type="string">
            <text:p>W trakcie rozgrywki liczba punktów poszczególnych graczy jest</text:p>
            <text:p>Zwiększana za każde ukończone miasto z rycerzem, każdą ukończoną</text:p>
            <text:p>drogę z rozbójnikiem oraz każdy ukończony klasztor z mnichem.</text:p>
          </table:table-cell>
          <table:table-cell table:style-name="ce198" table:content-validation-name="val1" office:value-type="string" calcext:value-type="string">
            <text:p>no pass</text:p>
          </table:table-cell>
          <table:table-cell table:style-name="ce395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Zakończenie ostatniej tury</text:p>
          </table:table-cell>
          <table:table-cell table:style-name="ce8" office:value-type="string" calcext:value-type="string">
            <text:p>Widzimy informację, że gra została zakończona oraz tabelę wyników</text:p>
            <text:p>wraz z przyciskiem <text:span text:style-name="T1">Return to main screen</text:span></text:p>
          </table:table-cell>
          <table:table-cell table:style-name="ce199" table:content-validation-name="val1" office:value-type="string" calcext:value-type="string">
            <text:p>no pass</text:p>
          </table:table-cell>
          <table:table-cell table:style-name="ce396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Wciśniecie przycisku <text:span text:style-name="T1">Return to main screen</text:span></text:p>
          </table:table-cell>
          <table:table-cell table:style-name="ce8" office:value-type="string" calcext:value-type="string">
            <text:p>Widzimy ekran startowy</text:p>
          </table:table-cell>
          <table:table-cell table:style-name="ce200" table:content-validation-name="val1" office:value-type="string" calcext:value-type="string">
            <text:p>no pass</text:p>
          </table:table-cell>
          <table:table-cell table:style-name="ce397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 table:number-rows-repeated="3">
          <table:table-cell table:style-name="Default" table:number-columns-repeated="3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2" office:value-type="string" calcext:value-type="string">
            <text:p>TC_49</text:p>
          </table:table-cell>
          <table:table-cell table:style-name="ce2" office:value-type="string" calcext:value-type="string" table:number-columns-spanned="2" table:number-rows-spanned="1">
            <text:p>Weryfikacja kontroli zakończenia gry po wyczerpaniu wszystkich płytek – 72 tury</text:p>
          </table:table-cell>
          <table:covered-table-cell table:style-name="ce4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krok</text:p>
          </table:table-cell>
          <table:table-cell table:style-name="ce3" office:value-type="string" calcext:value-type="string">
            <text:p>akcja</text:p>
          </table:table-cell>
          <table:table-cell table:style-name="ce3" office:value-type="string" calcext:value-type="string">
            <text:p>oczekiwany wynik</text:p>
          </table:table-cell>
          <table:table-cell table:style-name="ce16" table:content-validation-name="val1" table:number-columns-repeated="9"/>
          <table:table-cell table:number-columns-repeated="10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Wykonanie testu <text:span text:style-name="T2">TC_45 </text:span><text:span text:style-name="T3">lub </text:span><text:span text:style-name="T2">TC_46</text:span></text:p>
          </table:table-cell>
          <table:table-cell table:style-name="ce8" office:value-type="string" calcext:value-type="string">
            <text:p>Widzimy ekran rozgrywki – tura pierwszego gracza</text:p>
          </table:table-cell>
          <table:table-cell table:style-name="ce201" table:content-validation-name="val1" office:value-type="string" calcext:value-type="string">
            <text:p>no pass</text:p>
          </table:table-cell>
          <table:table-cell table:style-name="ce398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Wykonanie <text:span text:style-name="T3">35 razy</text:span> testu <text:span text:style-name="T2">TC_44(kroki 2-5)</text:span><text:span text:style-name="T3"> lub </text:span><text:span text:style-name="T2">TC_45(kroki 2-7)</text:span></text:p>
            <text:p><text:span text:style-name="T3">W zależności od liczby pionków poszczególnych graczy</text:span></text:p>
          </table:table-cell>
          <table:table-cell table:style-name="ce8" office:value-type="string" calcext:value-type="string">
            <text:p>Widzimy informację, że gra została zakończona oraz tabelę wyników</text:p>
            <text:p>wraz z przyciskiem <text:span text:style-name="T1">Return to main screen</text:span></text:p>
          </table:table-cell>
          <table:table-cell table:style-name="ce202" table:content-validation-name="val1" office:value-type="string" calcext:value-type="string">
            <text:p>no pass</text:p>
          </table:table-cell>
          <table:table-cell table:style-name="ce399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Wciśniecie przycisku <text:span text:style-name="T1">Return to main screen</text:span></text:p>
          </table:table-cell>
          <table:table-cell table:style-name="ce8" office:value-type="string" calcext:value-type="string">
            <text:p>Widzimy ekran startowy</text:p>
          </table:table-cell>
          <table:table-cell table:style-name="ce203" table:content-validation-name="val1" office:value-type="string" calcext:value-type="string">
            <text:p>no pass</text:p>
          </table:table-cell>
          <table:table-cell table:style-name="ce400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15" table:content-validation-name="val1" table:number-columns-repeated="9"/>
          <table:table-cell table:number-columns-repeated="1010"/>
        </table:table-row>
        <table:table-row table:style-name="ro2">
          <table:table-cell table:style-name="ce2" office:value-type="string" calcext:value-type="string">
            <text:p>TC_50</text:p>
          </table:table-cell>
          <table:table-cell table:style-name="ce2" office:value-type="string" calcext:value-type="string" table:number-columns-spanned="2" table:number-rows-spanned="1">
            <text:p>Weryfikacja kontroli punktów po wyczerpaniu wszystkich płytek – 72 tury</text:p>
          </table:table-cell>
          <table:covered-table-cell table:style-name="ce4"/>
          <table:table-cell table:style-name="ce204" table:content-validation-name="val1" table:number-columns-repeated="9"/>
          <table:table-cell table:number-columns-repeated="1010"/>
        </table:table-row>
        <table:table-row table:style-name="ro2">
          <table:table-cell table:style-name="ce3" office:value-type="string" calcext:value-type="string">
            <text:p>krok</text:p>
          </table:table-cell>
          <table:table-cell table:style-name="ce3" office:value-type="string" calcext:value-type="string">
            <text:p>akcja</text:p>
          </table:table-cell>
          <table:table-cell table:style-name="ce3" office:value-type="string" calcext:value-type="string">
            <text:p>oczekiwany wynik</text:p>
          </table:table-cell>
          <table:table-cell table:style-name="ce205" table:content-validation-name="val1" table:number-columns-repeated="9"/>
          <table:table-cell table:number-columns-repeated="101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Wykonanie testu <text:span text:style-name="T2">TC_45 </text:span><text:span text:style-name="T3">lub </text:span><text:span text:style-name="T2">TC_46</text:span></text:p>
          </table:table-cell>
          <table:table-cell table:style-name="ce8" office:value-type="string" calcext:value-type="string">
            <text:p>Widzimy ekran rozgrywki – tura pierwszego gracza</text:p>
          </table:table-cell>
          <table:table-cell table:style-name="ce206" table:content-validation-name="val1" office:value-type="string" calcext:value-type="string">
            <text:p>no pass</text:p>
          </table:table-cell>
          <table:table-cell table:style-name="ce401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Wykonanie <text:span text:style-name="T3">35 razy</text:span> testu <text:span text:style-name="T2">TC_44(kroki 2-5)</text:span><text:span text:style-name="T3"> lub </text:span><text:span text:style-name="T2">TC_45(kroki 2-7)</text:span></text:p>
            <text:p><text:span text:style-name="T3">W zależności od liczby pionków poszczególnych graczy</text:span></text:p>
          </table:table-cell>
          <table:table-cell table:style-name="ce8" office:value-type="string" calcext:value-type="string">
            <text:p>Widzimy informację, że gra została zakończona.</text:p>
            <text:p>Liczba punktów wszystkich graczy jest odpowiednio zwiększana.</text:p>
            <text:p>Punkty przyznawane są zgodnie z zasadami gry za niedokończone</text:p>
            <text:p>miasta, drogi i klasztory oraz ukończone miasta w zasięgu rolników.</text:p>
            <text:p>Tabela wyników jest zgodna z zasadami gry, poniżej widzimy</text:p>
            <text:p>przycisk <text:span text:style-name="T1">Return to main screen</text:span></text:p>
          </table:table-cell>
          <table:table-cell table:style-name="ce207" table:content-validation-name="val1" office:value-type="string" calcext:value-type="string">
            <text:p>no pass</text:p>
          </table:table-cell>
          <table:table-cell table:style-name="ce402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Wciśniecie przycisku <text:span text:style-name="T1">Return to main screen</text:span></text:p>
          </table:table-cell>
          <table:table-cell table:style-name="ce8" office:value-type="string" calcext:value-type="string">
            <text:p>Widzimy ekran startowy</text:p>
          </table:table-cell>
          <table:table-cell table:style-name="ce208" table:content-validation-name="val1" office:value-type="string" calcext:value-type="string">
            <text:p>no pass</text:p>
          </table:table-cell>
          <table:table-cell table:style-name="ce403" table:content-validation-name="val1" office:value-type="string" calcext:value-type="string">
            <text:p>no pass</text:p>
          </table:table-cell>
          <table:table-cell table:style-name="ce15" table:content-validation-name="val1" table:number-columns-repeated="7"/>
          <table:table-cell table:number-columns-repeated="1010"/>
        </table:table-row>
        <table:table-row table:style-name="ro2">
          <table:table-cell table:number-columns-repeated="3"/>
          <table:table-cell table:style-name="ce15" table:content-validation-name="val1" table:number-columns-repeated="9"/>
          <table:table-cell table:number-columns-repeated="1010"/>
        </table:table-row>
        <table:table-row table:style-name="ro2" table:number-rows-repeated="4">
          <table:table-cell table:style-name="Default" table:number-columns-repeated="3"/>
          <table:table-cell table:style-name="ce15" table:content-validation-name="val1" table:number-columns-repeated="9"/>
          <table:table-cell table:number-columns-repeated="1010"/>
        </table:table-row>
        <table:table-row table:style-name="ro2" table:number-rows-repeated="9">
          <table:table-cell table:style-name="Default" table:number-columns-repeated="3"/>
          <table:table-cell table:number-columns-repeated="1019"/>
        </table:table-row>
        <table:table-row table:style-name="ro2" table:number-rows-repeated="1048120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Carcassone.D4:Carcassone.D4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442:Carcassone.L1048574 Carcassone.D4:Carcassone.D16 Carcassone.D442:Carcassone.D1048574 Carcassone.D23:Carcassone.E27 Carcassone.D34:Carcassone.D38 Carcassone.D45:Carcassone.E49 Carcassone.D56:Carcassone.E60 Carcassone.D63:Carcassone.E67 Carcassone.D70:Carcassone.E74 Carcassone.D78:Carcassone.E82 Carcassone.D85:Carcassone.E89 Carcassone.D93:Carcassone.E97 Carcassone.D100:Carcassone.E104 Carcassone.D108:Carcassone.E112 Carcassone.D117:Carcassone.E121 Carcassone.D125:Carcassone.E129 Carcassone.D134:Carcassone.E138 Carcassone.D143:Carcassone.E147 Carcassone.D152:Carcassone.E156 Carcassone.D161:Carcassone.E165 Carcassone.D168:Carcassone.E172 Carcassone.D180:Carcassone.E184 Carcassone.D192:Carcassone.E196 Carcassone.D204:Carcassone.E208 Carcassone.D216:Carcassone.E220 Carcassone.D224:Carcassone.E228 Carcassone.D232:Carcassone.E236 Carcassone.D241:Carcassone.E245 Carcassone.D249:Carcassone.E253 Carcassone.D257:Carcassone.E261 Carcassone.D265:Carcassone.E269 Carcassone.D274:Carcassone.E278 Carcassone.D282:Carcassone.E286 Carcassone.D290:Carcassone.E294 Carcassone.D298:Carcassone.E302 Carcassone.D307:Carcassone.E311 Carcassone.D315:Carcassone.E319 Carcassone.D323:Carcassone.E327 Carcassone.D331:Carcassone.E335 Carcassone.D340:Carcassone.E344 Carcassone.D348:Carcassone.E352 Carcassone.D356:Carcassone.E360 Carcassone.D364:Carcassone.E368 Carcassone.D373:Carcassone.E377 Carcassone.D381:Carcassone.E385 Carcassone.D391:Carcassone.E395 Carcassone.D403:Carcassone.D407 Carcassone.D417:Carcassone.D421 Carcassone.D426:Carcassone.D430 Carcassone.D434:Carcassone.D436 Carcassone.D1:Carcassone.L2 Carcassone.F5:Carcassone.L436 Carcassone.F4:Carcassone.L4 Carcassone.E5:Carcassone.E9 Carcassone.E434:Carcassone.E436 Carcassone.E12:Carcassone.E16 Carcassone.E34:Carcassone.E37 Carcassone.E403:Carcassone.E407 Carcassone.E417:Carcassone.E421 Carcassone.E426:Carcassone.E430 Carcassone.F439:Carcassone.L441">
            <calcext:condition calcext:apply-style-name="pass" calcext:value="=&quot;pass&quot;" calcext:base-cell-address="Carcassone.D1"/>
            <calcext:condition calcext:apply-style-name="no pass" calcext:value="=&quot;no pass&quot;" calcext:base-cell-address="Carcassone.D1"/>
          </calcext:conditional-format>
          <calcext:conditional-format calcext:target-range-address="Carcassone.D17:Carcassone.D17">
            <calcext:condition calcext:apply-style-name="pass" calcext:value="=&quot;pass&quot;" calcext:base-cell-address="Carcassone.D17"/>
            <calcext:condition calcext:apply-style-name="no pass" calcext:value="=&quot;no pass&quot;" calcext:base-cell-address="Carcassone.D17"/>
          </calcext:conditional-format>
          <calcext:conditional-format calcext:target-range-address="Carcassone.D18:Carcassone.D18">
            <calcext:condition calcext:apply-style-name="pass" calcext:value="=&quot;pass&quot;" calcext:base-cell-address="Carcassone.D18"/>
            <calcext:condition calcext:apply-style-name="no pass" calcext:value="=&quot;no pass&quot;" calcext:base-cell-address="Carcassone.D18"/>
          </calcext:conditional-format>
          <calcext:conditional-format calcext:target-range-address="Carcassone.D19:Carcassone.D19">
            <calcext:condition calcext:apply-style-name="pass" calcext:value="=&quot;pass&quot;" calcext:base-cell-address="Carcassone.D19"/>
            <calcext:condition calcext:apply-style-name="no pass" calcext:value="=&quot;no pass&quot;" calcext:base-cell-address="Carcassone.D19"/>
          </calcext:conditional-format>
          <calcext:conditional-format calcext:target-range-address="Carcassone.D20:Carcassone.D20">
            <calcext:condition calcext:apply-style-name="pass" calcext:value="=&quot;pass&quot;" calcext:base-cell-address="Carcassone.D20"/>
            <calcext:condition calcext:apply-style-name="no pass" calcext:value="=&quot;no pass&quot;" calcext:base-cell-address="Carcassone.D20"/>
          </calcext:conditional-format>
          <calcext:conditional-format calcext:target-range-address="Carcassone.D21:Carcassone.D21">
            <calcext:condition calcext:apply-style-name="pass" calcext:value="=&quot;pass&quot;" calcext:base-cell-address="Carcassone.D21"/>
            <calcext:condition calcext:apply-style-name="no pass" calcext:value="=&quot;no pass&quot;" calcext:base-cell-address="Carcassone.D21"/>
          </calcext:conditional-format>
          <calcext:conditional-format calcext:target-range-address="Carcassone.D22:Carcassone.D22">
            <calcext:condition calcext:apply-style-name="pass" calcext:value="=&quot;pass&quot;" calcext:base-cell-address="Carcassone.D22"/>
            <calcext:condition calcext:apply-style-name="no pass" calcext:value="=&quot;no pass&quot;" calcext:base-cell-address="Carcassone.D22"/>
          </calcext:conditional-format>
          <calcext:conditional-format calcext:target-range-address="Carcassone.D28:Carcassone.D28">
            <calcext:condition calcext:apply-style-name="pass" calcext:value="=&quot;pass&quot;" calcext:base-cell-address="Carcassone.D28"/>
            <calcext:condition calcext:apply-style-name="no pass" calcext:value="=&quot;no pass&quot;" calcext:base-cell-address="Carcassone.D28"/>
          </calcext:conditional-format>
          <calcext:conditional-format calcext:target-range-address="Carcassone.D29:Carcassone.D29">
            <calcext:condition calcext:apply-style-name="pass" calcext:value="=&quot;pass&quot;" calcext:base-cell-address="Carcassone.D29"/>
            <calcext:condition calcext:apply-style-name="no pass" calcext:value="=&quot;no pass&quot;" calcext:base-cell-address="Carcassone.D29"/>
          </calcext:conditional-format>
          <calcext:conditional-format calcext:target-range-address="Carcassone.D30:Carcassone.D30">
            <calcext:condition calcext:apply-style-name="pass" calcext:value="=&quot;pass&quot;" calcext:base-cell-address="Carcassone.D30"/>
            <calcext:condition calcext:apply-style-name="no pass" calcext:value="=&quot;no pass&quot;" calcext:base-cell-address="Carcassone.D30"/>
          </calcext:conditional-format>
          <calcext:conditional-format calcext:target-range-address="Carcassone.D31:Carcassone.D31">
            <calcext:condition calcext:apply-style-name="pass" calcext:value="=&quot;pass&quot;" calcext:base-cell-address="Carcassone.D31"/>
            <calcext:condition calcext:apply-style-name="no pass" calcext:value="=&quot;no pass&quot;" calcext:base-cell-address="Carcassone.D31"/>
          </calcext:conditional-format>
          <calcext:conditional-format calcext:target-range-address="Carcassone.D32:Carcassone.D32">
            <calcext:condition calcext:apply-style-name="pass" calcext:value="=&quot;pass&quot;" calcext:base-cell-address="Carcassone.D32"/>
            <calcext:condition calcext:apply-style-name="no pass" calcext:value="=&quot;no pass&quot;" calcext:base-cell-address="Carcassone.D32"/>
          </calcext:conditional-format>
          <calcext:conditional-format calcext:target-range-address="Carcassone.D33:Carcassone.D33">
            <calcext:condition calcext:apply-style-name="pass" calcext:value="=&quot;pass&quot;" calcext:base-cell-address="Carcassone.D33"/>
            <calcext:condition calcext:apply-style-name="no pass" calcext:value="=&quot;no pass&quot;" calcext:base-cell-address="Carcassone.D33"/>
          </calcext:conditional-format>
          <calcext:conditional-format calcext:target-range-address="Carcassone.D39:Carcassone.D39">
            <calcext:condition calcext:apply-style-name="pass" calcext:value="=&quot;pass&quot;" calcext:base-cell-address="Carcassone.D39"/>
            <calcext:condition calcext:apply-style-name="no pass" calcext:value="=&quot;no pass&quot;" calcext:base-cell-address="Carcassone.D39"/>
          </calcext:conditional-format>
          <calcext:conditional-format calcext:target-range-address="Carcassone.D40:Carcassone.D40">
            <calcext:condition calcext:apply-style-name="pass" calcext:value="=&quot;pass&quot;" calcext:base-cell-address="Carcassone.D40"/>
            <calcext:condition calcext:apply-style-name="no pass" calcext:value="=&quot;no pass&quot;" calcext:base-cell-address="Carcassone.D40"/>
          </calcext:conditional-format>
          <calcext:conditional-format calcext:target-range-address="Carcassone.D41:Carcassone.D41">
            <calcext:condition calcext:apply-style-name="pass" calcext:value="=&quot;pass&quot;" calcext:base-cell-address="Carcassone.D41"/>
            <calcext:condition calcext:apply-style-name="no pass" calcext:value="=&quot;no pass&quot;" calcext:base-cell-address="Carcassone.D41"/>
          </calcext:conditional-format>
          <calcext:conditional-format calcext:target-range-address="Carcassone.D42:Carcassone.D42">
            <calcext:condition calcext:apply-style-name="pass" calcext:value="=&quot;pass&quot;" calcext:base-cell-address="Carcassone.D42"/>
            <calcext:condition calcext:apply-style-name="no pass" calcext:value="=&quot;no pass&quot;" calcext:base-cell-address="Carcassone.D42"/>
          </calcext:conditional-format>
          <calcext:conditional-format calcext:target-range-address="Carcassone.D43:Carcassone.D43">
            <calcext:condition calcext:apply-style-name="pass" calcext:value="=&quot;pass&quot;" calcext:base-cell-address="Carcassone.D43"/>
            <calcext:condition calcext:apply-style-name="no pass" calcext:value="=&quot;no pass&quot;" calcext:base-cell-address="Carcassone.D43"/>
          </calcext:conditional-format>
          <calcext:conditional-format calcext:target-range-address="Carcassone.D44:Carcassone.D44">
            <calcext:condition calcext:apply-style-name="pass" calcext:value="=&quot;pass&quot;" calcext:base-cell-address="Carcassone.D44"/>
            <calcext:condition calcext:apply-style-name="no pass" calcext:value="=&quot;no pass&quot;" calcext:base-cell-address="Carcassone.D44"/>
          </calcext:conditional-format>
          <calcext:conditional-format calcext:target-range-address="Carcassone.D50:Carcassone.D50">
            <calcext:condition calcext:apply-style-name="pass" calcext:value="=&quot;pass&quot;" calcext:base-cell-address="Carcassone.D50"/>
            <calcext:condition calcext:apply-style-name="no pass" calcext:value="=&quot;no pass&quot;" calcext:base-cell-address="Carcassone.D50"/>
          </calcext:conditional-format>
          <calcext:conditional-format calcext:target-range-address="Carcassone.D51:Carcassone.D51">
            <calcext:condition calcext:apply-style-name="pass" calcext:value="=&quot;pass&quot;" calcext:base-cell-address="Carcassone.D51"/>
            <calcext:condition calcext:apply-style-name="no pass" calcext:value="=&quot;no pass&quot;" calcext:base-cell-address="Carcassone.D51"/>
          </calcext:conditional-format>
          <calcext:conditional-format calcext:target-range-address="Carcassone.D52:Carcassone.D52">
            <calcext:condition calcext:apply-style-name="pass" calcext:value="=&quot;pass&quot;" calcext:base-cell-address="Carcassone.D52"/>
            <calcext:condition calcext:apply-style-name="no pass" calcext:value="=&quot;no pass&quot;" calcext:base-cell-address="Carcassone.D52"/>
          </calcext:conditional-format>
          <calcext:conditional-format calcext:target-range-address="Carcassone.D53:Carcassone.D53">
            <calcext:condition calcext:apply-style-name="pass" calcext:value="=&quot;pass&quot;" calcext:base-cell-address="Carcassone.D53"/>
            <calcext:condition calcext:apply-style-name="no pass" calcext:value="=&quot;no pass&quot;" calcext:base-cell-address="Carcassone.D53"/>
          </calcext:conditional-format>
          <calcext:conditional-format calcext:target-range-address="Carcassone.D54:Carcassone.D54">
            <calcext:condition calcext:apply-style-name="pass" calcext:value="=&quot;pass&quot;" calcext:base-cell-address="Carcassone.D54"/>
            <calcext:condition calcext:apply-style-name="no pass" calcext:value="=&quot;no pass&quot;" calcext:base-cell-address="Carcassone.D54"/>
          </calcext:conditional-format>
          <calcext:conditional-format calcext:target-range-address="Carcassone.D55:Carcassone.D55">
            <calcext:condition calcext:apply-style-name="pass" calcext:value="=&quot;pass&quot;" calcext:base-cell-address="Carcassone.D55"/>
            <calcext:condition calcext:apply-style-name="no pass" calcext:value="=&quot;no pass&quot;" calcext:base-cell-address="Carcassone.D55"/>
          </calcext:conditional-format>
          <calcext:conditional-format calcext:target-range-address="Carcassone.D61:Carcassone.D61">
            <calcext:condition calcext:apply-style-name="pass" calcext:value="=&quot;pass&quot;" calcext:base-cell-address="Carcassone.D61"/>
            <calcext:condition calcext:apply-style-name="no pass" calcext:value="=&quot;no pass&quot;" calcext:base-cell-address="Carcassone.D61"/>
          </calcext:conditional-format>
          <calcext:conditional-format calcext:target-range-address="Carcassone.D62:Carcassone.D62">
            <calcext:condition calcext:apply-style-name="pass" calcext:value="=&quot;pass&quot;" calcext:base-cell-address="Carcassone.D62"/>
            <calcext:condition calcext:apply-style-name="no pass" calcext:value="=&quot;no pass&quot;" calcext:base-cell-address="Carcassone.D62"/>
          </calcext:conditional-format>
          <calcext:conditional-format calcext:target-range-address="Carcassone.D68:Carcassone.D68">
            <calcext:condition calcext:apply-style-name="pass" calcext:value="=&quot;pass&quot;" calcext:base-cell-address="Carcassone.D68"/>
            <calcext:condition calcext:apply-style-name="no pass" calcext:value="=&quot;no pass&quot;" calcext:base-cell-address="Carcassone.D68"/>
          </calcext:conditional-format>
          <calcext:conditional-format calcext:target-range-address="Carcassone.D69:Carcassone.D69">
            <calcext:condition calcext:apply-style-name="pass" calcext:value="=&quot;pass&quot;" calcext:base-cell-address="Carcassone.D69"/>
            <calcext:condition calcext:apply-style-name="no pass" calcext:value="=&quot;no pass&quot;" calcext:base-cell-address="Carcassone.D69"/>
          </calcext:conditional-format>
          <calcext:conditional-format calcext:target-range-address="Carcassone.D75:Carcassone.D75">
            <calcext:condition calcext:apply-style-name="pass" calcext:value="=&quot;pass&quot;" calcext:base-cell-address="Carcassone.D75"/>
            <calcext:condition calcext:apply-style-name="no pass" calcext:value="=&quot;no pass&quot;" calcext:base-cell-address="Carcassone.D75"/>
          </calcext:conditional-format>
          <calcext:conditional-format calcext:target-range-address="Carcassone.D76:Carcassone.D76">
            <calcext:condition calcext:apply-style-name="pass" calcext:value="=&quot;pass&quot;" calcext:base-cell-address="Carcassone.D76"/>
            <calcext:condition calcext:apply-style-name="no pass" calcext:value="=&quot;no pass&quot;" calcext:base-cell-address="Carcassone.D76"/>
          </calcext:conditional-format>
          <calcext:conditional-format calcext:target-range-address="Carcassone.D77:Carcassone.D77">
            <calcext:condition calcext:apply-style-name="pass" calcext:value="=&quot;pass&quot;" calcext:base-cell-address="Carcassone.D77"/>
            <calcext:condition calcext:apply-style-name="no pass" calcext:value="=&quot;no pass&quot;" calcext:base-cell-address="Carcassone.D77"/>
          </calcext:conditional-format>
          <calcext:conditional-format calcext:target-range-address="Carcassone.D83:Carcassone.D83">
            <calcext:condition calcext:apply-style-name="pass" calcext:value="=&quot;pass&quot;" calcext:base-cell-address="Carcassone.D83"/>
            <calcext:condition calcext:apply-style-name="no pass" calcext:value="=&quot;no pass&quot;" calcext:base-cell-address="Carcassone.D83"/>
          </calcext:conditional-format>
          <calcext:conditional-format calcext:target-range-address="Carcassone.D84:Carcassone.D84">
            <calcext:condition calcext:apply-style-name="pass" calcext:value="=&quot;pass&quot;" calcext:base-cell-address="Carcassone.D84"/>
            <calcext:condition calcext:apply-style-name="no pass" calcext:value="=&quot;no pass&quot;" calcext:base-cell-address="Carcassone.D84"/>
          </calcext:conditional-format>
          <calcext:conditional-format calcext:target-range-address="Carcassone.D90:Carcassone.D90">
            <calcext:condition calcext:apply-style-name="pass" calcext:value="=&quot;pass&quot;" calcext:base-cell-address="Carcassone.D90"/>
            <calcext:condition calcext:apply-style-name="no pass" calcext:value="=&quot;no pass&quot;" calcext:base-cell-address="Carcassone.D90"/>
          </calcext:conditional-format>
          <calcext:conditional-format calcext:target-range-address="Carcassone.D91:Carcassone.D91">
            <calcext:condition calcext:apply-style-name="pass" calcext:value="=&quot;pass&quot;" calcext:base-cell-address="Carcassone.D91"/>
            <calcext:condition calcext:apply-style-name="no pass" calcext:value="=&quot;no pass&quot;" calcext:base-cell-address="Carcassone.D91"/>
          </calcext:conditional-format>
          <calcext:conditional-format calcext:target-range-address="Carcassone.D92:Carcassone.D92">
            <calcext:condition calcext:apply-style-name="pass" calcext:value="=&quot;pass&quot;" calcext:base-cell-address="Carcassone.D92"/>
            <calcext:condition calcext:apply-style-name="no pass" calcext:value="=&quot;no pass&quot;" calcext:base-cell-address="Carcassone.D92"/>
          </calcext:conditional-format>
          <calcext:conditional-format calcext:target-range-address="Carcassone.D98:Carcassone.D98">
            <calcext:condition calcext:apply-style-name="pass" calcext:value="=&quot;pass&quot;" calcext:base-cell-address="Carcassone.D98"/>
            <calcext:condition calcext:apply-style-name="no pass" calcext:value="=&quot;no pass&quot;" calcext:base-cell-address="Carcassone.D98"/>
          </calcext:conditional-format>
          <calcext:conditional-format calcext:target-range-address="Carcassone.D99:Carcassone.D99">
            <calcext:condition calcext:apply-style-name="pass" calcext:value="=&quot;pass&quot;" calcext:base-cell-address="Carcassone.D99"/>
            <calcext:condition calcext:apply-style-name="no pass" calcext:value="=&quot;no pass&quot;" calcext:base-cell-address="Carcassone.D99"/>
          </calcext:conditional-format>
          <calcext:conditional-format calcext:target-range-address="Carcassone.D105:Carcassone.D105">
            <calcext:condition calcext:apply-style-name="pass" calcext:value="=&quot;pass&quot;" calcext:base-cell-address="Carcassone.D105"/>
            <calcext:condition calcext:apply-style-name="no pass" calcext:value="=&quot;no pass&quot;" calcext:base-cell-address="Carcassone.D105"/>
          </calcext:conditional-format>
          <calcext:conditional-format calcext:target-range-address="Carcassone.D106:Carcassone.D106">
            <calcext:condition calcext:apply-style-name="pass" calcext:value="=&quot;pass&quot;" calcext:base-cell-address="Carcassone.D106"/>
            <calcext:condition calcext:apply-style-name="no pass" calcext:value="=&quot;no pass&quot;" calcext:base-cell-address="Carcassone.D106"/>
          </calcext:conditional-format>
          <calcext:conditional-format calcext:target-range-address="Carcassone.D107:Carcassone.D107">
            <calcext:condition calcext:apply-style-name="pass" calcext:value="=&quot;pass&quot;" calcext:base-cell-address="Carcassone.D107"/>
            <calcext:condition calcext:apply-style-name="no pass" calcext:value="=&quot;no pass&quot;" calcext:base-cell-address="Carcassone.D107"/>
          </calcext:conditional-format>
          <calcext:conditional-format calcext:target-range-address="Carcassone.D113:Carcassone.D113">
            <calcext:condition calcext:apply-style-name="pass" calcext:value="=&quot;pass&quot;" calcext:base-cell-address="Carcassone.D113"/>
            <calcext:condition calcext:apply-style-name="no pass" calcext:value="=&quot;no pass&quot;" calcext:base-cell-address="Carcassone.D113"/>
          </calcext:conditional-format>
          <calcext:conditional-format calcext:target-range-address="Carcassone.D114:Carcassone.D114">
            <calcext:condition calcext:apply-style-name="pass" calcext:value="=&quot;pass&quot;" calcext:base-cell-address="Carcassone.D114"/>
            <calcext:condition calcext:apply-style-name="no pass" calcext:value="=&quot;no pass&quot;" calcext:base-cell-address="Carcassone.D114"/>
          </calcext:conditional-format>
          <calcext:conditional-format calcext:target-range-address="Carcassone.D115:Carcassone.D115">
            <calcext:condition calcext:apply-style-name="pass" calcext:value="=&quot;pass&quot;" calcext:base-cell-address="Carcassone.D115"/>
            <calcext:condition calcext:apply-style-name="no pass" calcext:value="=&quot;no pass&quot;" calcext:base-cell-address="Carcassone.D115"/>
          </calcext:conditional-format>
          <calcext:conditional-format calcext:target-range-address="Carcassone.D116:Carcassone.D116">
            <calcext:condition calcext:apply-style-name="pass" calcext:value="=&quot;pass&quot;" calcext:base-cell-address="Carcassone.D116"/>
            <calcext:condition calcext:apply-style-name="no pass" calcext:value="=&quot;no pass&quot;" calcext:base-cell-address="Carcassone.D116"/>
          </calcext:conditional-format>
          <calcext:conditional-format calcext:target-range-address="Carcassone.D122:Carcassone.D122">
            <calcext:condition calcext:apply-style-name="pass" calcext:value="=&quot;pass&quot;" calcext:base-cell-address="Carcassone.D122"/>
            <calcext:condition calcext:apply-style-name="no pass" calcext:value="=&quot;no pass&quot;" calcext:base-cell-address="Carcassone.D122"/>
          </calcext:conditional-format>
          <calcext:conditional-format calcext:target-range-address="Carcassone.D123:Carcassone.D123">
            <calcext:condition calcext:apply-style-name="pass" calcext:value="=&quot;pass&quot;" calcext:base-cell-address="Carcassone.D123"/>
            <calcext:condition calcext:apply-style-name="no pass" calcext:value="=&quot;no pass&quot;" calcext:base-cell-address="Carcassone.D123"/>
          </calcext:conditional-format>
          <calcext:conditional-format calcext:target-range-address="Carcassone.D124:Carcassone.D124">
            <calcext:condition calcext:apply-style-name="pass" calcext:value="=&quot;pass&quot;" calcext:base-cell-address="Carcassone.D124"/>
            <calcext:condition calcext:apply-style-name="no pass" calcext:value="=&quot;no pass&quot;" calcext:base-cell-address="Carcassone.D124"/>
          </calcext:conditional-format>
          <calcext:conditional-format calcext:target-range-address="Carcassone.D130:Carcassone.D130">
            <calcext:condition calcext:apply-style-name="pass" calcext:value="=&quot;pass&quot;" calcext:base-cell-address="Carcassone.D130"/>
            <calcext:condition calcext:apply-style-name="no pass" calcext:value="=&quot;no pass&quot;" calcext:base-cell-address="Carcassone.D130"/>
          </calcext:conditional-format>
          <calcext:conditional-format calcext:target-range-address="Carcassone.D131:Carcassone.D131">
            <calcext:condition calcext:apply-style-name="pass" calcext:value="=&quot;pass&quot;" calcext:base-cell-address="Carcassone.D131"/>
            <calcext:condition calcext:apply-style-name="no pass" calcext:value="=&quot;no pass&quot;" calcext:base-cell-address="Carcassone.D131"/>
          </calcext:conditional-format>
          <calcext:conditional-format calcext:target-range-address="Carcassone.D132:Carcassone.D132">
            <calcext:condition calcext:apply-style-name="pass" calcext:value="=&quot;pass&quot;" calcext:base-cell-address="Carcassone.D132"/>
            <calcext:condition calcext:apply-style-name="no pass" calcext:value="=&quot;no pass&quot;" calcext:base-cell-address="Carcassone.D132"/>
          </calcext:conditional-format>
          <calcext:conditional-format calcext:target-range-address="Carcassone.D133:Carcassone.D133">
            <calcext:condition calcext:apply-style-name="pass" calcext:value="=&quot;pass&quot;" calcext:base-cell-address="Carcassone.D133"/>
            <calcext:condition calcext:apply-style-name="no pass" calcext:value="=&quot;no pass&quot;" calcext:base-cell-address="Carcassone.D133"/>
          </calcext:conditional-format>
          <calcext:conditional-format calcext:target-range-address="Carcassone.D139:Carcassone.D139">
            <calcext:condition calcext:apply-style-name="pass" calcext:value="=&quot;pass&quot;" calcext:base-cell-address="Carcassone.D139"/>
            <calcext:condition calcext:apply-style-name="no pass" calcext:value="=&quot;no pass&quot;" calcext:base-cell-address="Carcassone.D139"/>
          </calcext:conditional-format>
          <calcext:conditional-format calcext:target-range-address="Carcassone.D140:Carcassone.D140">
            <calcext:condition calcext:apply-style-name="pass" calcext:value="=&quot;pass&quot;" calcext:base-cell-address="Carcassone.D140"/>
            <calcext:condition calcext:apply-style-name="no pass" calcext:value="=&quot;no pass&quot;" calcext:base-cell-address="Carcassone.D140"/>
          </calcext:conditional-format>
          <calcext:conditional-format calcext:target-range-address="Carcassone.D141:Carcassone.D141">
            <calcext:condition calcext:apply-style-name="pass" calcext:value="=&quot;pass&quot;" calcext:base-cell-address="Carcassone.D141"/>
            <calcext:condition calcext:apply-style-name="no pass" calcext:value="=&quot;no pass&quot;" calcext:base-cell-address="Carcassone.D141"/>
          </calcext:conditional-format>
          <calcext:conditional-format calcext:target-range-address="Carcassone.D142:Carcassone.D142">
            <calcext:condition calcext:apply-style-name="pass" calcext:value="=&quot;pass&quot;" calcext:base-cell-address="Carcassone.D142"/>
            <calcext:condition calcext:apply-style-name="no pass" calcext:value="=&quot;no pass&quot;" calcext:base-cell-address="Carcassone.D142"/>
          </calcext:conditional-format>
          <calcext:conditional-format calcext:target-range-address="Carcassone.D148:Carcassone.D148">
            <calcext:condition calcext:apply-style-name="pass" calcext:value="=&quot;pass&quot;" calcext:base-cell-address="Carcassone.D148"/>
            <calcext:condition calcext:apply-style-name="no pass" calcext:value="=&quot;no pass&quot;" calcext:base-cell-address="Carcassone.D148"/>
          </calcext:conditional-format>
          <calcext:conditional-format calcext:target-range-address="Carcassone.D149:Carcassone.D149">
            <calcext:condition calcext:apply-style-name="pass" calcext:value="=&quot;pass&quot;" calcext:base-cell-address="Carcassone.D149"/>
            <calcext:condition calcext:apply-style-name="no pass" calcext:value="=&quot;no pass&quot;" calcext:base-cell-address="Carcassone.D149"/>
          </calcext:conditional-format>
          <calcext:conditional-format calcext:target-range-address="Carcassone.D150:Carcassone.D150">
            <calcext:condition calcext:apply-style-name="pass" calcext:value="=&quot;pass&quot;" calcext:base-cell-address="Carcassone.D150"/>
            <calcext:condition calcext:apply-style-name="no pass" calcext:value="=&quot;no pass&quot;" calcext:base-cell-address="Carcassone.D150"/>
          </calcext:conditional-format>
          <calcext:conditional-format calcext:target-range-address="Carcassone.D151:Carcassone.D151">
            <calcext:condition calcext:apply-style-name="pass" calcext:value="=&quot;pass&quot;" calcext:base-cell-address="Carcassone.D151"/>
            <calcext:condition calcext:apply-style-name="no pass" calcext:value="=&quot;no pass&quot;" calcext:base-cell-address="Carcassone.D151"/>
          </calcext:conditional-format>
          <calcext:conditional-format calcext:target-range-address="Carcassone.D157:Carcassone.D157">
            <calcext:condition calcext:apply-style-name="pass" calcext:value="=&quot;pass&quot;" calcext:base-cell-address="Carcassone.D157"/>
            <calcext:condition calcext:apply-style-name="no pass" calcext:value="=&quot;no pass&quot;" calcext:base-cell-address="Carcassone.D157"/>
          </calcext:conditional-format>
          <calcext:conditional-format calcext:target-range-address="Carcassone.D158:Carcassone.D158">
            <calcext:condition calcext:apply-style-name="pass" calcext:value="=&quot;pass&quot;" calcext:base-cell-address="Carcassone.D158"/>
            <calcext:condition calcext:apply-style-name="no pass" calcext:value="=&quot;no pass&quot;" calcext:base-cell-address="Carcassone.D158"/>
          </calcext:conditional-format>
          <calcext:conditional-format calcext:target-range-address="Carcassone.D159:Carcassone.D159">
            <calcext:condition calcext:apply-style-name="pass" calcext:value="=&quot;pass&quot;" calcext:base-cell-address="Carcassone.D159"/>
            <calcext:condition calcext:apply-style-name="no pass" calcext:value="=&quot;no pass&quot;" calcext:base-cell-address="Carcassone.D159"/>
          </calcext:conditional-format>
          <calcext:conditional-format calcext:target-range-address="Carcassone.D160:Carcassone.D160">
            <calcext:condition calcext:apply-style-name="pass" calcext:value="=&quot;pass&quot;" calcext:base-cell-address="Carcassone.D160"/>
            <calcext:condition calcext:apply-style-name="no pass" calcext:value="=&quot;no pass&quot;" calcext:base-cell-address="Carcassone.D160"/>
          </calcext:conditional-format>
          <calcext:conditional-format calcext:target-range-address="Carcassone.D166:Carcassone.D166">
            <calcext:condition calcext:apply-style-name="pass" calcext:value="=&quot;pass&quot;" calcext:base-cell-address="Carcassone.D166"/>
            <calcext:condition calcext:apply-style-name="no pass" calcext:value="=&quot;no pass&quot;" calcext:base-cell-address="Carcassone.D166"/>
          </calcext:conditional-format>
          <calcext:conditional-format calcext:target-range-address="Carcassone.D167:Carcassone.D167">
            <calcext:condition calcext:apply-style-name="pass" calcext:value="=&quot;pass&quot;" calcext:base-cell-address="Carcassone.D167"/>
            <calcext:condition calcext:apply-style-name="no pass" calcext:value="=&quot;no pass&quot;" calcext:base-cell-address="Carcassone.D167"/>
          </calcext:conditional-format>
          <calcext:conditional-format calcext:target-range-address="Carcassone.D173:Carcassone.D173">
            <calcext:condition calcext:apply-style-name="pass" calcext:value="=&quot;pass&quot;" calcext:base-cell-address="Carcassone.D173"/>
            <calcext:condition calcext:apply-style-name="no pass" calcext:value="=&quot;no pass&quot;" calcext:base-cell-address="Carcassone.D173"/>
          </calcext:conditional-format>
          <calcext:conditional-format calcext:target-range-address="Carcassone.D174:Carcassone.D174">
            <calcext:condition calcext:apply-style-name="pass" calcext:value="=&quot;pass&quot;" calcext:base-cell-address="Carcassone.D174"/>
            <calcext:condition calcext:apply-style-name="no pass" calcext:value="=&quot;no pass&quot;" calcext:base-cell-address="Carcassone.D174"/>
          </calcext:conditional-format>
          <calcext:conditional-format calcext:target-range-address="Carcassone.D175:Carcassone.D175">
            <calcext:condition calcext:apply-style-name="pass" calcext:value="=&quot;pass&quot;" calcext:base-cell-address="Carcassone.D175"/>
            <calcext:condition calcext:apply-style-name="no pass" calcext:value="=&quot;no pass&quot;" calcext:base-cell-address="Carcassone.D175"/>
          </calcext:conditional-format>
          <calcext:conditional-format calcext:target-range-address="Carcassone.D176:Carcassone.D176">
            <calcext:condition calcext:apply-style-name="pass" calcext:value="=&quot;pass&quot;" calcext:base-cell-address="Carcassone.D176"/>
            <calcext:condition calcext:apply-style-name="no pass" calcext:value="=&quot;no pass&quot;" calcext:base-cell-address="Carcassone.D176"/>
          </calcext:conditional-format>
          <calcext:conditional-format calcext:target-range-address="Carcassone.D177:Carcassone.D177">
            <calcext:condition calcext:apply-style-name="pass" calcext:value="=&quot;pass&quot;" calcext:base-cell-address="Carcassone.D177"/>
            <calcext:condition calcext:apply-style-name="no pass" calcext:value="=&quot;no pass&quot;" calcext:base-cell-address="Carcassone.D177"/>
          </calcext:conditional-format>
          <calcext:conditional-format calcext:target-range-address="Carcassone.D178:Carcassone.D178">
            <calcext:condition calcext:apply-style-name="pass" calcext:value="=&quot;pass&quot;" calcext:base-cell-address="Carcassone.D178"/>
            <calcext:condition calcext:apply-style-name="no pass" calcext:value="=&quot;no pass&quot;" calcext:base-cell-address="Carcassone.D178"/>
          </calcext:conditional-format>
          <calcext:conditional-format calcext:target-range-address="Carcassone.D179:Carcassone.D179">
            <calcext:condition calcext:apply-style-name="pass" calcext:value="=&quot;pass&quot;" calcext:base-cell-address="Carcassone.D179"/>
            <calcext:condition calcext:apply-style-name="no pass" calcext:value="=&quot;no pass&quot;" calcext:base-cell-address="Carcassone.D179"/>
          </calcext:conditional-format>
          <calcext:conditional-format calcext:target-range-address="Carcassone.D185:Carcassone.D185">
            <calcext:condition calcext:apply-style-name="pass" calcext:value="=&quot;pass&quot;" calcext:base-cell-address="Carcassone.D185"/>
            <calcext:condition calcext:apply-style-name="no pass" calcext:value="=&quot;no pass&quot;" calcext:base-cell-address="Carcassone.D185"/>
          </calcext:conditional-format>
          <calcext:conditional-format calcext:target-range-address="Carcassone.D186:Carcassone.D186">
            <calcext:condition calcext:apply-style-name="pass" calcext:value="=&quot;pass&quot;" calcext:base-cell-address="Carcassone.D186"/>
            <calcext:condition calcext:apply-style-name="no pass" calcext:value="=&quot;no pass&quot;" calcext:base-cell-address="Carcassone.D186"/>
          </calcext:conditional-format>
          <calcext:conditional-format calcext:target-range-address="Carcassone.D187:Carcassone.D187">
            <calcext:condition calcext:apply-style-name="pass" calcext:value="=&quot;pass&quot;" calcext:base-cell-address="Carcassone.D187"/>
            <calcext:condition calcext:apply-style-name="no pass" calcext:value="=&quot;no pass&quot;" calcext:base-cell-address="Carcassone.D187"/>
          </calcext:conditional-format>
          <calcext:conditional-format calcext:target-range-address="Carcassone.D188:Carcassone.D188">
            <calcext:condition calcext:apply-style-name="pass" calcext:value="=&quot;pass&quot;" calcext:base-cell-address="Carcassone.D188"/>
            <calcext:condition calcext:apply-style-name="no pass" calcext:value="=&quot;no pass&quot;" calcext:base-cell-address="Carcassone.D188"/>
          </calcext:conditional-format>
          <calcext:conditional-format calcext:target-range-address="Carcassone.D189:Carcassone.D189">
            <calcext:condition calcext:apply-style-name="pass" calcext:value="=&quot;pass&quot;" calcext:base-cell-address="Carcassone.D189"/>
            <calcext:condition calcext:apply-style-name="no pass" calcext:value="=&quot;no pass&quot;" calcext:base-cell-address="Carcassone.D189"/>
          </calcext:conditional-format>
          <calcext:conditional-format calcext:target-range-address="Carcassone.D190:Carcassone.D190">
            <calcext:condition calcext:apply-style-name="pass" calcext:value="=&quot;pass&quot;" calcext:base-cell-address="Carcassone.D190"/>
            <calcext:condition calcext:apply-style-name="no pass" calcext:value="=&quot;no pass&quot;" calcext:base-cell-address="Carcassone.D190"/>
          </calcext:conditional-format>
          <calcext:conditional-format calcext:target-range-address="Carcassone.D191:Carcassone.D191">
            <calcext:condition calcext:apply-style-name="pass" calcext:value="=&quot;pass&quot;" calcext:base-cell-address="Carcassone.D191"/>
            <calcext:condition calcext:apply-style-name="no pass" calcext:value="=&quot;no pass&quot;" calcext:base-cell-address="Carcassone.D191"/>
          </calcext:conditional-format>
          <calcext:conditional-format calcext:target-range-address="Carcassone.D197:Carcassone.D197">
            <calcext:condition calcext:apply-style-name="pass" calcext:value="=&quot;pass&quot;" calcext:base-cell-address="Carcassone.D197"/>
            <calcext:condition calcext:apply-style-name="no pass" calcext:value="=&quot;no pass&quot;" calcext:base-cell-address="Carcassone.D197"/>
          </calcext:conditional-format>
          <calcext:conditional-format calcext:target-range-address="Carcassone.D198:Carcassone.D198">
            <calcext:condition calcext:apply-style-name="pass" calcext:value="=&quot;pass&quot;" calcext:base-cell-address="Carcassone.D198"/>
            <calcext:condition calcext:apply-style-name="no pass" calcext:value="=&quot;no pass&quot;" calcext:base-cell-address="Carcassone.D198"/>
          </calcext:conditional-format>
          <calcext:conditional-format calcext:target-range-address="Carcassone.D199:Carcassone.D199">
            <calcext:condition calcext:apply-style-name="pass" calcext:value="=&quot;pass&quot;" calcext:base-cell-address="Carcassone.D199"/>
            <calcext:condition calcext:apply-style-name="no pass" calcext:value="=&quot;no pass&quot;" calcext:base-cell-address="Carcassone.D199"/>
          </calcext:conditional-format>
          <calcext:conditional-format calcext:target-range-address="Carcassone.D200:Carcassone.D200">
            <calcext:condition calcext:apply-style-name="pass" calcext:value="=&quot;pass&quot;" calcext:base-cell-address="Carcassone.D200"/>
            <calcext:condition calcext:apply-style-name="no pass" calcext:value="=&quot;no pass&quot;" calcext:base-cell-address="Carcassone.D200"/>
          </calcext:conditional-format>
          <calcext:conditional-format calcext:target-range-address="Carcassone.D201:Carcassone.D201">
            <calcext:condition calcext:apply-style-name="pass" calcext:value="=&quot;pass&quot;" calcext:base-cell-address="Carcassone.D201"/>
            <calcext:condition calcext:apply-style-name="no pass" calcext:value="=&quot;no pass&quot;" calcext:base-cell-address="Carcassone.D201"/>
          </calcext:conditional-format>
          <calcext:conditional-format calcext:target-range-address="Carcassone.D202:Carcassone.D202">
            <calcext:condition calcext:apply-style-name="pass" calcext:value="=&quot;pass&quot;" calcext:base-cell-address="Carcassone.D202"/>
            <calcext:condition calcext:apply-style-name="no pass" calcext:value="=&quot;no pass&quot;" calcext:base-cell-address="Carcassone.D202"/>
          </calcext:conditional-format>
          <calcext:conditional-format calcext:target-range-address="Carcassone.D203:Carcassone.D203">
            <calcext:condition calcext:apply-style-name="pass" calcext:value="=&quot;pass&quot;" calcext:base-cell-address="Carcassone.D203"/>
            <calcext:condition calcext:apply-style-name="no pass" calcext:value="=&quot;no pass&quot;" calcext:base-cell-address="Carcassone.D203"/>
          </calcext:conditional-format>
          <calcext:conditional-format calcext:target-range-address="Carcassone.D209:Carcassone.D209">
            <calcext:condition calcext:apply-style-name="pass" calcext:value="=&quot;pass&quot;" calcext:base-cell-address="Carcassone.D209"/>
            <calcext:condition calcext:apply-style-name="no pass" calcext:value="=&quot;no pass&quot;" calcext:base-cell-address="Carcassone.D209"/>
          </calcext:conditional-format>
          <calcext:conditional-format calcext:target-range-address="Carcassone.D210:Carcassone.D210">
            <calcext:condition calcext:apply-style-name="pass" calcext:value="=&quot;pass&quot;" calcext:base-cell-address="Carcassone.D210"/>
            <calcext:condition calcext:apply-style-name="no pass" calcext:value="=&quot;no pass&quot;" calcext:base-cell-address="Carcassone.D210"/>
          </calcext:conditional-format>
          <calcext:conditional-format calcext:target-range-address="Carcassone.D211:Carcassone.D211">
            <calcext:condition calcext:apply-style-name="pass" calcext:value="=&quot;pass&quot;" calcext:base-cell-address="Carcassone.D211"/>
            <calcext:condition calcext:apply-style-name="no pass" calcext:value="=&quot;no pass&quot;" calcext:base-cell-address="Carcassone.D211"/>
          </calcext:conditional-format>
          <calcext:conditional-format calcext:target-range-address="Carcassone.D212:Carcassone.D212">
            <calcext:condition calcext:apply-style-name="pass" calcext:value="=&quot;pass&quot;" calcext:base-cell-address="Carcassone.D212"/>
            <calcext:condition calcext:apply-style-name="no pass" calcext:value="=&quot;no pass&quot;" calcext:base-cell-address="Carcassone.D212"/>
          </calcext:conditional-format>
          <calcext:conditional-format calcext:target-range-address="Carcassone.D213:Carcassone.D213">
            <calcext:condition calcext:apply-style-name="pass" calcext:value="=&quot;pass&quot;" calcext:base-cell-address="Carcassone.D213"/>
            <calcext:condition calcext:apply-style-name="no pass" calcext:value="=&quot;no pass&quot;" calcext:base-cell-address="Carcassone.D213"/>
          </calcext:conditional-format>
          <calcext:conditional-format calcext:target-range-address="Carcassone.D214:Carcassone.D214">
            <calcext:condition calcext:apply-style-name="pass" calcext:value="=&quot;pass&quot;" calcext:base-cell-address="Carcassone.D214"/>
            <calcext:condition calcext:apply-style-name="no pass" calcext:value="=&quot;no pass&quot;" calcext:base-cell-address="Carcassone.D214"/>
          </calcext:conditional-format>
          <calcext:conditional-format calcext:target-range-address="Carcassone.D215:Carcassone.D215">
            <calcext:condition calcext:apply-style-name="pass" calcext:value="=&quot;pass&quot;" calcext:base-cell-address="Carcassone.D215"/>
            <calcext:condition calcext:apply-style-name="no pass" calcext:value="=&quot;no pass&quot;" calcext:base-cell-address="Carcassone.D215"/>
          </calcext:conditional-format>
          <calcext:conditional-format calcext:target-range-address="Carcassone.D221:Carcassone.D221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D222:Carcassone.D222">
            <calcext:condition calcext:apply-style-name="pass" calcext:value="=&quot;pass&quot;" calcext:base-cell-address="Carcassone.D222"/>
            <calcext:condition calcext:apply-style-name="no pass" calcext:value="=&quot;no pass&quot;" calcext:base-cell-address="Carcassone.D222"/>
          </calcext:conditional-format>
          <calcext:conditional-format calcext:target-range-address="Carcassone.D223:Carcassone.D223">
            <calcext:condition calcext:apply-style-name="pass" calcext:value="=&quot;pass&quot;" calcext:base-cell-address="Carcassone.D223"/>
            <calcext:condition calcext:apply-style-name="no pass" calcext:value="=&quot;no pass&quot;" calcext:base-cell-address="Carcassone.D223"/>
          </calcext:conditional-format>
          <calcext:conditional-format calcext:target-range-address="Carcassone.D229:Carcassone.D229">
            <calcext:condition calcext:apply-style-name="pass" calcext:value="=&quot;pass&quot;" calcext:base-cell-address="Carcassone.D229"/>
            <calcext:condition calcext:apply-style-name="no pass" calcext:value="=&quot;no pass&quot;" calcext:base-cell-address="Carcassone.D229"/>
          </calcext:conditional-format>
          <calcext:conditional-format calcext:target-range-address="Carcassone.D230:Carcassone.D230">
            <calcext:condition calcext:apply-style-name="pass" calcext:value="=&quot;pass&quot;" calcext:base-cell-address="Carcassone.D230"/>
            <calcext:condition calcext:apply-style-name="no pass" calcext:value="=&quot;no pass&quot;" calcext:base-cell-address="Carcassone.D230"/>
          </calcext:conditional-format>
          <calcext:conditional-format calcext:target-range-address="Carcassone.D231:Carcassone.D231">
            <calcext:condition calcext:apply-style-name="pass" calcext:value="=&quot;pass&quot;" calcext:base-cell-address="Carcassone.D231"/>
            <calcext:condition calcext:apply-style-name="no pass" calcext:value="=&quot;no pass&quot;" calcext:base-cell-address="Carcassone.D231"/>
          </calcext:conditional-format>
          <calcext:conditional-format calcext:target-range-address="Carcassone.D237:Carcassone.D237">
            <calcext:condition calcext:apply-style-name="pass" calcext:value="=&quot;pass&quot;" calcext:base-cell-address="Carcassone.D237"/>
            <calcext:condition calcext:apply-style-name="no pass" calcext:value="=&quot;no pass&quot;" calcext:base-cell-address="Carcassone.D237"/>
          </calcext:conditional-format>
          <calcext:conditional-format calcext:target-range-address="Carcassone.D238:Carcassone.D238">
            <calcext:condition calcext:apply-style-name="pass" calcext:value="=&quot;pass&quot;" calcext:base-cell-address="Carcassone.D238"/>
            <calcext:condition calcext:apply-style-name="no pass" calcext:value="=&quot;no pass&quot;" calcext:base-cell-address="Carcassone.D238"/>
          </calcext:conditional-format>
          <calcext:conditional-format calcext:target-range-address="Carcassone.D239:Carcassone.D239">
            <calcext:condition calcext:apply-style-name="pass" calcext:value="=&quot;pass&quot;" calcext:base-cell-address="Carcassone.D239"/>
            <calcext:condition calcext:apply-style-name="no pass" calcext:value="=&quot;no pass&quot;" calcext:base-cell-address="Carcassone.D239"/>
          </calcext:conditional-format>
          <calcext:conditional-format calcext:target-range-address="Carcassone.D240:Carcassone.D240">
            <calcext:condition calcext:apply-style-name="pass" calcext:value="=&quot;pass&quot;" calcext:base-cell-address="Carcassone.D240"/>
            <calcext:condition calcext:apply-style-name="no pass" calcext:value="=&quot;no pass&quot;" calcext:base-cell-address="Carcassone.D240"/>
          </calcext:conditional-format>
          <calcext:conditional-format calcext:target-range-address="Carcassone.D246:Carcassone.D246">
            <calcext:condition calcext:apply-style-name="pass" calcext:value="=&quot;pass&quot;" calcext:base-cell-address="Carcassone.D246"/>
            <calcext:condition calcext:apply-style-name="no pass" calcext:value="=&quot;no pass&quot;" calcext:base-cell-address="Carcassone.D246"/>
          </calcext:conditional-format>
          <calcext:conditional-format calcext:target-range-address="Carcassone.D247:Carcassone.D247">
            <calcext:condition calcext:apply-style-name="pass" calcext:value="=&quot;pass&quot;" calcext:base-cell-address="Carcassone.D247"/>
            <calcext:condition calcext:apply-style-name="no pass" calcext:value="=&quot;no pass&quot;" calcext:base-cell-address="Carcassone.D247"/>
          </calcext:conditional-format>
          <calcext:conditional-format calcext:target-range-address="Carcassone.D248:Carcassone.D248">
            <calcext:condition calcext:apply-style-name="pass" calcext:value="=&quot;pass&quot;" calcext:base-cell-address="Carcassone.D248"/>
            <calcext:condition calcext:apply-style-name="no pass" calcext:value="=&quot;no pass&quot;" calcext:base-cell-address="Carcassone.D248"/>
          </calcext:conditional-format>
          <calcext:conditional-format calcext:target-range-address="Carcassone.D254:Carcassone.D254">
            <calcext:condition calcext:apply-style-name="pass" calcext:value="=&quot;pass&quot;" calcext:base-cell-address="Carcassone.D254"/>
            <calcext:condition calcext:apply-style-name="no pass" calcext:value="=&quot;no pass&quot;" calcext:base-cell-address="Carcassone.D254"/>
          </calcext:conditional-format>
          <calcext:conditional-format calcext:target-range-address="Carcassone.D255:Carcassone.D255">
            <calcext:condition calcext:apply-style-name="pass" calcext:value="=&quot;pass&quot;" calcext:base-cell-address="Carcassone.D255"/>
            <calcext:condition calcext:apply-style-name="no pass" calcext:value="=&quot;no pass&quot;" calcext:base-cell-address="Carcassone.D255"/>
          </calcext:conditional-format>
          <calcext:conditional-format calcext:target-range-address="Carcassone.D256:Carcassone.D256">
            <calcext:condition calcext:apply-style-name="pass" calcext:value="=&quot;pass&quot;" calcext:base-cell-address="Carcassone.D256"/>
            <calcext:condition calcext:apply-style-name="no pass" calcext:value="=&quot;no pass&quot;" calcext:base-cell-address="Carcassone.D256"/>
          </calcext:conditional-format>
          <calcext:conditional-format calcext:target-range-address="Carcassone.D262:Carcassone.D262">
            <calcext:condition calcext:apply-style-name="pass" calcext:value="=&quot;pass&quot;" calcext:base-cell-address="Carcassone.D262"/>
            <calcext:condition calcext:apply-style-name="no pass" calcext:value="=&quot;no pass&quot;" calcext:base-cell-address="Carcassone.D262"/>
          </calcext:conditional-format>
          <calcext:conditional-format calcext:target-range-address="Carcassone.D263:Carcassone.D263">
            <calcext:condition calcext:apply-style-name="pass" calcext:value="=&quot;pass&quot;" calcext:base-cell-address="Carcassone.D263"/>
            <calcext:condition calcext:apply-style-name="no pass" calcext:value="=&quot;no pass&quot;" calcext:base-cell-address="Carcassone.D263"/>
          </calcext:conditional-format>
          <calcext:conditional-format calcext:target-range-address="Carcassone.D264:Carcassone.D264">
            <calcext:condition calcext:apply-style-name="pass" calcext:value="=&quot;pass&quot;" calcext:base-cell-address="Carcassone.D264"/>
            <calcext:condition calcext:apply-style-name="no pass" calcext:value="=&quot;no pass&quot;" calcext:base-cell-address="Carcassone.D264"/>
          </calcext:conditional-format>
          <calcext:conditional-format calcext:target-range-address="Carcassone.D270:Carcassone.D270">
            <calcext:condition calcext:apply-style-name="pass" calcext:value="=&quot;pass&quot;" calcext:base-cell-address="Carcassone.D270"/>
            <calcext:condition calcext:apply-style-name="no pass" calcext:value="=&quot;no pass&quot;" calcext:base-cell-address="Carcassone.D270"/>
          </calcext:conditional-format>
          <calcext:conditional-format calcext:target-range-address="Carcassone.D271:Carcassone.D271">
            <calcext:condition calcext:apply-style-name="pass" calcext:value="=&quot;pass&quot;" calcext:base-cell-address="Carcassone.D271"/>
            <calcext:condition calcext:apply-style-name="no pass" calcext:value="=&quot;no pass&quot;" calcext:base-cell-address="Carcassone.D271"/>
          </calcext:conditional-format>
          <calcext:conditional-format calcext:target-range-address="Carcassone.D272:Carcassone.D272">
            <calcext:condition calcext:apply-style-name="pass" calcext:value="=&quot;pass&quot;" calcext:base-cell-address="Carcassone.D272"/>
            <calcext:condition calcext:apply-style-name="no pass" calcext:value="=&quot;no pass&quot;" calcext:base-cell-address="Carcassone.D272"/>
          </calcext:conditional-format>
          <calcext:conditional-format calcext:target-range-address="Carcassone.D273:Carcassone.D273">
            <calcext:condition calcext:apply-style-name="pass" calcext:value="=&quot;pass&quot;" calcext:base-cell-address="Carcassone.D273"/>
            <calcext:condition calcext:apply-style-name="no pass" calcext:value="=&quot;no pass&quot;" calcext:base-cell-address="Carcassone.D273"/>
          </calcext:conditional-format>
          <calcext:conditional-format calcext:target-range-address="Carcassone.D279:Carcassone.D279">
            <calcext:condition calcext:apply-style-name="pass" calcext:value="=&quot;pass&quot;" calcext:base-cell-address="Carcassone.D279"/>
            <calcext:condition calcext:apply-style-name="no pass" calcext:value="=&quot;no pass&quot;" calcext:base-cell-address="Carcassone.D279"/>
          </calcext:conditional-format>
          <calcext:conditional-format calcext:target-range-address="Carcassone.D280:Carcassone.D280">
            <calcext:condition calcext:apply-style-name="pass" calcext:value="=&quot;pass&quot;" calcext:base-cell-address="Carcassone.D280"/>
            <calcext:condition calcext:apply-style-name="no pass" calcext:value="=&quot;no pass&quot;" calcext:base-cell-address="Carcassone.D280"/>
          </calcext:conditional-format>
          <calcext:conditional-format calcext:target-range-address="Carcassone.D281:Carcassone.D281">
            <calcext:condition calcext:apply-style-name="pass" calcext:value="=&quot;pass&quot;" calcext:base-cell-address="Carcassone.D281"/>
            <calcext:condition calcext:apply-style-name="no pass" calcext:value="=&quot;no pass&quot;" calcext:base-cell-address="Carcassone.D281"/>
          </calcext:conditional-format>
          <calcext:conditional-format calcext:target-range-address="Carcassone.D287:Carcassone.D287">
            <calcext:condition calcext:apply-style-name="pass" calcext:value="=&quot;pass&quot;" calcext:base-cell-address="Carcassone.D287"/>
            <calcext:condition calcext:apply-style-name="no pass" calcext:value="=&quot;no pass&quot;" calcext:base-cell-address="Carcassone.D287"/>
          </calcext:conditional-format>
          <calcext:conditional-format calcext:target-range-address="Carcassone.D288:Carcassone.D288">
            <calcext:condition calcext:apply-style-name="pass" calcext:value="=&quot;pass&quot;" calcext:base-cell-address="Carcassone.D288"/>
            <calcext:condition calcext:apply-style-name="no pass" calcext:value="=&quot;no pass&quot;" calcext:base-cell-address="Carcassone.D288"/>
          </calcext:conditional-format>
          <calcext:conditional-format calcext:target-range-address="Carcassone.D289:Carcassone.D289">
            <calcext:condition calcext:apply-style-name="pass" calcext:value="=&quot;pass&quot;" calcext:base-cell-address="Carcassone.D289"/>
            <calcext:condition calcext:apply-style-name="no pass" calcext:value="=&quot;no pass&quot;" calcext:base-cell-address="Carcassone.D289"/>
          </calcext:conditional-format>
          <calcext:conditional-format calcext:target-range-address="Carcassone.D295:Carcassone.D295">
            <calcext:condition calcext:apply-style-name="pass" calcext:value="=&quot;pass&quot;" calcext:base-cell-address="Carcassone.D295"/>
            <calcext:condition calcext:apply-style-name="no pass" calcext:value="=&quot;no pass&quot;" calcext:base-cell-address="Carcassone.D295"/>
          </calcext:conditional-format>
          <calcext:conditional-format calcext:target-range-address="Carcassone.D296:Carcassone.D296">
            <calcext:condition calcext:apply-style-name="pass" calcext:value="=&quot;pass&quot;" calcext:base-cell-address="Carcassone.D296"/>
            <calcext:condition calcext:apply-style-name="no pass" calcext:value="=&quot;no pass&quot;" calcext:base-cell-address="Carcassone.D296"/>
          </calcext:conditional-format>
          <calcext:conditional-format calcext:target-range-address="Carcassone.D297:Carcassone.D297">
            <calcext:condition calcext:apply-style-name="pass" calcext:value="=&quot;pass&quot;" calcext:base-cell-address="Carcassone.D297"/>
            <calcext:condition calcext:apply-style-name="no pass" calcext:value="=&quot;no pass&quot;" calcext:base-cell-address="Carcassone.D297"/>
          </calcext:conditional-format>
          <calcext:conditional-format calcext:target-range-address="Carcassone.D303:Carcassone.D303">
            <calcext:condition calcext:apply-style-name="pass" calcext:value="=&quot;pass&quot;" calcext:base-cell-address="Carcassone.D303"/>
            <calcext:condition calcext:apply-style-name="no pass" calcext:value="=&quot;no pass&quot;" calcext:base-cell-address="Carcassone.D303"/>
          </calcext:conditional-format>
          <calcext:conditional-format calcext:target-range-address="Carcassone.D304:Carcassone.D304">
            <calcext:condition calcext:apply-style-name="pass" calcext:value="=&quot;pass&quot;" calcext:base-cell-address="Carcassone.D304"/>
            <calcext:condition calcext:apply-style-name="no pass" calcext:value="=&quot;no pass&quot;" calcext:base-cell-address="Carcassone.D304"/>
          </calcext:conditional-format>
          <calcext:conditional-format calcext:target-range-address="Carcassone.D305:Carcassone.D305">
            <calcext:condition calcext:apply-style-name="pass" calcext:value="=&quot;pass&quot;" calcext:base-cell-address="Carcassone.D305"/>
            <calcext:condition calcext:apply-style-name="no pass" calcext:value="=&quot;no pass&quot;" calcext:base-cell-address="Carcassone.D305"/>
          </calcext:conditional-format>
          <calcext:conditional-format calcext:target-range-address="Carcassone.D306:Carcassone.D306">
            <calcext:condition calcext:apply-style-name="pass" calcext:value="=&quot;pass&quot;" calcext:base-cell-address="Carcassone.D306"/>
            <calcext:condition calcext:apply-style-name="no pass" calcext:value="=&quot;no pass&quot;" calcext:base-cell-address="Carcassone.D306"/>
          </calcext:conditional-format>
          <calcext:conditional-format calcext:target-range-address="Carcassone.D312:Carcassone.D312">
            <calcext:condition calcext:apply-style-name="pass" calcext:value="=&quot;pass&quot;" calcext:base-cell-address="Carcassone.D312"/>
            <calcext:condition calcext:apply-style-name="no pass" calcext:value="=&quot;no pass&quot;" calcext:base-cell-address="Carcassone.D312"/>
          </calcext:conditional-format>
          <calcext:conditional-format calcext:target-range-address="Carcassone.D313:Carcassone.D313">
            <calcext:condition calcext:apply-style-name="pass" calcext:value="=&quot;pass&quot;" calcext:base-cell-address="Carcassone.D313"/>
            <calcext:condition calcext:apply-style-name="no pass" calcext:value="=&quot;no pass&quot;" calcext:base-cell-address="Carcassone.D313"/>
          </calcext:conditional-format>
          <calcext:conditional-format calcext:target-range-address="Carcassone.D314:Carcassone.D314">
            <calcext:condition calcext:apply-style-name="pass" calcext:value="=&quot;pass&quot;" calcext:base-cell-address="Carcassone.D314"/>
            <calcext:condition calcext:apply-style-name="no pass" calcext:value="=&quot;no pass&quot;" calcext:base-cell-address="Carcassone.D314"/>
          </calcext:conditional-format>
          <calcext:conditional-format calcext:target-range-address="Carcassone.D320:Carcassone.D320">
            <calcext:condition calcext:apply-style-name="pass" calcext:value="=&quot;pass&quot;" calcext:base-cell-address="Carcassone.D320"/>
            <calcext:condition calcext:apply-style-name="no pass" calcext:value="=&quot;no pass&quot;" calcext:base-cell-address="Carcassone.D320"/>
          </calcext:conditional-format>
          <calcext:conditional-format calcext:target-range-address="Carcassone.D321:Carcassone.D321">
            <calcext:condition calcext:apply-style-name="pass" calcext:value="=&quot;pass&quot;" calcext:base-cell-address="Carcassone.D321"/>
            <calcext:condition calcext:apply-style-name="no pass" calcext:value="=&quot;no pass&quot;" calcext:base-cell-address="Carcassone.D321"/>
          </calcext:conditional-format>
          <calcext:conditional-format calcext:target-range-address="Carcassone.D322:Carcassone.D322">
            <calcext:condition calcext:apply-style-name="pass" calcext:value="=&quot;pass&quot;" calcext:base-cell-address="Carcassone.D322"/>
            <calcext:condition calcext:apply-style-name="no pass" calcext:value="=&quot;no pass&quot;" calcext:base-cell-address="Carcassone.D322"/>
          </calcext:conditional-format>
          <calcext:conditional-format calcext:target-range-address="Carcassone.D328:Carcassone.D328">
            <calcext:condition calcext:apply-style-name="pass" calcext:value="=&quot;pass&quot;" calcext:base-cell-address="Carcassone.D328"/>
            <calcext:condition calcext:apply-style-name="no pass" calcext:value="=&quot;no pass&quot;" calcext:base-cell-address="Carcassone.D328"/>
          </calcext:conditional-format>
          <calcext:conditional-format calcext:target-range-address="Carcassone.D329:Carcassone.D329">
            <calcext:condition calcext:apply-style-name="pass" calcext:value="=&quot;pass&quot;" calcext:base-cell-address="Carcassone.D329"/>
            <calcext:condition calcext:apply-style-name="no pass" calcext:value="=&quot;no pass&quot;" calcext:base-cell-address="Carcassone.D329"/>
          </calcext:conditional-format>
          <calcext:conditional-format calcext:target-range-address="Carcassone.D330:Carcassone.D330">
            <calcext:condition calcext:apply-style-name="pass" calcext:value="=&quot;pass&quot;" calcext:base-cell-address="Carcassone.D330"/>
            <calcext:condition calcext:apply-style-name="no pass" calcext:value="=&quot;no pass&quot;" calcext:base-cell-address="Carcassone.D330"/>
          </calcext:conditional-format>
          <calcext:conditional-format calcext:target-range-address="Carcassone.D336:Carcassone.D336">
            <calcext:condition calcext:apply-style-name="pass" calcext:value="=&quot;pass&quot;" calcext:base-cell-address="Carcassone.D336"/>
            <calcext:condition calcext:apply-style-name="no pass" calcext:value="=&quot;no pass&quot;" calcext:base-cell-address="Carcassone.D336"/>
          </calcext:conditional-format>
          <calcext:conditional-format calcext:target-range-address="Carcassone.D337:Carcassone.D337">
            <calcext:condition calcext:apply-style-name="pass" calcext:value="=&quot;pass&quot;" calcext:base-cell-address="Carcassone.D337"/>
            <calcext:condition calcext:apply-style-name="no pass" calcext:value="=&quot;no pass&quot;" calcext:base-cell-address="Carcassone.D337"/>
          </calcext:conditional-format>
          <calcext:conditional-format calcext:target-range-address="Carcassone.D338:Carcassone.D338">
            <calcext:condition calcext:apply-style-name="pass" calcext:value="=&quot;pass&quot;" calcext:base-cell-address="Carcassone.D338"/>
            <calcext:condition calcext:apply-style-name="no pass" calcext:value="=&quot;no pass&quot;" calcext:base-cell-address="Carcassone.D338"/>
          </calcext:conditional-format>
          <calcext:conditional-format calcext:target-range-address="Carcassone.D339:Carcassone.D339">
            <calcext:condition calcext:apply-style-name="pass" calcext:value="=&quot;pass&quot;" calcext:base-cell-address="Carcassone.D339"/>
            <calcext:condition calcext:apply-style-name="no pass" calcext:value="=&quot;no pass&quot;" calcext:base-cell-address="Carcassone.D339"/>
          </calcext:conditional-format>
          <calcext:conditional-format calcext:target-range-address="Carcassone.D345:Carcassone.D345">
            <calcext:condition calcext:apply-style-name="pass" calcext:value="=&quot;pass&quot;" calcext:base-cell-address="Carcassone.D345"/>
            <calcext:condition calcext:apply-style-name="no pass" calcext:value="=&quot;no pass&quot;" calcext:base-cell-address="Carcassone.D345"/>
          </calcext:conditional-format>
          <calcext:conditional-format calcext:target-range-address="Carcassone.D346:Carcassone.D346">
            <calcext:condition calcext:apply-style-name="pass" calcext:value="=&quot;pass&quot;" calcext:base-cell-address="Carcassone.D346"/>
            <calcext:condition calcext:apply-style-name="no pass" calcext:value="=&quot;no pass&quot;" calcext:base-cell-address="Carcassone.D346"/>
          </calcext:conditional-format>
          <calcext:conditional-format calcext:target-range-address="Carcassone.D347:Carcassone.D347">
            <calcext:condition calcext:apply-style-name="pass" calcext:value="=&quot;pass&quot;" calcext:base-cell-address="Carcassone.D347"/>
            <calcext:condition calcext:apply-style-name="no pass" calcext:value="=&quot;no pass&quot;" calcext:base-cell-address="Carcassone.D347"/>
          </calcext:conditional-format>
          <calcext:conditional-format calcext:target-range-address="Carcassone.D353:Carcassone.D353">
            <calcext:condition calcext:apply-style-name="pass" calcext:value="=&quot;pass&quot;" calcext:base-cell-address="Carcassone.D353"/>
            <calcext:condition calcext:apply-style-name="no pass" calcext:value="=&quot;no pass&quot;" calcext:base-cell-address="Carcassone.D353"/>
          </calcext:conditional-format>
          <calcext:conditional-format calcext:target-range-address="Carcassone.D354:Carcassone.D354">
            <calcext:condition calcext:apply-style-name="pass" calcext:value="=&quot;pass&quot;" calcext:base-cell-address="Carcassone.D354"/>
            <calcext:condition calcext:apply-style-name="no pass" calcext:value="=&quot;no pass&quot;" calcext:base-cell-address="Carcassone.D354"/>
          </calcext:conditional-format>
          <calcext:conditional-format calcext:target-range-address="Carcassone.D355:Carcassone.D355">
            <calcext:condition calcext:apply-style-name="pass" calcext:value="=&quot;pass&quot;" calcext:base-cell-address="Carcassone.D355"/>
            <calcext:condition calcext:apply-style-name="no pass" calcext:value="=&quot;no pass&quot;" calcext:base-cell-address="Carcassone.D355"/>
          </calcext:conditional-format>
          <calcext:conditional-format calcext:target-range-address="Carcassone.D361:Carcassone.D361">
            <calcext:condition calcext:apply-style-name="pass" calcext:value="=&quot;pass&quot;" calcext:base-cell-address="Carcassone.D361"/>
            <calcext:condition calcext:apply-style-name="no pass" calcext:value="=&quot;no pass&quot;" calcext:base-cell-address="Carcassone.D361"/>
          </calcext:conditional-format>
          <calcext:conditional-format calcext:target-range-address="Carcassone.D362:Carcassone.D362">
            <calcext:condition calcext:apply-style-name="pass" calcext:value="=&quot;pass&quot;" calcext:base-cell-address="Carcassone.D362"/>
            <calcext:condition calcext:apply-style-name="no pass" calcext:value="=&quot;no pass&quot;" calcext:base-cell-address="Carcassone.D362"/>
          </calcext:conditional-format>
          <calcext:conditional-format calcext:target-range-address="Carcassone.D363:Carcassone.D363">
            <calcext:condition calcext:apply-style-name="pass" calcext:value="=&quot;pass&quot;" calcext:base-cell-address="Carcassone.D363"/>
            <calcext:condition calcext:apply-style-name="no pass" calcext:value="=&quot;no pass&quot;" calcext:base-cell-address="Carcassone.D363"/>
          </calcext:conditional-format>
          <calcext:conditional-format calcext:target-range-address="Carcassone.D369:Carcassone.D369">
            <calcext:condition calcext:apply-style-name="pass" calcext:value="=&quot;pass&quot;" calcext:base-cell-address="Carcassone.D369"/>
            <calcext:condition calcext:apply-style-name="no pass" calcext:value="=&quot;no pass&quot;" calcext:base-cell-address="Carcassone.D369"/>
          </calcext:conditional-format>
          <calcext:conditional-format calcext:target-range-address="Carcassone.D370:Carcassone.D370">
            <calcext:condition calcext:apply-style-name="pass" calcext:value="=&quot;pass&quot;" calcext:base-cell-address="Carcassone.D370"/>
            <calcext:condition calcext:apply-style-name="no pass" calcext:value="=&quot;no pass&quot;" calcext:base-cell-address="Carcassone.D370"/>
          </calcext:conditional-format>
          <calcext:conditional-format calcext:target-range-address="Carcassone.D371:Carcassone.D371">
            <calcext:condition calcext:apply-style-name="pass" calcext:value="=&quot;pass&quot;" calcext:base-cell-address="Carcassone.D371"/>
            <calcext:condition calcext:apply-style-name="no pass" calcext:value="=&quot;no pass&quot;" calcext:base-cell-address="Carcassone.D371"/>
          </calcext:conditional-format>
          <calcext:conditional-format calcext:target-range-address="Carcassone.D372:Carcassone.D372">
            <calcext:condition calcext:apply-style-name="pass" calcext:value="=&quot;pass&quot;" calcext:base-cell-address="Carcassone.D372"/>
            <calcext:condition calcext:apply-style-name="no pass" calcext:value="=&quot;no pass&quot;" calcext:base-cell-address="Carcassone.D372"/>
          </calcext:conditional-format>
          <calcext:conditional-format calcext:target-range-address="Carcassone.D378:Carcassone.D378">
            <calcext:condition calcext:apply-style-name="pass" calcext:value="=&quot;pass&quot;" calcext:base-cell-address="Carcassone.D378"/>
            <calcext:condition calcext:apply-style-name="no pass" calcext:value="=&quot;no pass&quot;" calcext:base-cell-address="Carcassone.D378"/>
          </calcext:conditional-format>
          <calcext:conditional-format calcext:target-range-address="Carcassone.D379:Carcassone.D379">
            <calcext:condition calcext:apply-style-name="pass" calcext:value="=&quot;pass&quot;" calcext:base-cell-address="Carcassone.D379"/>
            <calcext:condition calcext:apply-style-name="no pass" calcext:value="=&quot;no pass&quot;" calcext:base-cell-address="Carcassone.D379"/>
          </calcext:conditional-format>
          <calcext:conditional-format calcext:target-range-address="Carcassone.D380:Carcassone.D380">
            <calcext:condition calcext:apply-style-name="pass" calcext:value="=&quot;pass&quot;" calcext:base-cell-address="Carcassone.D380"/>
            <calcext:condition calcext:apply-style-name="no pass" calcext:value="=&quot;no pass&quot;" calcext:base-cell-address="Carcassone.D380"/>
          </calcext:conditional-format>
          <calcext:conditional-format calcext:target-range-address="Carcassone.D386:Carcassone.D386">
            <calcext:condition calcext:apply-style-name="pass" calcext:value="=&quot;pass&quot;" calcext:base-cell-address="Carcassone.D386"/>
            <calcext:condition calcext:apply-style-name="no pass" calcext:value="=&quot;no pass&quot;" calcext:base-cell-address="Carcassone.D386"/>
          </calcext:conditional-format>
          <calcext:conditional-format calcext:target-range-address="Carcassone.D387:Carcassone.D387">
            <calcext:condition calcext:apply-style-name="pass" calcext:value="=&quot;pass&quot;" calcext:base-cell-address="Carcassone.D387"/>
            <calcext:condition calcext:apply-style-name="no pass" calcext:value="=&quot;no pass&quot;" calcext:base-cell-address="Carcassone.D387"/>
          </calcext:conditional-format>
          <calcext:conditional-format calcext:target-range-address="Carcassone.D388:Carcassone.D388">
            <calcext:condition calcext:apply-style-name="pass" calcext:value="=&quot;pass&quot;" calcext:base-cell-address="Carcassone.D388"/>
            <calcext:condition calcext:apply-style-name="no pass" calcext:value="=&quot;no pass&quot;" calcext:base-cell-address="Carcassone.D388"/>
          </calcext:conditional-format>
          <calcext:conditional-format calcext:target-range-address="Carcassone.D389:Carcassone.D389">
            <calcext:condition calcext:apply-style-name="pass" calcext:value="=&quot;pass&quot;" calcext:base-cell-address="Carcassone.D389"/>
            <calcext:condition calcext:apply-style-name="no pass" calcext:value="=&quot;no pass&quot;" calcext:base-cell-address="Carcassone.D389"/>
          </calcext:conditional-format>
          <calcext:conditional-format calcext:target-range-address="Carcassone.D390:Carcassone.D390">
            <calcext:condition calcext:apply-style-name="pass" calcext:value="=&quot;pass&quot;" calcext:base-cell-address="Carcassone.D390"/>
            <calcext:condition calcext:apply-style-name="no pass" calcext:value="=&quot;no pass&quot;" calcext:base-cell-address="Carcassone.D390"/>
          </calcext:conditional-format>
          <calcext:conditional-format calcext:target-range-address="Carcassone.D396:Carcassone.D396">
            <calcext:condition calcext:apply-style-name="pass" calcext:value="=&quot;pass&quot;" calcext:base-cell-address="Carcassone.D396"/>
            <calcext:condition calcext:apply-style-name="no pass" calcext:value="=&quot;no pass&quot;" calcext:base-cell-address="Carcassone.D396"/>
          </calcext:conditional-format>
          <calcext:conditional-format calcext:target-range-address="Carcassone.D397:Carcassone.D397">
            <calcext:condition calcext:apply-style-name="pass" calcext:value="=&quot;pass&quot;" calcext:base-cell-address="Carcassone.D397"/>
            <calcext:condition calcext:apply-style-name="no pass" calcext:value="=&quot;no pass&quot;" calcext:base-cell-address="Carcassone.D397"/>
          </calcext:conditional-format>
          <calcext:conditional-format calcext:target-range-address="Carcassone.D398:Carcassone.D398">
            <calcext:condition calcext:apply-style-name="pass" calcext:value="=&quot;pass&quot;" calcext:base-cell-address="Carcassone.D398"/>
            <calcext:condition calcext:apply-style-name="no pass" calcext:value="=&quot;no pass&quot;" calcext:base-cell-address="Carcassone.D398"/>
          </calcext:conditional-format>
          <calcext:conditional-format calcext:target-range-address="Carcassone.D399:Carcassone.D399">
            <calcext:condition calcext:apply-style-name="pass" calcext:value="=&quot;pass&quot;" calcext:base-cell-address="Carcassone.D399"/>
            <calcext:condition calcext:apply-style-name="no pass" calcext:value="=&quot;no pass&quot;" calcext:base-cell-address="Carcassone.D399"/>
          </calcext:conditional-format>
          <calcext:conditional-format calcext:target-range-address="Carcassone.D400:Carcassone.D400">
            <calcext:condition calcext:apply-style-name="pass" calcext:value="=&quot;pass&quot;" calcext:base-cell-address="Carcassone.D400"/>
            <calcext:condition calcext:apply-style-name="no pass" calcext:value="=&quot;no pass&quot;" calcext:base-cell-address="Carcassone.D400"/>
          </calcext:conditional-format>
          <calcext:conditional-format calcext:target-range-address="Carcassone.D401:Carcassone.D401">
            <calcext:condition calcext:apply-style-name="pass" calcext:value="=&quot;pass&quot;" calcext:base-cell-address="Carcassone.D401"/>
            <calcext:condition calcext:apply-style-name="no pass" calcext:value="=&quot;no pass&quot;" calcext:base-cell-address="Carcassone.D401"/>
          </calcext:conditional-format>
          <calcext:conditional-format calcext:target-range-address="Carcassone.D402:Carcassone.D402">
            <calcext:condition calcext:apply-style-name="pass" calcext:value="=&quot;pass&quot;" calcext:base-cell-address="Carcassone.D402"/>
            <calcext:condition calcext:apply-style-name="no pass" calcext:value="=&quot;no pass&quot;" calcext:base-cell-address="Carcassone.D402"/>
          </calcext:conditional-format>
          <calcext:conditional-format calcext:target-range-address="Carcassone.D408:Carcassone.D408">
            <calcext:condition calcext:apply-style-name="pass" calcext:value="=&quot;pass&quot;" calcext:base-cell-address="Carcassone.D408"/>
            <calcext:condition calcext:apply-style-name="no pass" calcext:value="=&quot;no pass&quot;" calcext:base-cell-address="Carcassone.D408"/>
          </calcext:conditional-format>
          <calcext:conditional-format calcext:target-range-address="Carcassone.D409:Carcassone.D409">
            <calcext:condition calcext:apply-style-name="pass" calcext:value="=&quot;pass&quot;" calcext:base-cell-address="Carcassone.D409"/>
            <calcext:condition calcext:apply-style-name="no pass" calcext:value="=&quot;no pass&quot;" calcext:base-cell-address="Carcassone.D409"/>
          </calcext:conditional-format>
          <calcext:conditional-format calcext:target-range-address="Carcassone.D410:Carcassone.D410">
            <calcext:condition calcext:apply-style-name="pass" calcext:value="=&quot;pass&quot;" calcext:base-cell-address="Carcassone.D410"/>
            <calcext:condition calcext:apply-style-name="no pass" calcext:value="=&quot;no pass&quot;" calcext:base-cell-address="Carcassone.D410"/>
          </calcext:conditional-format>
          <calcext:conditional-format calcext:target-range-address="Carcassone.D411:Carcassone.D411">
            <calcext:condition calcext:apply-style-name="pass" calcext:value="=&quot;pass&quot;" calcext:base-cell-address="Carcassone.D411"/>
            <calcext:condition calcext:apply-style-name="no pass" calcext:value="=&quot;no pass&quot;" calcext:base-cell-address="Carcassone.D411"/>
          </calcext:conditional-format>
          <calcext:conditional-format calcext:target-range-address="Carcassone.D412:Carcassone.D412">
            <calcext:condition calcext:apply-style-name="pass" calcext:value="=&quot;pass&quot;" calcext:base-cell-address="Carcassone.D412"/>
            <calcext:condition calcext:apply-style-name="no pass" calcext:value="=&quot;no pass&quot;" calcext:base-cell-address="Carcassone.D412"/>
          </calcext:conditional-format>
          <calcext:conditional-format calcext:target-range-address="Carcassone.D413:Carcassone.D413">
            <calcext:condition calcext:apply-style-name="pass" calcext:value="=&quot;pass&quot;" calcext:base-cell-address="Carcassone.D413"/>
            <calcext:condition calcext:apply-style-name="no pass" calcext:value="=&quot;no pass&quot;" calcext:base-cell-address="Carcassone.D413"/>
          </calcext:conditional-format>
          <calcext:conditional-format calcext:target-range-address="Carcassone.D414:Carcassone.D414">
            <calcext:condition calcext:apply-style-name="pass" calcext:value="=&quot;pass&quot;" calcext:base-cell-address="Carcassone.D414"/>
            <calcext:condition calcext:apply-style-name="no pass" calcext:value="=&quot;no pass&quot;" calcext:base-cell-address="Carcassone.D414"/>
          </calcext:conditional-format>
          <calcext:conditional-format calcext:target-range-address="Carcassone.D415:Carcassone.D415">
            <calcext:condition calcext:apply-style-name="pass" calcext:value="=&quot;pass&quot;" calcext:base-cell-address="Carcassone.D415"/>
            <calcext:condition calcext:apply-style-name="no pass" calcext:value="=&quot;no pass&quot;" calcext:base-cell-address="Carcassone.D415"/>
          </calcext:conditional-format>
          <calcext:conditional-format calcext:target-range-address="Carcassone.D416:Carcassone.D416">
            <calcext:condition calcext:apply-style-name="pass" calcext:value="=&quot;pass&quot;" calcext:base-cell-address="Carcassone.D416"/>
            <calcext:condition calcext:apply-style-name="no pass" calcext:value="=&quot;no pass&quot;" calcext:base-cell-address="Carcassone.D416"/>
          </calcext:conditional-format>
          <calcext:conditional-format calcext:target-range-address="Carcassone.D422:Carcassone.D422">
            <calcext:condition calcext:apply-style-name="pass" calcext:value="=&quot;pass&quot;" calcext:base-cell-address="Carcassone.D422"/>
            <calcext:condition calcext:apply-style-name="no pass" calcext:value="=&quot;no pass&quot;" calcext:base-cell-address="Carcassone.D422"/>
          </calcext:conditional-format>
          <calcext:conditional-format calcext:target-range-address="Carcassone.D423:Carcassone.D423">
            <calcext:condition calcext:apply-style-name="pass" calcext:value="=&quot;pass&quot;" calcext:base-cell-address="Carcassone.D423"/>
            <calcext:condition calcext:apply-style-name="no pass" calcext:value="=&quot;no pass&quot;" calcext:base-cell-address="Carcassone.D423"/>
          </calcext:conditional-format>
          <calcext:conditional-format calcext:target-range-address="Carcassone.D424:Carcassone.D424">
            <calcext:condition calcext:apply-style-name="pass" calcext:value="=&quot;pass&quot;" calcext:base-cell-address="Carcassone.D424"/>
            <calcext:condition calcext:apply-style-name="no pass" calcext:value="=&quot;no pass&quot;" calcext:base-cell-address="Carcassone.D424"/>
          </calcext:conditional-format>
          <calcext:conditional-format calcext:target-range-address="Carcassone.D425:Carcassone.D425">
            <calcext:condition calcext:apply-style-name="pass" calcext:value="=&quot;pass&quot;" calcext:base-cell-address="Carcassone.D425"/>
            <calcext:condition calcext:apply-style-name="no pass" calcext:value="=&quot;no pass&quot;" calcext:base-cell-address="Carcassone.D425"/>
          </calcext:conditional-format>
          <calcext:conditional-format calcext:target-range-address="Carcassone.D431:Carcassone.D431">
            <calcext:condition calcext:apply-style-name="pass" calcext:value="=&quot;pass&quot;" calcext:base-cell-address="Carcassone.D431"/>
            <calcext:condition calcext:apply-style-name="no pass" calcext:value="=&quot;no pass&quot;" calcext:base-cell-address="Carcassone.D431"/>
          </calcext:conditional-format>
          <calcext:conditional-format calcext:target-range-address="Carcassone.D432:Carcassone.D432">
            <calcext:condition calcext:apply-style-name="pass" calcext:value="=&quot;pass&quot;" calcext:base-cell-address="Carcassone.D432"/>
            <calcext:condition calcext:apply-style-name="no pass" calcext:value="=&quot;no pass&quot;" calcext:base-cell-address="Carcassone.D432"/>
          </calcext:conditional-format>
          <calcext:conditional-format calcext:target-range-address="Carcassone.D433:Carcassone.D433">
            <calcext:condition calcext:apply-style-name="pass" calcext:value="=&quot;pass&quot;" calcext:base-cell-address="Carcassone.D433"/>
            <calcext:condition calcext:apply-style-name="no pass" calcext:value="=&quot;no pass&quot;" calcext:base-cell-address="Carcassone.D433"/>
          </calcext:conditional-format>
          <calcext:conditional-format calcext:target-range-address="Carcassone.D439:Carcassone.D439">
            <calcext:condition calcext:apply-style-name="pass" calcext:value="=&quot;pass&quot;" calcext:base-cell-address="Carcassone.D439"/>
            <calcext:condition calcext:apply-style-name="no pass" calcext:value="=&quot;no pass&quot;" calcext:base-cell-address="Carcassone.D439"/>
          </calcext:conditional-format>
          <calcext:conditional-format calcext:target-range-address="Carcassone.D440:Carcassone.D440">
            <calcext:condition calcext:apply-style-name="pass" calcext:value="=&quot;pass&quot;" calcext:base-cell-address="Carcassone.D440"/>
            <calcext:condition calcext:apply-style-name="no pass" calcext:value="=&quot;no pass&quot;" calcext:base-cell-address="Carcassone.D440"/>
          </calcext:conditional-format>
          <calcext:conditional-format calcext:target-range-address="Carcassone.D441:Carcassone.D441">
            <calcext:condition calcext:apply-style-name="pass" calcext:value="=&quot;pass&quot;" calcext:base-cell-address="Carcassone.D441"/>
            <calcext:condition calcext:apply-style-name="no pass" calcext:value="=&quot;no pass&quot;" calcext:base-cell-address="Carcassone.D441"/>
          </calcext:conditional-format>
          <calcext:conditional-format calcext:target-range-address="Carcassone.D3:Carcassone.L3">
            <calcext:condition calcext:apply-style-name="pass" calcext:value="=&quot;pass&quot;" calcext:base-cell-address="Carcassone.D3"/>
            <calcext:condition calcext:apply-style-name="no pass" calcext:value="=&quot;no pass&quot;" calcext:base-cell-address="Carcassone.D3"/>
          </calcext:conditional-format>
          <calcext:conditional-format calcext:target-range-address="Carcassone.D437:Carcassone.L438">
            <calcext:condition calcext:apply-style-name="pass" calcext:value="=&quot;pass&quot;" calcext:base-cell-address="Carcassone.D437"/>
            <calcext:condition calcext:apply-style-name="no pass" calcext:value="=&quot;no pass&quot;" calcext:base-cell-address="Carcassone.D437"/>
          </calcext:conditional-format>
          <calcext:conditional-format calcext:target-range-address="Carcassone.E4:Carcassone.E4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4:Carcassone.E4">
            <calcext:condition calcext:apply-style-name="pass" calcext:value="=&quot;pass&quot;" calcext:base-cell-address="Carcassone.E4"/>
            <calcext:condition calcext:apply-style-name="no pass" calcext:value="=&quot;no pass&quot;" calcext:base-cell-address="Carcassone.E4"/>
          </calcext:conditional-format>
          <calcext:conditional-format calcext:target-range-address="Carcassone.E10:Carcassone.E10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10:Carcassone.E10">
            <calcext:condition calcext:apply-style-name="pass" calcext:value="=&quot;pass&quot;" calcext:base-cell-address="Carcassone.E10"/>
            <calcext:condition calcext:apply-style-name="no pass" calcext:value="=&quot;no pass&quot;" calcext:base-cell-address="Carcassone.E10"/>
          </calcext:conditional-format>
          <calcext:conditional-format calcext:target-range-address="Carcassone.E11:Carcassone.E11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11:Carcassone.E11">
            <calcext:condition calcext:apply-style-name="pass" calcext:value="=&quot;pass&quot;" calcext:base-cell-address="Carcassone.E11"/>
            <calcext:condition calcext:apply-style-name="no pass" calcext:value="=&quot;no pass&quot;" calcext:base-cell-address="Carcassone.E11"/>
          </calcext:conditional-format>
          <calcext:conditional-format calcext:target-range-address="Carcassone.E17:Carcassone.E17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17:Carcassone.E17">
            <calcext:condition calcext:apply-style-name="pass" calcext:value="=&quot;pass&quot;" calcext:base-cell-address="Carcassone.E17"/>
            <calcext:condition calcext:apply-style-name="no pass" calcext:value="=&quot;no pass&quot;" calcext:base-cell-address="Carcassone.E17"/>
          </calcext:conditional-format>
          <calcext:conditional-format calcext:target-range-address="Carcassone.E18:Carcassone.E18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18:Carcassone.E18">
            <calcext:condition calcext:apply-style-name="pass" calcext:value="=&quot;pass&quot;" calcext:base-cell-address="Carcassone.E18"/>
            <calcext:condition calcext:apply-style-name="no pass" calcext:value="=&quot;no pass&quot;" calcext:base-cell-address="Carcassone.E18"/>
          </calcext:conditional-format>
          <calcext:conditional-format calcext:target-range-address="Carcassone.E19:Carcassone.E19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19:Carcassone.E19">
            <calcext:condition calcext:apply-style-name="pass" calcext:value="=&quot;pass&quot;" calcext:base-cell-address="Carcassone.E19"/>
            <calcext:condition calcext:apply-style-name="no pass" calcext:value="=&quot;no pass&quot;" calcext:base-cell-address="Carcassone.E19"/>
          </calcext:conditional-format>
          <calcext:conditional-format calcext:target-range-address="Carcassone.E20:Carcassone.E20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20:Carcassone.E20">
            <calcext:condition calcext:apply-style-name="pass" calcext:value="=&quot;pass&quot;" calcext:base-cell-address="Carcassone.E20"/>
            <calcext:condition calcext:apply-style-name="no pass" calcext:value="=&quot;no pass&quot;" calcext:base-cell-address="Carcassone.E20"/>
          </calcext:conditional-format>
          <calcext:conditional-format calcext:target-range-address="Carcassone.E21:Carcassone.E21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21:Carcassone.E21">
            <calcext:condition calcext:apply-style-name="pass" calcext:value="=&quot;pass&quot;" calcext:base-cell-address="Carcassone.E21"/>
            <calcext:condition calcext:apply-style-name="no pass" calcext:value="=&quot;no pass&quot;" calcext:base-cell-address="Carcassone.E21"/>
          </calcext:conditional-format>
          <calcext:conditional-format calcext:target-range-address="Carcassone.E22:Carcassone.E22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22:Carcassone.E22">
            <calcext:condition calcext:apply-style-name="pass" calcext:value="=&quot;pass&quot;" calcext:base-cell-address="Carcassone.E22"/>
            <calcext:condition calcext:apply-style-name="no pass" calcext:value="=&quot;no pass&quot;" calcext:base-cell-address="Carcassone.E22"/>
          </calcext:conditional-format>
          <calcext:conditional-format calcext:target-range-address="Carcassone.E28:Carcassone.E28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28:Carcassone.E28">
            <calcext:condition calcext:apply-style-name="pass" calcext:value="=&quot;pass&quot;" calcext:base-cell-address="Carcassone.E28"/>
            <calcext:condition calcext:apply-style-name="no pass" calcext:value="=&quot;no pass&quot;" calcext:base-cell-address="Carcassone.E28"/>
          </calcext:conditional-format>
          <calcext:conditional-format calcext:target-range-address="Carcassone.E29:Carcassone.E29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29:Carcassone.E29">
            <calcext:condition calcext:apply-style-name="pass" calcext:value="=&quot;pass&quot;" calcext:base-cell-address="Carcassone.E29"/>
            <calcext:condition calcext:apply-style-name="no pass" calcext:value="=&quot;no pass&quot;" calcext:base-cell-address="Carcassone.E29"/>
          </calcext:conditional-format>
          <calcext:conditional-format calcext:target-range-address="Carcassone.E30:Carcassone.E30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30:Carcassone.E30">
            <calcext:condition calcext:apply-style-name="pass" calcext:value="=&quot;pass&quot;" calcext:base-cell-address="Carcassone.E30"/>
            <calcext:condition calcext:apply-style-name="no pass" calcext:value="=&quot;no pass&quot;" calcext:base-cell-address="Carcassone.E30"/>
          </calcext:conditional-format>
          <calcext:conditional-format calcext:target-range-address="Carcassone.E31:Carcassone.E31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31:Carcassone.E31">
            <calcext:condition calcext:apply-style-name="pass" calcext:value="=&quot;pass&quot;" calcext:base-cell-address="Carcassone.E31"/>
            <calcext:condition calcext:apply-style-name="no pass" calcext:value="=&quot;no pass&quot;" calcext:base-cell-address="Carcassone.E31"/>
          </calcext:conditional-format>
          <calcext:conditional-format calcext:target-range-address="Carcassone.E32:Carcassone.E32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32:Carcassone.E32">
            <calcext:condition calcext:apply-style-name="pass" calcext:value="=&quot;pass&quot;" calcext:base-cell-address="Carcassone.E32"/>
            <calcext:condition calcext:apply-style-name="no pass" calcext:value="=&quot;no pass&quot;" calcext:base-cell-address="Carcassone.E32"/>
          </calcext:conditional-format>
          <calcext:conditional-format calcext:target-range-address="Carcassone.E33:Carcassone.E33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33:Carcassone.E33">
            <calcext:condition calcext:apply-style-name="pass" calcext:value="=&quot;pass&quot;" calcext:base-cell-address="Carcassone.E33"/>
            <calcext:condition calcext:apply-style-name="no pass" calcext:value="=&quot;no pass&quot;" calcext:base-cell-address="Carcassone.E33"/>
          </calcext:conditional-format>
          <calcext:conditional-format calcext:target-range-address="Carcassone.E38:Carcassone.E38">
            <calcext:condition calcext:apply-style-name="pass" calcext:value="=&quot;pass&quot;" calcext:base-cell-address="Carcassone.E38"/>
            <calcext:condition calcext:apply-style-name="no pass" calcext:value="=&quot;no pass&quot;" calcext:base-cell-address="Carcassone.E38"/>
          </calcext:conditional-format>
          <calcext:conditional-format calcext:target-range-address="Carcassone.E39:Carcassone.E39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39:Carcassone.E39">
            <calcext:condition calcext:apply-style-name="pass" calcext:value="=&quot;pass&quot;" calcext:base-cell-address="Carcassone.E39"/>
            <calcext:condition calcext:apply-style-name="no pass" calcext:value="=&quot;no pass&quot;" calcext:base-cell-address="Carcassone.E39"/>
          </calcext:conditional-format>
          <calcext:conditional-format calcext:target-range-address="Carcassone.E40:Carcassone.E40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40:Carcassone.E40">
            <calcext:condition calcext:apply-style-name="pass" calcext:value="=&quot;pass&quot;" calcext:base-cell-address="Carcassone.E40"/>
            <calcext:condition calcext:apply-style-name="no pass" calcext:value="=&quot;no pass&quot;" calcext:base-cell-address="Carcassone.E40"/>
          </calcext:conditional-format>
          <calcext:conditional-format calcext:target-range-address="Carcassone.E41:Carcassone.E41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41:Carcassone.E41">
            <calcext:condition calcext:apply-style-name="pass" calcext:value="=&quot;pass&quot;" calcext:base-cell-address="Carcassone.E41"/>
            <calcext:condition calcext:apply-style-name="no pass" calcext:value="=&quot;no pass&quot;" calcext:base-cell-address="Carcassone.E41"/>
          </calcext:conditional-format>
          <calcext:conditional-format calcext:target-range-address="Carcassone.E42:Carcassone.E42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42:Carcassone.E42">
            <calcext:condition calcext:apply-style-name="pass" calcext:value="=&quot;pass&quot;" calcext:base-cell-address="Carcassone.E42"/>
            <calcext:condition calcext:apply-style-name="no pass" calcext:value="=&quot;no pass&quot;" calcext:base-cell-address="Carcassone.E42"/>
          </calcext:conditional-format>
          <calcext:conditional-format calcext:target-range-address="Carcassone.E43:Carcassone.E43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43:Carcassone.E43">
            <calcext:condition calcext:apply-style-name="pass" calcext:value="=&quot;pass&quot;" calcext:base-cell-address="Carcassone.E43"/>
            <calcext:condition calcext:apply-style-name="no pass" calcext:value="=&quot;no pass&quot;" calcext:base-cell-address="Carcassone.E43"/>
          </calcext:conditional-format>
          <calcext:conditional-format calcext:target-range-address="Carcassone.E44:Carcassone.E44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44:Carcassone.E44">
            <calcext:condition calcext:apply-style-name="pass" calcext:value="=&quot;pass&quot;" calcext:base-cell-address="Carcassone.E44"/>
            <calcext:condition calcext:apply-style-name="no pass" calcext:value="=&quot;no pass&quot;" calcext:base-cell-address="Carcassone.E44"/>
          </calcext:conditional-format>
          <calcext:conditional-format calcext:target-range-address="Carcassone.E50:Carcassone.E50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50:Carcassone.E50">
            <calcext:condition calcext:apply-style-name="pass" calcext:value="=&quot;pass&quot;" calcext:base-cell-address="Carcassone.E50"/>
            <calcext:condition calcext:apply-style-name="no pass" calcext:value="=&quot;no pass&quot;" calcext:base-cell-address="Carcassone.E50"/>
          </calcext:conditional-format>
          <calcext:conditional-format calcext:target-range-address="Carcassone.E51:Carcassone.E51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51:Carcassone.E51">
            <calcext:condition calcext:apply-style-name="pass" calcext:value="=&quot;pass&quot;" calcext:base-cell-address="Carcassone.E51"/>
            <calcext:condition calcext:apply-style-name="no pass" calcext:value="=&quot;no pass&quot;" calcext:base-cell-address="Carcassone.E51"/>
          </calcext:conditional-format>
          <calcext:conditional-format calcext:target-range-address="Carcassone.E52:Carcassone.E52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52:Carcassone.E52">
            <calcext:condition calcext:apply-style-name="pass" calcext:value="=&quot;pass&quot;" calcext:base-cell-address="Carcassone.E52"/>
            <calcext:condition calcext:apply-style-name="no pass" calcext:value="=&quot;no pass&quot;" calcext:base-cell-address="Carcassone.E52"/>
          </calcext:conditional-format>
          <calcext:conditional-format calcext:target-range-address="Carcassone.E53:Carcassone.E53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53:Carcassone.E53">
            <calcext:condition calcext:apply-style-name="pass" calcext:value="=&quot;pass&quot;" calcext:base-cell-address="Carcassone.E53"/>
            <calcext:condition calcext:apply-style-name="no pass" calcext:value="=&quot;no pass&quot;" calcext:base-cell-address="Carcassone.E53"/>
          </calcext:conditional-format>
          <calcext:conditional-format calcext:target-range-address="Carcassone.E54:Carcassone.E54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54:Carcassone.E54">
            <calcext:condition calcext:apply-style-name="pass" calcext:value="=&quot;pass&quot;" calcext:base-cell-address="Carcassone.E54"/>
            <calcext:condition calcext:apply-style-name="no pass" calcext:value="=&quot;no pass&quot;" calcext:base-cell-address="Carcassone.E54"/>
          </calcext:conditional-format>
          <calcext:conditional-format calcext:target-range-address="Carcassone.E55:Carcassone.E55">
            <calcext:color-scale>
              <calcext:color-scale-entry calcext:value="0" calcext:type="number" calcext:color="#ff0000"/>
              <calcext:color-scale-entry calcext:value="0" calcext:type="number" calcext:color="#00cc33"/>
            </calcext:color-scale>
          </calcext:conditional-format>
          <calcext:conditional-format calcext:target-range-address="Carcassone.E55:Carcassone.E55">
            <calcext:condition calcext:apply-style-name="pass" calcext:value="=&quot;pass&quot;" calcext:base-cell-address="Carcassone.E55"/>
            <calcext:condition calcext:apply-style-name="no pass" calcext:value="=&quot;no pass&quot;" calcext:base-cell-address="Carcassone.E55"/>
          </calcext:conditional-format>
          <calcext:conditional-format calcext:target-range-address="Carcassone.E61:Carcassone.E61">
            <calcext:condition calcext:apply-style-name="pass" calcext:value="=&quot;pass&quot;" calcext:base-cell-address="Carcassone.E61"/>
            <calcext:condition calcext:apply-style-name="no pass" calcext:value="=&quot;no pass&quot;" calcext:base-cell-address="Carcassone.E61"/>
          </calcext:conditional-format>
          <calcext:conditional-format calcext:target-range-address="Carcassone.E62:Carcassone.E62">
            <calcext:condition calcext:apply-style-name="pass" calcext:value="=&quot;pass&quot;" calcext:base-cell-address="Carcassone.E62"/>
            <calcext:condition calcext:apply-style-name="no pass" calcext:value="=&quot;no pass&quot;" calcext:base-cell-address="Carcassone.E62"/>
          </calcext:conditional-format>
          <calcext:conditional-format calcext:target-range-address="Carcassone.E68:Carcassone.E68">
            <calcext:condition calcext:apply-style-name="pass" calcext:value="=&quot;pass&quot;" calcext:base-cell-address="Carcassone.E68"/>
            <calcext:condition calcext:apply-style-name="no pass" calcext:value="=&quot;no pass&quot;" calcext:base-cell-address="Carcassone.E68"/>
          </calcext:conditional-format>
          <calcext:conditional-format calcext:target-range-address="Carcassone.E69:Carcassone.E69">
            <calcext:condition calcext:apply-style-name="pass" calcext:value="=&quot;pass&quot;" calcext:base-cell-address="Carcassone.E69"/>
            <calcext:condition calcext:apply-style-name="no pass" calcext:value="=&quot;no pass&quot;" calcext:base-cell-address="Carcassone.E69"/>
          </calcext:conditional-format>
          <calcext:conditional-format calcext:target-range-address="Carcassone.E75:Carcassone.E75">
            <calcext:condition calcext:apply-style-name="pass" calcext:value="=&quot;pass&quot;" calcext:base-cell-address="Carcassone.E75"/>
            <calcext:condition calcext:apply-style-name="no pass" calcext:value="=&quot;no pass&quot;" calcext:base-cell-address="Carcassone.E75"/>
          </calcext:conditional-format>
          <calcext:conditional-format calcext:target-range-address="Carcassone.E76:Carcassone.E76">
            <calcext:condition calcext:apply-style-name="pass" calcext:value="=&quot;pass&quot;" calcext:base-cell-address="Carcassone.E76"/>
            <calcext:condition calcext:apply-style-name="no pass" calcext:value="=&quot;no pass&quot;" calcext:base-cell-address="Carcassone.E76"/>
          </calcext:conditional-format>
          <calcext:conditional-format calcext:target-range-address="Carcassone.E77:Carcassone.E77">
            <calcext:condition calcext:apply-style-name="pass" calcext:value="=&quot;pass&quot;" calcext:base-cell-address="Carcassone.E77"/>
            <calcext:condition calcext:apply-style-name="no pass" calcext:value="=&quot;no pass&quot;" calcext:base-cell-address="Carcassone.E77"/>
          </calcext:conditional-format>
          <calcext:conditional-format calcext:target-range-address="Carcassone.E83:Carcassone.E83">
            <calcext:condition calcext:apply-style-name="pass" calcext:value="=&quot;pass&quot;" calcext:base-cell-address="Carcassone.E83"/>
            <calcext:condition calcext:apply-style-name="no pass" calcext:value="=&quot;no pass&quot;" calcext:base-cell-address="Carcassone.E83"/>
          </calcext:conditional-format>
          <calcext:conditional-format calcext:target-range-address="Carcassone.E84:Carcassone.E84">
            <calcext:condition calcext:apply-style-name="pass" calcext:value="=&quot;pass&quot;" calcext:base-cell-address="Carcassone.E84"/>
            <calcext:condition calcext:apply-style-name="no pass" calcext:value="=&quot;no pass&quot;" calcext:base-cell-address="Carcassone.E84"/>
          </calcext:conditional-format>
          <calcext:conditional-format calcext:target-range-address="Carcassone.E90:Carcassone.E90">
            <calcext:condition calcext:apply-style-name="pass" calcext:value="=&quot;pass&quot;" calcext:base-cell-address="Carcassone.E90"/>
            <calcext:condition calcext:apply-style-name="no pass" calcext:value="=&quot;no pass&quot;" calcext:base-cell-address="Carcassone.E90"/>
          </calcext:conditional-format>
          <calcext:conditional-format calcext:target-range-address="Carcassone.E91:Carcassone.E91">
            <calcext:condition calcext:apply-style-name="pass" calcext:value="=&quot;pass&quot;" calcext:base-cell-address="Carcassone.E91"/>
            <calcext:condition calcext:apply-style-name="no pass" calcext:value="=&quot;no pass&quot;" calcext:base-cell-address="Carcassone.E91"/>
          </calcext:conditional-format>
          <calcext:conditional-format calcext:target-range-address="Carcassone.E92:Carcassone.E92">
            <calcext:condition calcext:apply-style-name="pass" calcext:value="=&quot;pass&quot;" calcext:base-cell-address="Carcassone.E92"/>
            <calcext:condition calcext:apply-style-name="no pass" calcext:value="=&quot;no pass&quot;" calcext:base-cell-address="Carcassone.E92"/>
          </calcext:conditional-format>
          <calcext:conditional-format calcext:target-range-address="Carcassone.E98:Carcassone.E98">
            <calcext:condition calcext:apply-style-name="pass" calcext:value="=&quot;pass&quot;" calcext:base-cell-address="Carcassone.E98"/>
            <calcext:condition calcext:apply-style-name="no pass" calcext:value="=&quot;no pass&quot;" calcext:base-cell-address="Carcassone.E98"/>
          </calcext:conditional-format>
          <calcext:conditional-format calcext:target-range-address="Carcassone.E99:Carcassone.E99">
            <calcext:condition calcext:apply-style-name="pass" calcext:value="=&quot;pass&quot;" calcext:base-cell-address="Carcassone.E99"/>
            <calcext:condition calcext:apply-style-name="no pass" calcext:value="=&quot;no pass&quot;" calcext:base-cell-address="Carcassone.E99"/>
          </calcext:conditional-format>
          <calcext:conditional-format calcext:target-range-address="Carcassone.E105:Carcassone.E105">
            <calcext:condition calcext:apply-style-name="pass" calcext:value="=&quot;pass&quot;" calcext:base-cell-address="Carcassone.E105"/>
            <calcext:condition calcext:apply-style-name="no pass" calcext:value="=&quot;no pass&quot;" calcext:base-cell-address="Carcassone.E105"/>
          </calcext:conditional-format>
          <calcext:conditional-format calcext:target-range-address="Carcassone.E106:Carcassone.E106">
            <calcext:condition calcext:apply-style-name="pass" calcext:value="=&quot;pass&quot;" calcext:base-cell-address="Carcassone.E106"/>
            <calcext:condition calcext:apply-style-name="no pass" calcext:value="=&quot;no pass&quot;" calcext:base-cell-address="Carcassone.E106"/>
          </calcext:conditional-format>
          <calcext:conditional-format calcext:target-range-address="Carcassone.E107:Carcassone.E107">
            <calcext:condition calcext:apply-style-name="pass" calcext:value="=&quot;pass&quot;" calcext:base-cell-address="Carcassone.E107"/>
            <calcext:condition calcext:apply-style-name="no pass" calcext:value="=&quot;no pass&quot;" calcext:base-cell-address="Carcassone.E107"/>
          </calcext:conditional-format>
          <calcext:conditional-format calcext:target-range-address="Carcassone.E113:Carcassone.E113">
            <calcext:condition calcext:apply-style-name="pass" calcext:value="=&quot;pass&quot;" calcext:base-cell-address="Carcassone.E113"/>
            <calcext:condition calcext:apply-style-name="no pass" calcext:value="=&quot;no pass&quot;" calcext:base-cell-address="Carcassone.E113"/>
          </calcext:conditional-format>
          <calcext:conditional-format calcext:target-range-address="Carcassone.E114:Carcassone.E114">
            <calcext:condition calcext:apply-style-name="pass" calcext:value="=&quot;pass&quot;" calcext:base-cell-address="Carcassone.E114"/>
            <calcext:condition calcext:apply-style-name="no pass" calcext:value="=&quot;no pass&quot;" calcext:base-cell-address="Carcassone.E114"/>
          </calcext:conditional-format>
          <calcext:conditional-format calcext:target-range-address="Carcassone.E115:Carcassone.E115">
            <calcext:condition calcext:apply-style-name="pass" calcext:value="=&quot;pass&quot;" calcext:base-cell-address="Carcassone.E115"/>
            <calcext:condition calcext:apply-style-name="no pass" calcext:value="=&quot;no pass&quot;" calcext:base-cell-address="Carcassone.E115"/>
          </calcext:conditional-format>
          <calcext:conditional-format calcext:target-range-address="Carcassone.E116:Carcassone.E116">
            <calcext:condition calcext:apply-style-name="pass" calcext:value="=&quot;pass&quot;" calcext:base-cell-address="Carcassone.E116"/>
            <calcext:condition calcext:apply-style-name="no pass" calcext:value="=&quot;no pass&quot;" calcext:base-cell-address="Carcassone.E116"/>
          </calcext:conditional-format>
          <calcext:conditional-format calcext:target-range-address="Carcassone.E122:Carcassone.E122">
            <calcext:condition calcext:apply-style-name="pass" calcext:value="=&quot;pass&quot;" calcext:base-cell-address="Carcassone.E122"/>
            <calcext:condition calcext:apply-style-name="no pass" calcext:value="=&quot;no pass&quot;" calcext:base-cell-address="Carcassone.E122"/>
          </calcext:conditional-format>
          <calcext:conditional-format calcext:target-range-address="Carcassone.E123:Carcassone.E123">
            <calcext:condition calcext:apply-style-name="pass" calcext:value="=&quot;pass&quot;" calcext:base-cell-address="Carcassone.E123"/>
            <calcext:condition calcext:apply-style-name="no pass" calcext:value="=&quot;no pass&quot;" calcext:base-cell-address="Carcassone.E123"/>
          </calcext:conditional-format>
          <calcext:conditional-format calcext:target-range-address="Carcassone.E124:Carcassone.E124">
            <calcext:condition calcext:apply-style-name="pass" calcext:value="=&quot;pass&quot;" calcext:base-cell-address="Carcassone.E124"/>
            <calcext:condition calcext:apply-style-name="no pass" calcext:value="=&quot;no pass&quot;" calcext:base-cell-address="Carcassone.E124"/>
          </calcext:conditional-format>
          <calcext:conditional-format calcext:target-range-address="Carcassone.E130:Carcassone.E130">
            <calcext:condition calcext:apply-style-name="pass" calcext:value="=&quot;pass&quot;" calcext:base-cell-address="Carcassone.E130"/>
            <calcext:condition calcext:apply-style-name="no pass" calcext:value="=&quot;no pass&quot;" calcext:base-cell-address="Carcassone.E130"/>
          </calcext:conditional-format>
          <calcext:conditional-format calcext:target-range-address="Carcassone.E131:Carcassone.E131">
            <calcext:condition calcext:apply-style-name="pass" calcext:value="=&quot;pass&quot;" calcext:base-cell-address="Carcassone.E131"/>
            <calcext:condition calcext:apply-style-name="no pass" calcext:value="=&quot;no pass&quot;" calcext:base-cell-address="Carcassone.E131"/>
          </calcext:conditional-format>
          <calcext:conditional-format calcext:target-range-address="Carcassone.E132:Carcassone.E132">
            <calcext:condition calcext:apply-style-name="pass" calcext:value="=&quot;pass&quot;" calcext:base-cell-address="Carcassone.E132"/>
            <calcext:condition calcext:apply-style-name="no pass" calcext:value="=&quot;no pass&quot;" calcext:base-cell-address="Carcassone.E132"/>
          </calcext:conditional-format>
          <calcext:conditional-format calcext:target-range-address="Carcassone.E133:Carcassone.E133">
            <calcext:condition calcext:apply-style-name="pass" calcext:value="=&quot;pass&quot;" calcext:base-cell-address="Carcassone.E133"/>
            <calcext:condition calcext:apply-style-name="no pass" calcext:value="=&quot;no pass&quot;" calcext:base-cell-address="Carcassone.E133"/>
          </calcext:conditional-format>
          <calcext:conditional-format calcext:target-range-address="Carcassone.E139:Carcassone.E139">
            <calcext:condition calcext:apply-style-name="pass" calcext:value="=&quot;pass&quot;" calcext:base-cell-address="Carcassone.E139"/>
            <calcext:condition calcext:apply-style-name="no pass" calcext:value="=&quot;no pass&quot;" calcext:base-cell-address="Carcassone.E139"/>
          </calcext:conditional-format>
          <calcext:conditional-format calcext:target-range-address="Carcassone.E140:Carcassone.E140">
            <calcext:condition calcext:apply-style-name="pass" calcext:value="=&quot;pass&quot;" calcext:base-cell-address="Carcassone.E140"/>
            <calcext:condition calcext:apply-style-name="no pass" calcext:value="=&quot;no pass&quot;" calcext:base-cell-address="Carcassone.E140"/>
          </calcext:conditional-format>
          <calcext:conditional-format calcext:target-range-address="Carcassone.E141:Carcassone.E141">
            <calcext:condition calcext:apply-style-name="pass" calcext:value="=&quot;pass&quot;" calcext:base-cell-address="Carcassone.E141"/>
            <calcext:condition calcext:apply-style-name="no pass" calcext:value="=&quot;no pass&quot;" calcext:base-cell-address="Carcassone.E141"/>
          </calcext:conditional-format>
          <calcext:conditional-format calcext:target-range-address="Carcassone.E142:Carcassone.E142">
            <calcext:condition calcext:apply-style-name="pass" calcext:value="=&quot;pass&quot;" calcext:base-cell-address="Carcassone.E142"/>
            <calcext:condition calcext:apply-style-name="no pass" calcext:value="=&quot;no pass&quot;" calcext:base-cell-address="Carcassone.E142"/>
          </calcext:conditional-format>
          <calcext:conditional-format calcext:target-range-address="Carcassone.E148:Carcassone.E148">
            <calcext:condition calcext:apply-style-name="pass" calcext:value="=&quot;pass&quot;" calcext:base-cell-address="Carcassone.E148"/>
            <calcext:condition calcext:apply-style-name="no pass" calcext:value="=&quot;no pass&quot;" calcext:base-cell-address="Carcassone.E148"/>
          </calcext:conditional-format>
          <calcext:conditional-format calcext:target-range-address="Carcassone.E149:Carcassone.E149">
            <calcext:condition calcext:apply-style-name="pass" calcext:value="=&quot;pass&quot;" calcext:base-cell-address="Carcassone.E149"/>
            <calcext:condition calcext:apply-style-name="no pass" calcext:value="=&quot;no pass&quot;" calcext:base-cell-address="Carcassone.E149"/>
          </calcext:conditional-format>
          <calcext:conditional-format calcext:target-range-address="Carcassone.E150:Carcassone.E150">
            <calcext:condition calcext:apply-style-name="pass" calcext:value="=&quot;pass&quot;" calcext:base-cell-address="Carcassone.E150"/>
            <calcext:condition calcext:apply-style-name="no pass" calcext:value="=&quot;no pass&quot;" calcext:base-cell-address="Carcassone.E150"/>
          </calcext:conditional-format>
          <calcext:conditional-format calcext:target-range-address="Carcassone.E151:Carcassone.E151">
            <calcext:condition calcext:apply-style-name="pass" calcext:value="=&quot;pass&quot;" calcext:base-cell-address="Carcassone.E151"/>
            <calcext:condition calcext:apply-style-name="no pass" calcext:value="=&quot;no pass&quot;" calcext:base-cell-address="Carcassone.E151"/>
          </calcext:conditional-format>
          <calcext:conditional-format calcext:target-range-address="Carcassone.E157:Carcassone.E157">
            <calcext:condition calcext:apply-style-name="pass" calcext:value="=&quot;pass&quot;" calcext:base-cell-address="Carcassone.E157"/>
            <calcext:condition calcext:apply-style-name="no pass" calcext:value="=&quot;no pass&quot;" calcext:base-cell-address="Carcassone.E157"/>
          </calcext:conditional-format>
          <calcext:conditional-format calcext:target-range-address="Carcassone.E158:Carcassone.E158">
            <calcext:condition calcext:apply-style-name="pass" calcext:value="=&quot;pass&quot;" calcext:base-cell-address="Carcassone.E158"/>
            <calcext:condition calcext:apply-style-name="no pass" calcext:value="=&quot;no pass&quot;" calcext:base-cell-address="Carcassone.E158"/>
          </calcext:conditional-format>
          <calcext:conditional-format calcext:target-range-address="Carcassone.E159:Carcassone.E159">
            <calcext:condition calcext:apply-style-name="pass" calcext:value="=&quot;pass&quot;" calcext:base-cell-address="Carcassone.E159"/>
            <calcext:condition calcext:apply-style-name="no pass" calcext:value="=&quot;no pass&quot;" calcext:base-cell-address="Carcassone.E159"/>
          </calcext:conditional-format>
          <calcext:conditional-format calcext:target-range-address="Carcassone.E160:Carcassone.E160">
            <calcext:condition calcext:apply-style-name="pass" calcext:value="=&quot;pass&quot;" calcext:base-cell-address="Carcassone.E160"/>
            <calcext:condition calcext:apply-style-name="no pass" calcext:value="=&quot;no pass&quot;" calcext:base-cell-address="Carcassone.E160"/>
          </calcext:conditional-format>
          <calcext:conditional-format calcext:target-range-address="Carcassone.E166:Carcassone.E166">
            <calcext:condition calcext:apply-style-name="pass" calcext:value="=&quot;pass&quot;" calcext:base-cell-address="Carcassone.E166"/>
            <calcext:condition calcext:apply-style-name="no pass" calcext:value="=&quot;no pass&quot;" calcext:base-cell-address="Carcassone.E166"/>
          </calcext:conditional-format>
          <calcext:conditional-format calcext:target-range-address="Carcassone.E167:Carcassone.E167">
            <calcext:condition calcext:apply-style-name="pass" calcext:value="=&quot;pass&quot;" calcext:base-cell-address="Carcassone.E167"/>
            <calcext:condition calcext:apply-style-name="no pass" calcext:value="=&quot;no pass&quot;" calcext:base-cell-address="Carcassone.E167"/>
          </calcext:conditional-format>
          <calcext:conditional-format calcext:target-range-address="Carcassone.E173:Carcassone.E173">
            <calcext:condition calcext:apply-style-name="pass" calcext:value="=&quot;pass&quot;" calcext:base-cell-address="Carcassone.E173"/>
            <calcext:condition calcext:apply-style-name="no pass" calcext:value="=&quot;no pass&quot;" calcext:base-cell-address="Carcassone.E173"/>
          </calcext:conditional-format>
          <calcext:conditional-format calcext:target-range-address="Carcassone.E174:Carcassone.E174">
            <calcext:condition calcext:apply-style-name="pass" calcext:value="=&quot;pass&quot;" calcext:base-cell-address="Carcassone.E174"/>
            <calcext:condition calcext:apply-style-name="no pass" calcext:value="=&quot;no pass&quot;" calcext:base-cell-address="Carcassone.E174"/>
          </calcext:conditional-format>
          <calcext:conditional-format calcext:target-range-address="Carcassone.E175:Carcassone.E175">
            <calcext:condition calcext:apply-style-name="pass" calcext:value="=&quot;pass&quot;" calcext:base-cell-address="Carcassone.E175"/>
            <calcext:condition calcext:apply-style-name="no pass" calcext:value="=&quot;no pass&quot;" calcext:base-cell-address="Carcassone.E175"/>
          </calcext:conditional-format>
          <calcext:conditional-format calcext:target-range-address="Carcassone.E176:Carcassone.E176">
            <calcext:condition calcext:apply-style-name="pass" calcext:value="=&quot;pass&quot;" calcext:base-cell-address="Carcassone.E176"/>
            <calcext:condition calcext:apply-style-name="no pass" calcext:value="=&quot;no pass&quot;" calcext:base-cell-address="Carcassone.E176"/>
          </calcext:conditional-format>
          <calcext:conditional-format calcext:target-range-address="Carcassone.E177:Carcassone.E177">
            <calcext:condition calcext:apply-style-name="pass" calcext:value="=&quot;pass&quot;" calcext:base-cell-address="Carcassone.E177"/>
            <calcext:condition calcext:apply-style-name="no pass" calcext:value="=&quot;no pass&quot;" calcext:base-cell-address="Carcassone.E177"/>
          </calcext:conditional-format>
          <calcext:conditional-format calcext:target-range-address="Carcassone.E178:Carcassone.E178">
            <calcext:condition calcext:apply-style-name="pass" calcext:value="=&quot;pass&quot;" calcext:base-cell-address="Carcassone.E178"/>
            <calcext:condition calcext:apply-style-name="no pass" calcext:value="=&quot;no pass&quot;" calcext:base-cell-address="Carcassone.E178"/>
          </calcext:conditional-format>
          <calcext:conditional-format calcext:target-range-address="Carcassone.E179:Carcassone.E179">
            <calcext:condition calcext:apply-style-name="pass" calcext:value="=&quot;pass&quot;" calcext:base-cell-address="Carcassone.E179"/>
            <calcext:condition calcext:apply-style-name="no pass" calcext:value="=&quot;no pass&quot;" calcext:base-cell-address="Carcassone.E179"/>
          </calcext:conditional-format>
          <calcext:conditional-format calcext:target-range-address="Carcassone.E185:Carcassone.E185">
            <calcext:condition calcext:apply-style-name="pass" calcext:value="=&quot;pass&quot;" calcext:base-cell-address="Carcassone.E185"/>
            <calcext:condition calcext:apply-style-name="no pass" calcext:value="=&quot;no pass&quot;" calcext:base-cell-address="Carcassone.E185"/>
          </calcext:conditional-format>
          <calcext:conditional-format calcext:target-range-address="Carcassone.E186:Carcassone.E186">
            <calcext:condition calcext:apply-style-name="pass" calcext:value="=&quot;pass&quot;" calcext:base-cell-address="Carcassone.E186"/>
            <calcext:condition calcext:apply-style-name="no pass" calcext:value="=&quot;no pass&quot;" calcext:base-cell-address="Carcassone.E186"/>
          </calcext:conditional-format>
          <calcext:conditional-format calcext:target-range-address="Carcassone.E187:Carcassone.E187">
            <calcext:condition calcext:apply-style-name="pass" calcext:value="=&quot;pass&quot;" calcext:base-cell-address="Carcassone.E187"/>
            <calcext:condition calcext:apply-style-name="no pass" calcext:value="=&quot;no pass&quot;" calcext:base-cell-address="Carcassone.E187"/>
          </calcext:conditional-format>
          <calcext:conditional-format calcext:target-range-address="Carcassone.E188:Carcassone.E188">
            <calcext:condition calcext:apply-style-name="pass" calcext:value="=&quot;pass&quot;" calcext:base-cell-address="Carcassone.E188"/>
            <calcext:condition calcext:apply-style-name="no pass" calcext:value="=&quot;no pass&quot;" calcext:base-cell-address="Carcassone.E188"/>
          </calcext:conditional-format>
          <calcext:conditional-format calcext:target-range-address="Carcassone.E189:Carcassone.E189">
            <calcext:condition calcext:apply-style-name="pass" calcext:value="=&quot;pass&quot;" calcext:base-cell-address="Carcassone.E189"/>
            <calcext:condition calcext:apply-style-name="no pass" calcext:value="=&quot;no pass&quot;" calcext:base-cell-address="Carcassone.E189"/>
          </calcext:conditional-format>
          <calcext:conditional-format calcext:target-range-address="Carcassone.E190:Carcassone.E190">
            <calcext:condition calcext:apply-style-name="pass" calcext:value="=&quot;pass&quot;" calcext:base-cell-address="Carcassone.E190"/>
            <calcext:condition calcext:apply-style-name="no pass" calcext:value="=&quot;no pass&quot;" calcext:base-cell-address="Carcassone.E190"/>
          </calcext:conditional-format>
          <calcext:conditional-format calcext:target-range-address="Carcassone.E191:Carcassone.E191">
            <calcext:condition calcext:apply-style-name="pass" calcext:value="=&quot;pass&quot;" calcext:base-cell-address="Carcassone.E191"/>
            <calcext:condition calcext:apply-style-name="no pass" calcext:value="=&quot;no pass&quot;" calcext:base-cell-address="Carcassone.E191"/>
          </calcext:conditional-format>
          <calcext:conditional-format calcext:target-range-address="Carcassone.E197:Carcassone.E197">
            <calcext:condition calcext:apply-style-name="pass" calcext:value="=&quot;pass&quot;" calcext:base-cell-address="Carcassone.E197"/>
            <calcext:condition calcext:apply-style-name="no pass" calcext:value="=&quot;no pass&quot;" calcext:base-cell-address="Carcassone.E197"/>
          </calcext:conditional-format>
          <calcext:conditional-format calcext:target-range-address="Carcassone.E198:Carcassone.E198">
            <calcext:condition calcext:apply-style-name="pass" calcext:value="=&quot;pass&quot;" calcext:base-cell-address="Carcassone.E198"/>
            <calcext:condition calcext:apply-style-name="no pass" calcext:value="=&quot;no pass&quot;" calcext:base-cell-address="Carcassone.E198"/>
          </calcext:conditional-format>
          <calcext:conditional-format calcext:target-range-address="Carcassone.E199:Carcassone.E199">
            <calcext:condition calcext:apply-style-name="pass" calcext:value="=&quot;pass&quot;" calcext:base-cell-address="Carcassone.E199"/>
            <calcext:condition calcext:apply-style-name="no pass" calcext:value="=&quot;no pass&quot;" calcext:base-cell-address="Carcassone.E199"/>
          </calcext:conditional-format>
          <calcext:conditional-format calcext:target-range-address="Carcassone.E200:Carcassone.E200">
            <calcext:condition calcext:apply-style-name="pass" calcext:value="=&quot;pass&quot;" calcext:base-cell-address="Carcassone.E200"/>
            <calcext:condition calcext:apply-style-name="no pass" calcext:value="=&quot;no pass&quot;" calcext:base-cell-address="Carcassone.E200"/>
          </calcext:conditional-format>
          <calcext:conditional-format calcext:target-range-address="Carcassone.E201:Carcassone.E201">
            <calcext:condition calcext:apply-style-name="pass" calcext:value="=&quot;pass&quot;" calcext:base-cell-address="Carcassone.E201"/>
            <calcext:condition calcext:apply-style-name="no pass" calcext:value="=&quot;no pass&quot;" calcext:base-cell-address="Carcassone.E201"/>
          </calcext:conditional-format>
          <calcext:conditional-format calcext:target-range-address="Carcassone.E202:Carcassone.E202">
            <calcext:condition calcext:apply-style-name="pass" calcext:value="=&quot;pass&quot;" calcext:base-cell-address="Carcassone.E202"/>
            <calcext:condition calcext:apply-style-name="no pass" calcext:value="=&quot;no pass&quot;" calcext:base-cell-address="Carcassone.E202"/>
          </calcext:conditional-format>
          <calcext:conditional-format calcext:target-range-address="Carcassone.E203:Carcassone.E203">
            <calcext:condition calcext:apply-style-name="pass" calcext:value="=&quot;pass&quot;" calcext:base-cell-address="Carcassone.E203"/>
            <calcext:condition calcext:apply-style-name="no pass" calcext:value="=&quot;no pass&quot;" calcext:base-cell-address="Carcassone.E203"/>
          </calcext:conditional-format>
          <calcext:conditional-format calcext:target-range-address="Carcassone.E209:Carcassone.E209">
            <calcext:condition calcext:apply-style-name="pass" calcext:value="=&quot;pass&quot;" calcext:base-cell-address="Carcassone.E209"/>
            <calcext:condition calcext:apply-style-name="no pass" calcext:value="=&quot;no pass&quot;" calcext:base-cell-address="Carcassone.E209"/>
          </calcext:conditional-format>
          <calcext:conditional-format calcext:target-range-address="Carcassone.E210:Carcassone.E210">
            <calcext:condition calcext:apply-style-name="pass" calcext:value="=&quot;pass&quot;" calcext:base-cell-address="Carcassone.E210"/>
            <calcext:condition calcext:apply-style-name="no pass" calcext:value="=&quot;no pass&quot;" calcext:base-cell-address="Carcassone.E210"/>
          </calcext:conditional-format>
          <calcext:conditional-format calcext:target-range-address="Carcassone.E211:Carcassone.E211">
            <calcext:condition calcext:apply-style-name="pass" calcext:value="=&quot;pass&quot;" calcext:base-cell-address="Carcassone.E211"/>
            <calcext:condition calcext:apply-style-name="no pass" calcext:value="=&quot;no pass&quot;" calcext:base-cell-address="Carcassone.E211"/>
          </calcext:conditional-format>
          <calcext:conditional-format calcext:target-range-address="Carcassone.E212:Carcassone.E212">
            <calcext:condition calcext:apply-style-name="pass" calcext:value="=&quot;pass&quot;" calcext:base-cell-address="Carcassone.E212"/>
            <calcext:condition calcext:apply-style-name="no pass" calcext:value="=&quot;no pass&quot;" calcext:base-cell-address="Carcassone.E212"/>
          </calcext:conditional-format>
          <calcext:conditional-format calcext:target-range-address="Carcassone.E213:Carcassone.E213">
            <calcext:condition calcext:apply-style-name="pass" calcext:value="=&quot;pass&quot;" calcext:base-cell-address="Carcassone.E213"/>
            <calcext:condition calcext:apply-style-name="no pass" calcext:value="=&quot;no pass&quot;" calcext:base-cell-address="Carcassone.E213"/>
          </calcext:conditional-format>
          <calcext:conditional-format calcext:target-range-address="Carcassone.E214:Carcassone.E214">
            <calcext:condition calcext:apply-style-name="pass" calcext:value="=&quot;pass&quot;" calcext:base-cell-address="Carcassone.E214"/>
            <calcext:condition calcext:apply-style-name="no pass" calcext:value="=&quot;no pass&quot;" calcext:base-cell-address="Carcassone.E214"/>
          </calcext:conditional-format>
          <calcext:conditional-format calcext:target-range-address="Carcassone.E215:Carcassone.E215">
            <calcext:condition calcext:apply-style-name="pass" calcext:value="=&quot;pass&quot;" calcext:base-cell-address="Carcassone.E215"/>
            <calcext:condition calcext:apply-style-name="no pass" calcext:value="=&quot;no pass&quot;" calcext:base-cell-address="Carcassone.E215"/>
          </calcext:conditional-format>
          <calcext:conditional-format calcext:target-range-address="Carcassone.E221:Carcassone.E221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22:Carcassone.E222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23:Carcassone.E223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29:Carcassone.E229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30:Carcassone.E230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31:Carcassone.E231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37:Carcassone.E237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38:Carcassone.E238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39:Carcassone.E239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40:Carcassone.E240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46:Carcassone.E246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47:Carcassone.E247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48:Carcassone.E248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54:Carcassone.E254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55:Carcassone.E255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56:Carcassone.E256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62:Carcassone.E262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63:Carcassone.E263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64:Carcassone.E264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70:Carcassone.E270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71:Carcassone.E271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72:Carcassone.E272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73:Carcassone.E273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79:Carcassone.E279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80:Carcassone.E280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81:Carcassone.E281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87:Carcassone.E287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88:Carcassone.E288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89:Carcassone.E289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95:Carcassone.E295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96:Carcassone.E296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297:Carcassone.E297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03:Carcassone.E303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04:Carcassone.E304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05:Carcassone.E305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06:Carcassone.E306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12:Carcassone.E312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13:Carcassone.E313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14:Carcassone.E314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20:Carcassone.E320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21:Carcassone.E321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22:Carcassone.E322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28:Carcassone.E328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29:Carcassone.E329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30:Carcassone.E330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36:Carcassone.E336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37:Carcassone.E337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38:Carcassone.E338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39:Carcassone.E339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45:Carcassone.E345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46:Carcassone.E346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47:Carcassone.E347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53:Carcassone.E353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54:Carcassone.E354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55:Carcassone.E355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61:Carcassone.E361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62:Carcassone.E362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63:Carcassone.E363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69:Carcassone.E369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70:Carcassone.E370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71:Carcassone.E371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72:Carcassone.E372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78:Carcassone.E378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79:Carcassone.E379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80:Carcassone.E380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86:Carcassone.E386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87:Carcassone.E387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88:Carcassone.E388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89:Carcassone.E389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90:Carcassone.E390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96:Carcassone.E396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97:Carcassone.E397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98:Carcassone.E398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399:Carcassone.E399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400:Carcassone.E400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401:Carcassone.E401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402:Carcassone.E402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416:Carcassone.E416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415:Carcassone.E415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414:Carcassone.E414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413:Carcassone.E413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412:Carcassone.E412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411:Carcassone.E411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410:Carcassone.E410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409:Carcassone.E409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408:Carcassone.E408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425:Carcassone.E425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424:Carcassone.E424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423:Carcassone.E423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422:Carcassone.E422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432:Carcassone.E432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431:Carcassone.E431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433:Carcassone.E433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439:Carcassone.E439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440:Carcassone.E440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  <calcext:conditional-format calcext:target-range-address="Carcassone.E441:Carcassone.E441">
            <calcext:condition calcext:apply-style-name="pass" calcext:value="=&quot;pass&quot;" calcext:base-cell-address="Carcassone.D221"/>
            <calcext:condition calcext:apply-style-name="no pass" calcext:value="=&quot;no pass&quot;" calcext:base-cell-address="Carcassone.D221"/>
          </calcext:conditional-format>
        </calcext:conditional-formats>
      </table:table>
      <table:table table:name="Arkusz2" table:style-name="ta1">
        <table:table-column table:style-name="co1" table:default-cell-style-name="ce409"/>
        <table:table-column table:style-name="co1" table:number-columns-repeated="3" table:default-cell-style-name="ce411"/>
        <table:table-column table:style-name="co1" table:number-columns-repeated="7" table:default-cell-style-name="Default"/>
        <table:table-row table:style-name="ro2">
          <table:table-cell table:style-name="ce407" office:value-type="string" calcext:value-type="string">
            <text:p>id</text:p>
          </table:table-cell>
          <table:table-cell table:style-name="ce407" office:value-type="string" calcext:value-type="string" table:number-columns-spanned="3" table:number-rows-spanned="1">
            <text:p>title</text:p>
          </table:table-cell>
          <table:covered-table-cell table:number-columns-repeated="2" table:style-name="ce409"/>
          <table:table-cell table:number-columns-repeated="7"/>
        </table:table-row>
        <table:table-row table:style-name="ro2">
          <table:table-cell table:style-name="ce408" office:value-type="string" calcext:value-type="string">
            <text:p>steps</text:p>
          </table:table-cell>
          <table:table-cell table:style-name="ce408" office:value-type="string" calcext:value-type="string">
            <text:p>action</text:p>
          </table:table-cell>
          <table:table-cell table:style-name="ce408" office:value-type="string" calcext:value-type="string">
            <text:p>expected result</text:p>
          </table:table-cell>
          <table:table-cell table:style-name="ce408" office:value-type="string" calcext:value-type="string">
            <text:p>result 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10" table:number-columns-repeated="3"/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10" table:number-columns-repeated="3"/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10" table:number-columns-repeated="3"/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10" table:number-columns-repeated="3"/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7"/>
          <table:table-cell table:style-name="ce412"/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7"/>
          <table:table-cell table:style-name="ce413"/>
          <table:table-cell table:style-name="ce414"/>
          <table:table-cell table:style-name="ce41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"/>
        </table:table-row>
        <calcext:conditional-formats>
          <calcext:conditional-format calcext:target-range-address="Arkusz2.I9:Arkusz2.I9">
            <calcext:condition calcext:apply-style-name="Bez tytułu3" calcext:value="=y" calcext:base-cell-address="Arkusz2.I9"/>
          </calcext:conditional-format>
          <calcext:conditional-format calcext:target-range-address="Arkusz2.K10:Arkusz2.K10">
            <calcext:condition calcext:apply-style-name="Default" calcext:value="=[$Arkusz2.$J$10]" calcext:base-cell-address="Arkusz2.K10"/>
          </calcext:conditional-format>
          <calcext:conditional-format calcext:target-range-address="Arkusz2.J10:Arkusz2.J10">
            <calcext:condition calcext:apply-style-name="Bez tytułu3" calcext:value="=&quot;tww&quot;" calcext:base-cell-address="Arkusz2.J10"/>
            <calcext:condition calcext:apply-style-name="Bez tytułu4" calcext:value="=10" calcext:base-cell-address="Arkusz2.J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z_20_tytułu1" style:display-name="Bez tytułu1" style:family="table-cell" style:parent-style-name="Default">
      <style:table-cell-properties fo:background-color="#99ff33" loext:vertical-justify="auto"/>
      <style:paragraph-properties css3t:text-justify="auto"/>
    </style:style>
    <style:style style:name="Bez_20_tytułu2" style:display-name="Bez tytułu2" style:family="table-cell" style:parent-style-name="Default">
      <style:table-cell-properties fo:background-color="#ff0000"/>
    </style:style>
    <style:style style:name="Bez_20_tytułu3" style:display-name="Bez tytułu3" style:family="table-cell" style:parent-style-name="Default">
      <style:table-cell-properties fo:background-color="#66cc99"/>
    </style:style>
    <style:style style:name="Bez_20_tytułu4" style:display-name="Bez tytułu4" style:family="table-cell" style:parent-style-name="Default">
      <style:table-cell-properties fo:background-color="#66ff99"/>
    </style:style>
    <style:style style:name="pass" style:family="table-cell" style:parent-style-name="Default">
      <style:table-cell-properties fo:background-color="#00cc00"/>
    </style:style>
    <style:style style:name="no_20_pass" style:display-name="no pass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.00.0000</text:date>, <text:time style:data-style-name="N2" text:time-value="17:18:20.387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16:13:05.548000000</meta:creation-date>
    <dc:date>2018-02-18T18:07:17.440000000</dc:date>
    <meta:editing-duration>PT3H43M51S</meta:editing-duration>
    <meta:editing-cycles>52</meta:editing-cycles>
    <meta:generator>LibreOffice/5.0.6.3$Windows_x86 LibreOffice_project/490fc03b25318460cfc54456516ea2519c11d1aa</meta:generator>
    <meta:document-statistic meta:table-count="2" meta:cell-count="1235" meta:object-count="0"/>
  </office:meta>
</office:document-meta>
</file>